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d4d4d4" style:font-name="Droid Sans Mono" fo:font-size="10.5pt" fo:font-weight="normal" fo:background-color="#1e1e1e"/>
    </style:style>
    <style:style style:name="P2" style:family="paragraph" style:parent-style-name="Standard">
      <style:text-properties fo:color="#d4d4d4" style:font-name="Droid Sans Mono" fo:font-size="10.5pt" fo:font-weight="normal" officeooo:rsid="000c97e2" officeooo:paragraph-rsid="000c97e2" fo:background-color="#1e1e1e"/>
    </style:style>
    <style:style style:name="P3" style:family="paragraph" style:parent-style-name="Standard">
      <style:paragraph-properties style:line-height-at-least="0.198in"/>
      <style:text-properties fo:color="#d4d4d4" style:font-name="Droid Sans Mono" fo:font-size="10.5pt" fo:font-weight="normal" fo:background-color="#1e1e1e"/>
    </style:style>
    <style:style style:name="P4" style:family="paragraph" style:parent-style-name="Standard">
      <style:text-properties fo:color="#d4d4d4" style:font-name="Droid Sans Mono" fo:font-size="10.5pt" fo:font-weight="normal" officeooo:paragraph-rsid="000e7a0e" fo:background-color="#1e1e1e"/>
    </style:style>
    <style:style style:name="P5" style:family="paragraph" style:parent-style-name="Standard">
      <style:text-properties fo:color="#d4d4d4" style:font-name="Droid Sans Mono" fo:font-size="10.5pt" fo:font-weight="normal" officeooo:rsid="0012d39c" officeooo:paragraph-rsid="0012d39c" fo:background-color="#1e1e1e"/>
    </style:style>
    <style:style style:name="P6" style:family="paragraph" style:parent-style-name="Standard">
      <style:text-properties fo:color="#d4d4d4" style:font-name="Droid Sans Mono" fo:font-size="10.5pt" fo:font-weight="normal" officeooo:rsid="0016ff48" officeooo:paragraph-rsid="0018374d" fo:background-color="#1e1e1e"/>
    </style:style>
    <style:style style:name="P7" style:family="paragraph" style:parent-style-name="Standard">
      <style:text-properties fo:color="#d4d4d4" style:font-name="Droid Sans Mono" fo:font-size="10.5pt" fo:font-weight="normal" officeooo:rsid="001bfd73" officeooo:paragraph-rsid="001c81d0" fo:background-color="#1e1e1e"/>
    </style:style>
    <style:style style:name="P8" style:family="paragraph" style:parent-style-name="Standard">
      <style:paragraph-properties fo:text-align="start" style:justify-single-word="false"/>
      <style:text-properties fo:color="#d4d4d4" style:font-name="Droid Sans Mono" fo:font-size="10.5pt" fo:font-weight="normal" officeooo:rsid="001ff246" officeooo:paragraph-rsid="001ff246" fo:background-color="#1e1e1e"/>
    </style:style>
    <style:style style:name="P9" style:family="paragraph" style:parent-style-name="Standard">
      <style:paragraph-properties fo:text-align="start" style:justify-single-word="false"/>
      <style:text-properties fo:color="#d4d4d4" style:font-name="Droid Sans Mono" fo:font-size="10.5pt" fo:font-weight="normal" officeooo:rsid="001ff246" officeooo:paragraph-rsid="0024af0f" fo:background-color="#1e1e1e"/>
    </style:style>
    <style:style style:name="P10" style:family="paragraph" style:parent-style-name="Standard">
      <style:text-properties fo:color="#d4d4d4" style:font-name="Droid Sans Mono" fo:font-size="10.5pt" fo:font-weight="normal" officeooo:rsid="0039b782" officeooo:paragraph-rsid="0039b782" fo:background-color="#1e1e1e"/>
    </style:style>
    <style:style style:name="P11" style:family="paragraph" style:parent-style-name="Standard">
      <style:text-properties fo:color="#d4d4d4" style:font-name="Droid Sans Mono" fo:font-size="10.5pt" fo:font-weight="normal" officeooo:rsid="003e2e83" officeooo:paragraph-rsid="003e2e83" fo:background-color="#1e1e1e"/>
    </style:style>
    <style:style style:name="P12" style:family="paragraph" style:parent-style-name="Standard">
      <style:text-properties fo:color="#d4d4d4" style:font-name="Droid Sans Mono" fo:font-size="10.5pt" fo:font-weight="normal" officeooo:paragraph-rsid="00423f76" fo:background-color="#1e1e1e"/>
    </style:style>
    <style:style style:name="P13" style:family="paragraph" style:parent-style-name="Standard">
      <style:text-properties fo:color="#d4d4d4" style:font-name="Droid Sans Mono" fo:font-size="10.5pt" fo:font-weight="normal" officeooo:paragraph-rsid="0039376a" fo:background-color="#1e1e1e"/>
    </style:style>
    <style:style style:name="P14" style:family="paragraph" style:parent-style-name="Standard">
      <style:text-properties fo:color="#d4d4d4" style:font-name="Droid Sans Mono" fo:font-size="10.5pt" fo:font-weight="normal" officeooo:rsid="0043f798" officeooo:paragraph-rsid="0043f798" fo:background-color="#1e1e1e"/>
    </style:style>
    <style:style style:name="P15" style:family="paragraph" style:parent-style-name="Standard">
      <style:text-properties fo:color="#d4d4d4" style:font-name="Droid Sans Mono" fo:font-size="10.5pt" fo:font-weight="normal" officeooo:rsid="004a5648" officeooo:paragraph-rsid="004a5648" fo:background-color="#1e1e1e"/>
    </style:style>
    <style:style style:name="P16" style:family="paragraph" style:parent-style-name="Standard">
      <style:text-properties fo:color="#d4d4d4" style:font-name="Droid Sans Mono" fo:font-size="10.5pt" fo:font-weight="normal" officeooo:rsid="004b1f36" officeooo:paragraph-rsid="004b1f36" fo:background-color="#1e1e1e"/>
    </style:style>
    <style:style style:name="P17" style:family="paragraph" style:parent-style-name="Standard">
      <style:text-properties fo:color="#d4d4d4" style:font-name="Droid Sans Mono" fo:font-size="10.5pt" fo:font-weight="normal" officeooo:rsid="006503c9" officeooo:paragraph-rsid="006503c9" fo:background-color="#1e1e1e"/>
    </style:style>
    <style:style style:name="P18" style:family="paragraph" style:parent-style-name="Standard">
      <style:text-properties fo:color="#d4d4d4" style:font-name="Droid Sans Mono" fo:font-size="10.5pt" fo:font-weight="normal" officeooo:rsid="006a983c" officeooo:paragraph-rsid="006a983c" fo:background-color="#1e1e1e" style:font-weight-asian="normal" style:font-weight-complex="normal"/>
    </style:style>
    <style:style style:name="P19" style:family="paragraph" style:parent-style-name="Standard">
      <style:text-properties fo:color="#d4d4d4" style:font-name="Droid Sans Mono" fo:font-size="10.5pt" fo:font-weight="normal" officeooo:rsid="006a983c" officeooo:paragraph-rsid="006a983c" fo:background-color="#1e1e1e" style:font-weight-asian="bold" style:font-weight-complex="bold"/>
    </style:style>
    <style:style style:name="P20" style:family="paragraph" style:parent-style-name="Standard">
      <style:text-properties fo:color="#d4d4d4" style:font-name="Droid Sans Mono" fo:font-size="10.5pt" fo:font-weight="normal" officeooo:rsid="006c1bc5" officeooo:paragraph-rsid="006c1bc5" fo:background-color="#1e1e1e"/>
    </style:style>
    <style:style style:name="P21" style:family="paragraph" style:parent-style-name="Standard">
      <style:text-properties fo:color="#d4d4d4" style:font-name="Droid Sans Mono" fo:font-size="10.5pt" fo:font-weight="normal" officeooo:rsid="0072064f" officeooo:paragraph-rsid="0072064f" fo:background-color="#1e1e1e"/>
    </style:style>
    <style:style style:name="P22" style:family="paragraph" style:parent-style-name="Standard">
      <style:text-properties fo:color="#d4d4d4" style:font-name="Droid Sans Mono" fo:font-size="10.5pt" fo:font-weight="normal" officeooo:rsid="0074f0c5" officeooo:paragraph-rsid="0074f0c5" fo:background-color="#1e1e1e"/>
    </style:style>
    <style:style style:name="P23" style:family="paragraph" style:parent-style-name="Standard">
      <style:text-properties fo:color="#d4d4d4" style:font-name="Droid Sans Mono" fo:font-size="10.5pt" fo:font-weight="normal" officeooo:paragraph-rsid="00789c31" fo:background-color="#1e1e1e"/>
    </style:style>
    <style:style style:name="P24" style:family="paragraph" style:parent-style-name="Standard">
      <style:text-properties fo:color="#d4d4d4" style:font-name="Droid Sans Mono" fo:font-size="10.5pt" fo:font-weight="normal" officeooo:rsid="008e5e62" officeooo:paragraph-rsid="008f1c42" fo:background-color="#1e1e1e"/>
    </style:style>
    <style:style style:name="P25" style:family="paragraph" style:parent-style-name="Standard">
      <style:text-properties fo:color="#d4d4d4" style:font-name="Droid Sans Mono" fo:font-size="10.5pt" fo:font-weight="normal" officeooo:rsid="00a7289f" officeooo:paragraph-rsid="00a7289f" fo:background-color="#1e1e1e"/>
    </style:style>
    <style:style style:name="P26" style:family="paragraph" style:parent-style-name="Standard">
      <style:text-properties fo:color="#d4d4d4" style:font-name="Droid Sans Mono" fo:font-size="10.5pt" fo:font-weight="normal" officeooo:paragraph-rsid="00a7289f" fo:background-color="#1e1e1e"/>
    </style:style>
    <style:style style:name="P27" style:family="paragraph" style:parent-style-name="Standard">
      <style:text-properties fo:color="#d4d4d4" style:font-name="Droid Sans Mono" fo:font-size="10.5pt" fo:font-weight="normal" officeooo:rsid="00af26b6" officeooo:paragraph-rsid="00af26b6" fo:background-color="#1e1e1e"/>
    </style:style>
    <style:style style:name="P28" style:family="paragraph" style:parent-style-name="Standard">
      <style:text-properties fo:color="#d4d4d4" style:font-name="Droid Sans Mono" fo:font-size="10.5pt" fo:font-style="normal" fo:font-weight="normal" officeooo:rsid="000eb24e" officeooo:paragraph-rsid="000e7a0e" fo:background-color="#1e1e1e"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color="#d4d4d4" style:font-name="Droid Sans Mono" fo:font-size="10.5pt" fo:font-style="normal" fo:font-weight="normal" officeooo:rsid="00287f42" officeooo:paragraph-rsid="00287f42" fo:background-color="#1e1e1e" style:font-style-asian="normal" style:font-style-complex="normal"/>
    </style:style>
    <style:style style:name="P30" style:family="paragraph" style:parent-style-name="Standard">
      <style:text-properties fo:color="#d4d4d4" style:font-name="Droid Sans Mono" fo:font-size="10.5pt" fo:font-style="normal" fo:font-weight="normal" officeooo:rsid="00466ecf" officeooo:paragraph-rsid="00466ecf" fo:background-color="#1e1e1e" style:font-style-asian="normal" style:font-style-complex="normal"/>
    </style:style>
    <style:style style:name="P31" style:family="paragraph" style:parent-style-name="Standard">
      <style:text-properties fo:color="#d4d4d4" style:font-name="Droid Sans Mono" fo:font-size="10.5pt" fo:font-style="normal" fo:font-weight="normal" officeooo:rsid="00583638" officeooo:paragraph-rsid="00583638" fo:background-color="#1e1e1e" style:font-style-asian="normal" style:font-style-complex="normal"/>
    </style:style>
    <style:style style:name="P32" style:family="paragraph" style:parent-style-name="Standard">
      <style:text-properties fo:color="#d4d4d4" style:font-name="Droid Sans Mono" fo:font-size="10.5pt" fo:font-style="normal" fo:font-weight="normal" officeooo:rsid="005a450a" officeooo:paragraph-rsid="005a450a" fo:background-color="#1e1e1e" style:font-style-asian="normal" style:font-style-complex="normal"/>
    </style:style>
    <style:style style:name="P33" style:family="paragraph" style:parent-style-name="Standard">
      <style:text-properties fo:color="#d4d4d4" style:font-name="Droid Sans Mono" fo:font-size="10.5pt" fo:font-style="normal" fo:font-weight="normal" officeooo:rsid="005a450a" officeooo:paragraph-rsid="005d799e" fo:background-color="#1e1e1e" style:font-style-asian="normal" style:font-style-complex="normal"/>
    </style:style>
    <style:style style:name="P34" style:family="paragraph" style:parent-style-name="Standard">
      <style:text-properties fo:color="#d4d4d4" style:font-name="Droid Sans Mono" fo:font-size="10.5pt" fo:font-style="normal" fo:font-weight="normal" officeooo:rsid="007a88bc" officeooo:paragraph-rsid="007a88bc" fo:background-color="#1e1e1e" style:font-style-asian="normal" style:font-style-complex="normal"/>
    </style:style>
    <style:style style:name="P35" style:family="paragraph" style:parent-style-name="Standard">
      <style:text-properties fo:color="#d4d4d4" style:font-name="Droid Sans Mono" fo:font-size="10.5pt" fo:font-style="normal" fo:font-weight="normal" officeooo:rsid="007c57d7" officeooo:paragraph-rsid="007c57d7" fo:background-color="#1e1e1e" style:font-style-asian="normal" style:font-style-complex="normal"/>
    </style:style>
    <style:style style:name="P36" style:family="paragraph" style:parent-style-name="Standard">
      <style:text-properties fo:color="#d4d4d4" style:font-name="Droid Sans Mono" fo:font-size="10.5pt" fo:font-style="normal" fo:font-weight="normal" officeooo:rsid="00962ea5" officeooo:paragraph-rsid="00962ea5" fo:background-color="#1e1e1e" style:font-style-asian="normal" style:font-weight-asian="bold" style:font-style-complex="normal" style:font-weight-complex="bold"/>
    </style:style>
    <style:style style:name="P37" style:family="paragraph" style:parent-style-name="Standard">
      <style:text-properties fo:color="#d4d4d4" style:font-name="Droid Sans Mono" fo:font-size="10.5pt" fo:font-style="normal" fo:font-weight="normal" officeooo:rsid="009761bc" officeooo:paragraph-rsid="009761bc" fo:background-color="#1e1e1e" style:font-style-asian="normal" style:font-weight-asian="bold" style:font-style-complex="normal" style:font-weight-complex="bold"/>
    </style:style>
    <style:style style:name="P38" style:family="paragraph" style:parent-style-name="Standard">
      <style:text-properties fo:color="#d4d4d4" style:font-name="Droid Sans Mono" fo:font-size="10.5pt" fo:font-style="normal" fo:font-weight="normal" officeooo:rsid="009bf559" officeooo:paragraph-rsid="009bf559" fo:background-color="#1e1e1e" style:font-style-asian="normal" style:font-weight-asian="bold" style:font-style-complex="normal" style:font-weight-complex="bold"/>
    </style:style>
    <style:style style:name="P39" style:family="paragraph" style:parent-style-name="Standard">
      <style:text-properties fo:color="#d4d4d4" style:font-name="Droid Sans Mono" fo:font-size="10.5pt" fo:font-style="normal" fo:font-weight="normal" officeooo:rsid="00a0d0cd" officeooo:paragraph-rsid="00a0d0cd" fo:background-color="#1e1e1e" style:font-style-asian="normal" style:font-weight-asian="bold" style:font-style-complex="normal" style:font-weight-complex="bold"/>
    </style:style>
    <style:style style:name="P40" style:family="paragraph" style:parent-style-name="Standard">
      <style:text-properties fo:color="#d4d4d4" style:font-name="Droid Sans Mono" fo:font-size="10.5pt" fo:font-style="normal" fo:font-weight="normal" officeooo:rsid="00a3e055" officeooo:paragraph-rsid="00a3e055" fo:background-color="#1e1e1e" style:font-style-asian="normal" style:font-weight-asian="bold" style:font-style-complex="normal" style:font-weight-complex="bold"/>
    </style:style>
    <style:style style:name="P41" style:family="paragraph" style:parent-style-name="Standard">
      <style:text-properties fo:color="#d4d4d4" style:font-name="Droid Sans Mono" fo:font-size="10.5pt" fo:font-style="normal" fo:font-weight="normal" officeooo:rsid="00a3edf0" officeooo:paragraph-rsid="00a3edf0" fo:background-color="#1e1e1e" style:font-style-asian="normal" style:font-weight-asian="bold" style:font-style-complex="normal" style:font-weight-complex="bold"/>
    </style:style>
    <style:style style:name="P42" style:family="paragraph" style:parent-style-name="Standard">
      <style:text-properties fo:color="#d4d4d4" style:font-name="Droid Sans Mono" fo:font-size="10.5pt" fo:font-style="normal" style:text-underline-style="none" fo:font-weight="normal" officeooo:rsid="0026a928" officeooo:paragraph-rsid="0026a928" fo:background-color="#1e1e1e" style:font-style-asian="normal" style:font-weight-asian="normal" style:font-style-complex="normal" style:font-weight-complex="normal"/>
    </style:style>
    <style:style style:name="P43" style:family="paragraph" style:parent-style-name="Standard">
      <style:text-properties fo:color="#d4d4d4" style:font-name="Droid Sans Mono" fo:font-size="10.5pt" fo:font-style="normal" style:text-underline-style="none" fo:font-weight="normal" officeooo:rsid="002ebc4d" officeooo:paragraph-rsid="002ebc4d" fo:background-color="#1e1e1e" style:font-style-asian="normal" style:font-weight-asian="normal" style:font-style-complex="normal" style:font-weight-complex="normal"/>
    </style:style>
    <style:style style:name="P44" style:family="paragraph" style:parent-style-name="Standard">
      <style:text-properties fo:color="#d4d4d4" style:font-name="Droid Sans Mono" fo:font-size="10.5pt" fo:font-style="normal" style:text-underline-style="none" fo:font-weight="normal" officeooo:rsid="00318c60" officeooo:paragraph-rsid="00318c60" fo:background-color="#1e1e1e" style:font-style-asian="normal" style:font-weight-asian="normal" style:font-style-complex="normal" style:font-weight-complex="normal"/>
    </style:style>
    <style:style style:name="P45" style:family="paragraph" style:parent-style-name="Standard">
      <style:text-properties fo:color="#d4d4d4" style:font-name="Droid Sans Mono" fo:font-size="10.5pt" fo:font-style="normal" style:text-underline-style="none" fo:font-weight="normal" officeooo:rsid="0039376a" officeooo:paragraph-rsid="0039376a" fo:background-color="#1e1e1e" style:font-style-asian="normal" style:font-weight-asian="normal" style:font-style-complex="normal" style:font-weight-complex="normal"/>
    </style:style>
    <style:style style:name="P46" style:family="paragraph" style:parent-style-name="Standard">
      <style:paragraph-properties style:line-height-at-least="0.198in"/>
      <style:text-properties fo:color="#d4d4d4" style:font-name="Droid Sans Mono" fo:font-size="10.5pt" style:text-underline-style="solid" style:text-underline-width="auto" style:text-underline-color="font-color" fo:font-weight="bold" fo:background-color="#1e1e1e" style:font-weight-asian="bold" style:font-weight-complex="bold"/>
    </style:style>
    <style:style style:name="P47" style:family="paragraph" style:parent-style-name="Standard">
      <style:paragraph-properties style:line-height-at-least="0.198in"/>
      <style:text-properties fo:color="#d4d4d4" style:font-name="Droid Sans Mono" fo:font-size="10.5pt" style:text-underline-style="none" fo:font-weight="bold" fo:background-color="#1e1e1e" style:font-weight-asian="bold" style:font-weight-complex="bold"/>
    </style:style>
    <style:style style:name="P48" style:family="paragraph" style:parent-style-name="Standard">
      <style:paragraph-properties style:line-height-at-least="0.198in"/>
      <style:text-properties fo:color="#d4d4d4" style:font-name="Droid Sans Mono" fo:font-size="10.5pt" fo:font-weight="bold" fo:background-color="#1e1e1e" style:font-weight-asian="bold" style:font-weight-complex="bold"/>
    </style:style>
    <style:style style:name="P49" style:family="paragraph" style:parent-style-name="Standard">
      <style:text-properties fo:color="#d4d4d4" style:font-name="Droid Sans Mono" fo:font-size="10.5pt" fo:font-style="italic" fo:font-weight="normal" officeooo:rsid="0079adef" officeooo:paragraph-rsid="00789c31" fo:background-color="#1e1e1e" style:font-style-asian="italic" style:font-style-complex="italic"/>
    </style:style>
    <style:style style:name="P50" style:family="paragraph" style:parent-style-name="Standard">
      <style:text-properties fo:color="#d4d4d4" style:font-name="Droid Sans Mono" fo:font-size="10.5pt" fo:font-style="italic" fo:font-weight="normal" officeooo:rsid="0087c56b" officeooo:paragraph-rsid="0087c56b" fo:background-color="#1e1e1e" style:font-style-asian="italic" style:font-weight-asian="normal" style:font-style-complex="italic" style:font-weight-complex="normal"/>
    </style:style>
    <style:style style:name="P51" style:family="paragraph" style:parent-style-name="Standard">
      <style:text-properties fo:color="#d4d4d4" style:font-name="Droid Sans Mono" fo:font-size="10.5pt" fo:font-style="italic" fo:font-weight="normal" officeooo:rsid="008c6296" officeooo:paragraph-rsid="008c6296" fo:background-color="#1e1e1e" style:font-style-asian="italic" style:font-weight-asian="normal" style:font-style-complex="italic" style:font-weight-complex="normal"/>
    </style:style>
    <style:style style:name="P52" style:family="paragraph" style:parent-style-name="Standard">
      <style:text-properties fo:color="#d4d4d4" style:font-name="Droid Sans Mono" fo:font-size="10.5pt" fo:font-style="italic" fo:font-weight="normal" officeooo:rsid="008c860c" officeooo:paragraph-rsid="008c860c" fo:background-color="#1e1e1e" style:font-style-asian="italic" style:font-weight-asian="normal" style:font-style-complex="italic" style:font-weight-complex="normal"/>
    </style:style>
    <style:style style:name="P53" style:family="paragraph" style:parent-style-name="Standard">
      <style:text-properties officeooo:rsid="0011df09" officeooo:paragraph-rsid="0011df09"/>
    </style:style>
    <style:style style:name="P54" style:family="paragraph" style:parent-style-name="Standard">
      <style:paragraph-properties style:line-height-at-least="0.198in"/>
      <style:text-properties fo:color="#808080" style:font-name="Droid Sans Mono" fo:font-size="10.5pt" fo:font-weight="normal" fo:background-color="#1e1e1e"/>
    </style:style>
    <style:style style:name="P55" style:family="paragraph" style:parent-style-name="Standard">
      <style:text-properties fo:color="#808080" style:font-name="Droid Sans Mono" fo:font-size="10.5pt" fo:font-weight="normal" officeooo:paragraph-rsid="0039376a" fo:background-color="#1e1e1e"/>
    </style:style>
    <style:style style:name="P56" style:family="paragraph" style:parent-style-name="Standard">
      <style:text-properties fo:color="#808080" style:font-name="Droid Sans Mono" fo:font-size="10.5pt" fo:font-weight="normal" officeooo:paragraph-rsid="00a7289f" fo:background-color="#1e1e1e" style:font-weight-asian="normal" style:font-weight-complex="normal"/>
    </style:style>
    <style:style style:name="P57" style:family="paragraph" style:parent-style-name="Standard">
      <style:paragraph-properties style:line-height-at-least="0.198in"/>
    </style:style>
    <style:style style:name="P58" style:family="paragraph" style:parent-style-name="Standard">
      <style:paragraph-properties fo:text-align="start" style:justify-single-word="false"/>
      <style:text-properties fo:font-style="normal" style:text-underline-style="none" officeooo:rsid="0020e8bc" officeooo:paragraph-rsid="0024af0f" style:font-style-asian="normal" style:font-style-complex="normal"/>
    </style:style>
    <style:style style:name="P59" style:family="paragraph" style:parent-style-name="Standard">
      <style:paragraph-properties style:line-height-at-least="0.198in"/>
      <style:text-properties fo:color="#9cdcfe" style:font-name="Droid Sans Mono" fo:font-size="10.5pt" fo:font-weight="normal" fo:background-color="#1e1e1e"/>
    </style:style>
    <style:style style:name="P60" style:family="paragraph" style:parent-style-name="Standard">
      <style:paragraph-properties style:line-height-at-least="0.198in"/>
      <style:text-properties fo:color="#6a9955" style:font-name="Droid Sans Mono" fo:font-size="10.5pt" fo:font-weight="normal" fo:background-color="#1e1e1e"/>
    </style:style>
    <style:style style:name="P61" style:family="paragraph" style:parent-style-name="Text_20_body">
      <style:text-properties officeooo:paragraph-rsid="000bd5db"/>
    </style:style>
    <style:style style:name="P62" style:family="paragraph" style:parent-style-name="Text_20_body">
      <style:text-properties officeooo:rsid="000c97e2" officeooo:paragraph-rsid="000c97e2"/>
    </style:style>
    <style:style style:name="P63" style:family="paragraph" style:parent-style-name="Text_20_body">
      <style:text-properties fo:font-weight="bold" officeooo:rsid="000e7a0e" officeooo:paragraph-rsid="000e7a0e" style:font-weight-asian="bold" style:font-weight-complex="bold"/>
    </style:style>
    <style:style style:name="P64" style:family="paragraph" style:parent-style-name="Text_20_body">
      <style:text-properties fo:font-weight="bold" officeooo:rsid="006a983c" officeooo:paragraph-rsid="006a983c" style:font-weight-asian="bold" style:font-weight-complex="bold"/>
    </style:style>
    <style:style style:name="P65" style:family="paragraph" style:parent-style-name="Text_20_body">
      <style:text-properties fo:font-weight="bold" officeooo:rsid="006f835e" officeooo:paragraph-rsid="006f835e" style:font-weight-asian="bold" style:font-weight-complex="bold"/>
    </style:style>
    <style:style style:name="P66" style:family="paragraph" style:parent-style-name="Text_20_body">
      <style:text-properties fo:font-style="normal" officeooo:rsid="000c97e2" officeooo:paragraph-rsid="000c97e2" style:font-style-asian="normal" style:font-style-complex="normal"/>
    </style:style>
    <style:style style:name="P67" style:family="paragraph" style:parent-style-name="Text_20_body">
      <style:paragraph-properties fo:text-align="start" style:justify-single-word="false"/>
      <style:text-properties fo:font-style="normal" officeooo:rsid="00287f42" officeooo:paragraph-rsid="00287f42" style:font-style-asian="normal" style:font-style-complex="normal"/>
    </style:style>
    <style:style style:name="P68" style:family="paragraph" style:parent-style-name="Text_20_body">
      <style:text-properties fo:font-style="normal" officeooo:rsid="00466ecf" officeooo:paragraph-rsid="00466ecf" style:font-style-asian="normal" style:font-style-complex="normal"/>
    </style:style>
    <style:style style:name="P69" style:family="paragraph" style:parent-style-name="Text_20_body">
      <style:text-properties fo:font-style="normal" officeooo:rsid="004a5648" officeooo:paragraph-rsid="004a5648" style:font-style-asian="normal" style:font-style-complex="normal"/>
    </style:style>
    <style:style style:name="P70" style:family="paragraph" style:parent-style-name="Text_20_body">
      <style:text-properties fo:font-style="normal" officeooo:rsid="004b1f36" officeooo:paragraph-rsid="004b1f36" style:font-style-asian="normal" style:font-style-complex="normal"/>
    </style:style>
    <style:style style:name="P71" style:family="paragraph" style:parent-style-name="Text_20_body">
      <style:text-properties fo:font-style="normal" officeooo:rsid="00515b1f" officeooo:paragraph-rsid="005fbad6" style:font-style-asian="normal" style:font-style-complex="normal"/>
    </style:style>
    <style:style style:name="P72" style:family="paragraph" style:parent-style-name="Text_20_body">
      <style:text-properties fo:font-style="normal" officeooo:rsid="00583638" officeooo:paragraph-rsid="00583638" style:font-style-asian="normal" style:font-style-complex="normal"/>
    </style:style>
    <style:style style:name="P73" style:family="paragraph" style:parent-style-name="Text_20_body">
      <style:text-properties fo:font-style="normal" officeooo:rsid="005a450a" officeooo:paragraph-rsid="005a450a" style:font-style-asian="normal" style:font-style-complex="normal"/>
    </style:style>
    <style:style style:name="P74" style:family="paragraph" style:parent-style-name="Text_20_body">
      <style:text-properties fo:font-style="normal" officeooo:rsid="005a450a" officeooo:paragraph-rsid="005ef116" style:font-style-asian="normal" style:font-style-complex="normal"/>
    </style:style>
    <style:style style:name="P75" style:family="paragraph" style:parent-style-name="Text_20_body">
      <style:text-properties fo:font-style="normal" officeooo:rsid="007a88bc" officeooo:paragraph-rsid="007a88bc" style:font-style-asian="normal" style:font-style-complex="normal"/>
    </style:style>
    <style:style style:name="P76" style:family="paragraph" style:parent-style-name="Text_20_body">
      <style:text-properties fo:font-style="normal" officeooo:rsid="007c57d7" officeooo:paragraph-rsid="007c57d7" style:font-style-asian="normal" style:font-style-complex="normal"/>
    </style:style>
    <style:style style:name="P77" style:family="paragraph" style:parent-style-name="Text_20_body">
      <style:text-properties fo:font-style="normal" officeooo:rsid="0080385f" officeooo:paragraph-rsid="0080385f" style:font-style-asian="normal" style:font-style-complex="normal"/>
    </style:style>
    <style:style style:name="P78" style:family="paragraph" style:parent-style-name="Text_20_body">
      <style:text-properties fo:font-style="normal" officeooo:rsid="0076456a" officeooo:paragraph-rsid="00789c31" style:font-style-asian="normal" style:font-style-complex="normal"/>
    </style:style>
    <style:style style:name="P79" style:family="paragraph" style:parent-style-name="Text_20_body">
      <style:text-properties fo:font-style="normal" officeooo:rsid="008f1c42" officeooo:paragraph-rsid="008f1c42" style:font-style-asian="normal" style:font-style-complex="normal"/>
    </style:style>
    <style:style style:name="P80" style:family="paragraph" style:parent-style-name="Text_20_body">
      <style:text-properties fo:font-style="normal" officeooo:rsid="0091b4d1" officeooo:paragraph-rsid="008f1c42" style:font-style-asian="normal" style:font-style-complex="normal"/>
    </style:style>
    <style:style style:name="P81" style:family="paragraph" style:parent-style-name="Text_20_body">
      <style:text-properties fo:font-style="normal" officeooo:rsid="00b33971" officeooo:paragraph-rsid="00b503e3" style:font-style-asian="normal" style:font-style-complex="normal"/>
    </style:style>
    <style:style style:name="P82" style:family="paragraph" style:parent-style-name="Text_20_body">
      <style:text-properties fo:font-style="normal" fo:font-weight="normal" officeooo:rsid="000eb24e" officeooo:paragraph-rsid="000e7a0e" style:font-style-asian="normal" style:font-weight-asian="normal" style:font-style-complex="normal" style:font-weight-complex="normal"/>
    </style:style>
    <style:style style:name="P83" style:family="paragraph" style:parent-style-name="Text_20_body">
      <style:text-properties fo:font-style="normal" fo:font-weight="normal" officeooo:rsid="001c81d0" officeooo:paragraph-rsid="001c81d0" style:font-style-asian="normal" style:font-weight-asian="normal" style:font-style-complex="normal" style:font-weight-complex="normal"/>
    </style:style>
    <style:style style:name="P84" style:family="paragraph" style:parent-style-name="Text_20_body">
      <style:text-properties fo:font-style="normal" fo:font-weight="normal" officeooo:rsid="0048380a" officeooo:paragraph-rsid="00466ecf" style:font-style-asian="normal" style:font-weight-asian="normal" style:font-style-complex="normal" style:font-weight-complex="normal"/>
    </style:style>
    <style:style style:name="P85" style:family="paragraph" style:parent-style-name="Text_20_body">
      <style:text-properties fo:font-style="normal" fo:font-weight="normal" officeooo:rsid="00593846" officeooo:paragraph-rsid="005a450a" style:font-style-asian="normal" style:font-weight-asian="normal" style:font-style-complex="normal" style:font-weight-complex="normal"/>
    </style:style>
    <style:style style:name="P86" style:family="paragraph" style:parent-style-name="Text_20_body">
      <style:text-properties fo:font-style="normal" fo:font-weight="normal" officeooo:rsid="005a450a" officeooo:paragraph-rsid="005a450a" style:font-style-asian="normal" style:font-weight-asian="normal" style:font-style-complex="normal" style:font-weight-complex="normal"/>
    </style:style>
    <style:style style:name="P87" style:family="paragraph" style:parent-style-name="Text_20_body">
      <style:text-properties fo:font-style="normal" fo:font-weight="normal" officeooo:rsid="005a450a" officeooo:paragraph-rsid="005d799e" style:font-style-asian="normal" style:font-weight-asian="normal" style:font-style-complex="normal" style:font-weight-complex="normal"/>
    </style:style>
    <style:style style:name="P88" style:family="paragraph" style:parent-style-name="Text_20_body">
      <style:text-properties fo:font-style="normal" fo:font-weight="normal" officeooo:rsid="005dc5f3" officeooo:paragraph-rsid="005ef116" style:font-style-asian="normal" style:font-weight-asian="normal" style:font-style-complex="normal" style:font-weight-complex="normal"/>
    </style:style>
    <style:style style:name="P89" style:family="paragraph" style:parent-style-name="Text_20_body">
      <style:text-properties fo:font-style="normal" fo:font-weight="normal" officeooo:rsid="00562bd8" officeooo:paragraph-rsid="0052b6f6" style:font-style-asian="normal" style:font-weight-asian="normal" style:font-style-complex="normal" style:font-weight-complex="normal"/>
    </style:style>
    <style:style style:name="P90" style:family="paragraph" style:parent-style-name="Text_20_body">
      <style:text-properties fo:font-style="normal" fo:font-weight="normal" officeooo:rsid="008c6296" officeooo:paragraph-rsid="008c6296" style:font-style-asian="normal" style:font-weight-asian="normal" style:font-style-complex="normal" style:font-weight-complex="normal"/>
    </style:style>
    <style:style style:name="P91" style:family="paragraph" style:parent-style-name="Text_20_body">
      <style:text-properties fo:font-style="normal" fo:font-weight="normal" officeooo:rsid="008c860c" officeooo:paragraph-rsid="008c860c" style:font-style-asian="normal" style:font-weight-asian="normal" style:font-style-complex="normal" style:font-weight-complex="normal"/>
    </style:style>
    <style:style style:name="P92" style:family="paragraph" style:parent-style-name="Text_20_body">
      <style:text-properties fo:font-style="normal" fo:font-weight="normal" officeooo:rsid="00965f0b" officeooo:paragraph-rsid="00962ea5" style:font-style-asian="normal" style:font-weight-asian="normal" style:font-style-complex="normal" style:font-weight-complex="normal"/>
    </style:style>
    <style:style style:name="P93" style:family="paragraph" style:parent-style-name="Text_20_body">
      <style:text-properties fo:font-style="normal" fo:font-weight="normal" officeooo:rsid="00965f0b" officeooo:paragraph-rsid="009761bc" style:font-style-asian="normal" style:font-weight-asian="normal" style:font-style-complex="normal" style:font-weight-complex="normal"/>
    </style:style>
    <style:style style:name="P94" style:family="paragraph" style:parent-style-name="Text_20_body">
      <style:text-properties fo:font-style="normal" fo:font-weight="normal" officeooo:rsid="009761bc" officeooo:paragraph-rsid="009761bc" style:font-style-asian="normal" style:font-weight-asian="normal" style:font-style-complex="normal" style:font-weight-complex="normal"/>
    </style:style>
    <style:style style:name="P95" style:family="paragraph" style:parent-style-name="Text_20_body">
      <style:text-properties fo:font-style="normal" fo:font-weight="normal" officeooo:rsid="009bf559" officeooo:paragraph-rsid="009bf559" style:font-style-asian="normal" style:font-weight-asian="normal" style:font-style-complex="normal" style:font-weight-complex="normal"/>
    </style:style>
    <style:style style:name="P96" style:family="paragraph" style:parent-style-name="Text_20_body">
      <style:text-properties fo:font-style="normal" fo:font-weight="normal" officeooo:rsid="00a3e055" officeooo:paragraph-rsid="00a3e055" style:font-style-asian="normal" style:font-weight-asian="normal" style:font-style-complex="normal" style:font-weight-complex="normal"/>
    </style:style>
    <style:style style:name="P97" style:family="paragraph" style:parent-style-name="Text_20_body">
      <style:text-properties fo:font-style="normal" fo:font-weight="normal" officeooo:rsid="00a3edf0" officeooo:paragraph-rsid="00a3edf0" style:font-style-asian="normal" style:font-weight-asian="normal" style:font-style-complex="normal" style:font-weight-complex="normal"/>
    </style:style>
    <style:style style:name="P98" style:family="paragraph" style:parent-style-name="Text_20_body">
      <style:text-properties fo:font-style="normal" style:text-underline-style="none" fo:font-weight="normal" officeooo:rsid="0026a928" officeooo:paragraph-rsid="0026a928" style:font-style-asian="normal" style:font-weight-asian="normal" style:font-style-complex="normal" style:font-weight-complex="normal"/>
    </style:style>
    <style:style style:name="P99" style:family="paragraph" style:parent-style-name="Text_20_body">
      <style:text-properties fo:font-style="normal" style:text-underline-style="none" fo:font-weight="normal" officeooo:rsid="0026a928" officeooo:paragraph-rsid="002bf65d" style:font-style-asian="normal" style:font-weight-asian="normal" style:font-style-complex="normal" style:font-weight-complex="normal"/>
    </style:style>
    <style:style style:name="P100" style:family="paragraph" style:parent-style-name="Text_20_body">
      <style:text-properties fo:font-style="normal" style:text-underline-style="none" fo:font-weight="normal" officeooo:rsid="002ae2a0" officeooo:paragraph-rsid="002ae2a0" style:font-style-asian="normal" style:font-weight-asian="normal" style:font-style-complex="normal" style:font-weight-complex="normal"/>
    </style:style>
    <style:style style:name="P101" style:family="paragraph" style:parent-style-name="Text_20_body">
      <style:text-properties fo:font-style="normal" style:text-underline-style="none" fo:font-weight="normal" officeooo:rsid="002ebc4d" officeooo:paragraph-rsid="002ebc4d" style:font-style-asian="normal" style:font-weight-asian="normal" style:font-style-complex="normal" style:font-weight-complex="normal"/>
    </style:style>
    <style:style style:name="P102" style:family="paragraph" style:parent-style-name="Text_20_body">
      <style:text-properties fo:font-style="normal" style:text-underline-style="none" fo:font-weight="normal" officeooo:rsid="00316e3b" officeooo:paragraph-rsid="00316e3b" style:font-style-asian="normal" style:font-weight-asian="normal" style:font-style-complex="normal" style:font-weight-complex="normal"/>
    </style:style>
    <style:style style:name="P103" style:family="paragraph" style:parent-style-name="Text_20_body">
      <style:text-properties fo:font-style="normal" style:text-underline-style="none" fo:font-weight="normal" officeooo:rsid="00318c60" officeooo:paragraph-rsid="00318c60" style:font-style-asian="normal" style:font-weight-asian="normal" style:font-style-complex="normal" style:font-weight-complex="normal"/>
    </style:style>
    <style:style style:name="P104" style:family="paragraph" style:parent-style-name="Text_20_body">
      <style:text-properties fo:font-style="normal" style:text-underline-style="none" fo:font-weight="normal" officeooo:rsid="00343457" officeooo:paragraph-rsid="00343457" style:font-style-asian="normal" style:font-weight-asian="normal" style:font-style-complex="normal" style:font-weight-complex="normal"/>
    </style:style>
    <style:style style:name="P105" style:family="paragraph" style:parent-style-name="Text_20_body">
      <style:text-properties fo:font-style="normal" style:text-underline-style="none" fo:font-weight="normal" officeooo:rsid="0038a6ec" officeooo:paragraph-rsid="0038a6ec" style:font-style-asian="normal" style:font-weight-asian="normal" style:font-style-complex="normal" style:font-weight-complex="normal"/>
    </style:style>
    <style:style style:name="P106" style:family="paragraph" style:parent-style-name="Text_20_body">
      <style:text-properties fo:font-style="normal" style:text-underline-style="none" fo:font-weight="normal" officeooo:rsid="0039376a" officeooo:paragraph-rsid="0039376a"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style:text-underline-style="none" officeooo:rsid="0020e8bc" officeooo:paragraph-rsid="0024af0f" style:font-style-asian="normal" style:font-style-complex="normal"/>
    </style:style>
    <style:style style:name="P108" style:family="paragraph" style:parent-style-name="Text_20_body">
      <style:text-properties fo:font-style="normal" fo:font-weight="bold" officeooo:rsid="0080385f" officeooo:paragraph-rsid="0080385f" style:font-style-asian="normal" style:font-weight-asian="bold" style:font-style-complex="normal" style:font-weight-complex="bold"/>
    </style:style>
    <style:style style:name="P109" style:family="paragraph" style:parent-style-name="Text_20_body">
      <style:text-properties fo:font-style="normal" fo:font-weight="bold" officeooo:rsid="00962ea5" officeooo:paragraph-rsid="00962ea5" style:font-style-asian="normal" style:font-weight-asian="bold" style:font-style-complex="normal" style:font-weight-complex="bold"/>
    </style:style>
    <style:style style:name="P110" style:family="paragraph" style:parent-style-name="Text_20_body">
      <style:text-properties fo:font-style="normal" fo:font-weight="bold" officeooo:rsid="009bf559" officeooo:paragraph-rsid="009bf559" style:font-style-asian="normal" style:font-weight-asian="bold" style:font-style-complex="normal" style:font-weight-complex="bold"/>
    </style:style>
    <style:style style:name="P111" style:family="paragraph" style:parent-style-name="Text_20_body">
      <style:text-properties fo:font-style="normal" fo:font-weight="bold" officeooo:rsid="00a0d0cd" officeooo:paragraph-rsid="00a0d0cd" style:font-style-asian="normal" style:font-weight-asian="bold" style:font-style-complex="normal" style:font-weight-complex="bold"/>
    </style:style>
    <style:style style:name="P112" style:family="paragraph" style:parent-style-name="Text_20_body">
      <style:text-properties fo:font-style="normal" fo:font-weight="bold" officeooo:rsid="00a3e055" officeooo:paragraph-rsid="00a3e055" style:font-style-asian="normal" style:font-weight-asian="bold" style:font-style-complex="normal" style:font-weight-complex="bold"/>
    </style:style>
    <style:style style:name="P113" style:family="paragraph" style:parent-style-name="Text_20_body">
      <style:text-properties officeooo:rsid="0011df09" officeooo:paragraph-rsid="0011df09"/>
    </style:style>
    <style:style style:name="P114" style:family="paragraph" style:parent-style-name="Text_20_body">
      <style:text-properties officeooo:paragraph-rsid="0011df09"/>
    </style:style>
    <style:style style:name="P115" style:family="paragraph" style:parent-style-name="Text_20_body">
      <style:text-properties officeooo:rsid="0012d39c" officeooo:paragraph-rsid="0012d39c"/>
    </style:style>
    <style:style style:name="P116" style:family="paragraph" style:parent-style-name="Text_20_body">
      <style:text-properties officeooo:rsid="0016ff48" officeooo:paragraph-rsid="0018374d"/>
    </style:style>
    <style:style style:name="P117" style:family="paragraph" style:parent-style-name="Text_20_body">
      <style:text-properties officeooo:rsid="001bfd73" officeooo:paragraph-rsid="001c81d0"/>
    </style:style>
    <style:style style:name="P118" style:family="paragraph" style:parent-style-name="Text_20_body">
      <style:text-properties fo:font-style="italic" officeooo:rsid="002bf65d" officeooo:paragraph-rsid="002bf65d" style:font-style-asian="italic" style:font-style-complex="italic"/>
    </style:style>
    <style:style style:name="P119" style:family="paragraph" style:parent-style-name="Text_20_body">
      <style:text-properties fo:font-style="italic" officeooo:rsid="00b2320e" style:font-style-asian="italic" style:font-style-complex="italic"/>
    </style:style>
    <style:style style:name="P120" style:family="paragraph" style:parent-style-name="Text_20_body">
      <style:paragraph-properties fo:text-align="start" style:justify-single-word="false"/>
      <style:text-properties fo:font-style="italic" style:text-underline-style="none" fo:font-weight="normal" officeooo:rsid="0021a6f4" officeooo:paragraph-rsid="001ff246" style:font-style-asian="italic" style:font-weight-asian="normal" style:font-style-complex="italic" style:font-weight-complex="normal"/>
    </style:style>
    <style:style style:name="P121" style:family="paragraph" style:parent-style-name="Text_20_body">
      <style:paragraph-properties fo:text-align="start" style:justify-single-word="false"/>
      <style:text-properties fo:font-style="italic" style:text-underline-style="none" fo:font-weight="normal" officeooo:rsid="0021a6f4" officeooo:paragraph-rsid="00287f42" style:font-style-asian="italic" style:font-weight-asian="normal" style:font-style-complex="italic" style:font-weight-complex="normal"/>
    </style:style>
    <style:style style:name="P122" style:family="paragraph" style:parent-style-name="Text_20_body">
      <style:text-properties fo:font-style="italic" fo:font-weight="normal" officeooo:rsid="0045e7a4" officeooo:paragraph-rsid="0043f798" style:font-style-asian="italic" style:font-weight-asian="normal" style:font-style-complex="italic" style:font-weight-complex="normal"/>
    </style:style>
    <style:style style:name="P123" style:family="paragraph" style:parent-style-name="Text_20_body">
      <style:text-properties fo:font-style="italic" fo:font-weight="normal" officeooo:rsid="0087c56b" officeooo:paragraph-rsid="0087c56b" style:font-style-asian="italic" style:font-weight-asian="normal" style:font-style-complex="italic" style:font-weight-complex="normal"/>
    </style:style>
    <style:style style:name="P124" style:family="paragraph" style:parent-style-name="Text_20_body">
      <style:text-properties fo:font-style="italic" fo:font-weight="normal" officeooo:rsid="008c860c" officeooo:paragraph-rsid="008c860c" style:font-style-asian="italic" style:font-weight-asian="normal" style:font-style-complex="italic" style:font-weight-complex="normal"/>
    </style:style>
    <style:style style:name="P125" style:family="paragraph" style:parent-style-name="Text_20_body">
      <style:text-properties fo:font-style="italic" fo:font-weight="normal" officeooo:rsid="008cb1a6" officeooo:paragraph-rsid="008cb1a6" style:font-style-asian="italic" style:font-weight-asian="normal" style:font-style-complex="italic" style:font-weight-complex="normal"/>
    </style:style>
    <style:style style:name="P126" style:family="paragraph" style:parent-style-name="Text_20_body">
      <style:paragraph-properties fo:text-align="start" style:justify-single-word="false"/>
      <style:text-properties officeooo:rsid="001ff246" officeooo:paragraph-rsid="0024af0f"/>
    </style:style>
    <style:style style:name="P127" style:family="paragraph" style:parent-style-name="Text_20_body">
      <style:text-properties fo:font-weight="normal" officeooo:paragraph-rsid="002bf65d"/>
    </style:style>
    <style:style style:name="P128" style:family="paragraph" style:parent-style-name="Text_20_body">
      <style:text-properties fo:font-weight="normal" officeooo:rsid="0017b4c9" officeooo:paragraph-rsid="0018374d" style:font-weight-asian="normal" style:font-weight-complex="normal"/>
    </style:style>
    <style:style style:name="P129" style:family="paragraph" style:parent-style-name="Text_20_body">
      <style:text-properties fo:font-weight="normal" officeooo:rsid="0043f798" officeooo:paragraph-rsid="0043f798" style:font-weight-asian="normal" style:font-weight-complex="normal"/>
    </style:style>
    <style:style style:name="P130" style:family="paragraph" style:parent-style-name="Text_20_body">
      <style:text-properties fo:font-weight="normal" officeooo:rsid="006a983c" officeooo:paragraph-rsid="006a983c" style:font-weight-asian="normal" style:font-weight-complex="normal"/>
    </style:style>
    <style:style style:name="P131" style:family="paragraph" style:parent-style-name="Text_20_body">
      <style:text-properties fo:font-weight="normal" officeooo:rsid="00665af7" officeooo:paragraph-rsid="006503c9" style:font-weight-asian="normal" style:font-weight-complex="normal"/>
    </style:style>
    <style:style style:name="P132" style:family="paragraph" style:parent-style-name="Text_20_body">
      <style:text-properties fo:font-weight="normal" officeooo:rsid="006c1bc5" officeooo:paragraph-rsid="006c1bc5" style:font-weight-asian="normal" style:font-weight-complex="normal"/>
    </style:style>
    <style:style style:name="P133" style:family="paragraph" style:parent-style-name="Text_20_body">
      <style:text-properties fo:font-weight="normal" officeooo:rsid="00b08d7d" officeooo:paragraph-rsid="00b08d7d" style:font-weight-asian="normal" style:font-weight-complex="normal"/>
    </style:style>
    <style:style style:name="P134" style:family="paragraph" style:parent-style-name="Text_20_body">
      <style:text-properties fo:font-weight="normal" officeooo:paragraph-rsid="00b2320e"/>
    </style:style>
    <style:style style:name="P135" style:family="paragraph" style:parent-style-name="Text_20_body">
      <style:text-properties fo:color="#fff200" fo:font-style="normal" style:text-underline-style="none" fo:font-weight="normal" officeooo:rsid="00318c60" officeooo:paragraph-rsid="00318c60" style:font-style-asian="normal" style:font-weight-asian="normal" style:font-style-complex="normal" style:font-weight-complex="normal"/>
    </style:style>
    <style:style style:name="P136" style:family="paragraph" style:parent-style-name="Text_20_body">
      <style:text-properties officeooo:rsid="0039b782" officeooo:paragraph-rsid="0039b782"/>
    </style:style>
    <style:style style:name="P137" style:family="paragraph" style:parent-style-name="Text_20_body">
      <style:text-properties officeooo:paragraph-rsid="003bc71d"/>
    </style:style>
    <style:style style:name="P138" style:family="paragraph" style:parent-style-name="Text_20_body">
      <style:text-properties officeooo:rsid="003e2e83" officeooo:paragraph-rsid="003e2e83"/>
    </style:style>
    <style:style style:name="P139" style:family="paragraph" style:parent-style-name="Text_20_body">
      <style:text-properties officeooo:paragraph-rsid="003eb2e9"/>
    </style:style>
    <style:style style:name="P140" style:family="paragraph" style:parent-style-name="Text_20_body">
      <style:text-properties officeooo:paragraph-rsid="00423f76"/>
    </style:style>
    <style:style style:name="P141" style:family="paragraph" style:parent-style-name="Text_20_body">
      <style:text-properties officeooo:rsid="0043f798" officeooo:paragraph-rsid="0043f798"/>
    </style:style>
    <style:style style:name="P142" style:family="paragraph" style:parent-style-name="Text_20_body">
      <style:text-properties officeooo:paragraph-rsid="00490a59"/>
    </style:style>
    <style:style style:name="P143" style:family="paragraph" style:parent-style-name="Text_20_body">
      <style:text-properties officeooo:rsid="004a5648" officeooo:paragraph-rsid="004a5648"/>
    </style:style>
    <style:style style:name="P144" style:family="paragraph" style:parent-style-name="Text_20_body">
      <style:text-properties style:text-underline-style="none" officeooo:rsid="001fd33e" officeooo:paragraph-rsid="001e1e0f"/>
    </style:style>
    <style:style style:name="P145" style:family="paragraph" style:parent-style-name="Text_20_body">
      <style:text-properties officeooo:paragraph-rsid="004c8de8"/>
    </style:style>
    <style:style style:name="P146" style:family="paragraph" style:parent-style-name="Text_20_body">
      <style:text-properties officeooo:rsid="004e10e3" officeooo:paragraph-rsid="004e10e3"/>
    </style:style>
    <style:style style:name="P147" style:family="paragraph" style:parent-style-name="Text_20_body">
      <style:text-properties officeooo:rsid="005fc46f" officeooo:paragraph-rsid="005fc46f"/>
    </style:style>
    <style:style style:name="P148" style:family="paragraph" style:parent-style-name="Text_20_body">
      <style:text-properties officeooo:rsid="0060a9e0" officeooo:paragraph-rsid="0060a9e0"/>
    </style:style>
    <style:style style:name="P149" style:family="paragraph" style:parent-style-name="Text_20_body">
      <style:text-properties officeooo:paragraph-rsid="00644f90"/>
    </style:style>
    <style:style style:name="P150" style:family="paragraph" style:parent-style-name="Text_20_body">
      <style:text-properties officeooo:rsid="006503c9" officeooo:paragraph-rsid="006503c9"/>
    </style:style>
    <style:style style:name="P151" style:family="paragraph" style:parent-style-name="Text_20_body">
      <style:text-properties officeooo:paragraph-rsid="00681d30"/>
    </style:style>
    <style:style style:name="P152" style:family="paragraph" style:parent-style-name="Text_20_body">
      <style:text-properties officeooo:rsid="00694e90" officeooo:paragraph-rsid="00694e90"/>
    </style:style>
    <style:style style:name="P153" style:family="paragraph" style:parent-style-name="Text_20_body">
      <style:text-properties officeooo:rsid="006a983c" officeooo:paragraph-rsid="006a983c"/>
    </style:style>
    <style:style style:name="P154" style:family="paragraph" style:parent-style-name="Text_20_body">
      <style:text-properties officeooo:rsid="006c1bc5" officeooo:paragraph-rsid="006c1bc5"/>
    </style:style>
    <style:style style:name="P155" style:family="paragraph" style:parent-style-name="Text_20_body">
      <style:text-properties officeooo:paragraph-rsid="00714032"/>
    </style:style>
    <style:style style:name="P156" style:family="paragraph" style:parent-style-name="Text_20_body">
      <style:text-properties officeooo:rsid="0072064f" officeooo:paragraph-rsid="0072064f"/>
    </style:style>
    <style:style style:name="P157" style:family="paragraph" style:parent-style-name="Text_20_body">
      <style:text-properties officeooo:rsid="0074f0c5" officeooo:paragraph-rsid="0074f0c5"/>
    </style:style>
    <style:style style:name="P158" style:family="paragraph" style:parent-style-name="Text_20_body">
      <style:text-properties officeooo:rsid="0075d5c6" officeooo:paragraph-rsid="0075d5c6"/>
    </style:style>
    <style:style style:name="P159" style:family="paragraph" style:parent-style-name="Text_20_body">
      <style:text-properties fo:color="#ce181e" fo:font-style="italic" officeooo:rsid="00841b2e" officeooo:paragraph-rsid="00841b2e" style:font-style-asian="italic" style:font-style-complex="italic"/>
    </style:style>
    <style:style style:name="P160" style:family="paragraph" style:parent-style-name="Text_20_body">
      <style:text-properties officeooo:paragraph-rsid="00854f31"/>
    </style:style>
    <style:style style:name="P161" style:family="paragraph" style:parent-style-name="Text_20_body">
      <style:text-properties officeooo:rsid="00870cc0" officeooo:paragraph-rsid="00870cc0"/>
    </style:style>
    <style:style style:name="P162" style:family="paragraph" style:parent-style-name="Text_20_body">
      <style:text-properties fo:color="#0066b3" fo:font-style="italic" fo:font-weight="normal" officeooo:rsid="008e1b57" officeooo:paragraph-rsid="008e1b57" style:font-style-asian="italic" style:font-weight-asian="normal" style:font-style-complex="italic" style:font-weight-complex="normal"/>
    </style:style>
    <style:style style:name="P163" style:family="paragraph" style:parent-style-name="Text_20_body">
      <style:text-properties officeooo:rsid="008e5e62" officeooo:paragraph-rsid="008f1c42"/>
    </style:style>
    <style:style style:name="P164" style:family="paragraph" style:parent-style-name="Text_20_body">
      <style:text-properties officeooo:paragraph-rsid="008e5e62"/>
    </style:style>
    <style:style style:name="P165" style:family="paragraph" style:parent-style-name="Text_20_body">
      <style:text-properties officeooo:rsid="0094fafd" officeooo:paragraph-rsid="0094fafd"/>
    </style:style>
    <style:style style:name="P166" style:family="paragraph" style:parent-style-name="Text_20_body">
      <style:text-properties officeooo:rsid="00a29866" officeooo:paragraph-rsid="00a29866"/>
    </style:style>
    <style:style style:name="P167" style:family="paragraph" style:parent-style-name="Text_20_body">
      <style:text-properties officeooo:paragraph-rsid="00a5b7e6"/>
    </style:style>
    <style:style style:name="P168" style:family="paragraph" style:parent-style-name="Text_20_body">
      <style:text-properties officeooo:rsid="00a7289f" officeooo:paragraph-rsid="00a7289f"/>
    </style:style>
    <style:style style:name="P169" style:family="paragraph" style:parent-style-name="Text_20_body">
      <style:text-properties officeooo:rsid="00aa6ced" officeooo:paragraph-rsid="00aa6ced"/>
    </style:style>
    <style:style style:name="P170" style:family="paragraph" style:parent-style-name="Text_20_body">
      <style:text-properties officeooo:rsid="00af26b6" officeooo:paragraph-rsid="00af26b6"/>
    </style:style>
    <style:style style:name="P171" style:family="paragraph" style:parent-style-name="Text_20_body">
      <style:paragraph-properties fo:break-before="page"/>
      <style:text-properties officeooo:rsid="00789c31" officeooo:paragraph-rsid="00789c31"/>
    </style:style>
    <style:style style:name="P172" style:family="paragraph" style:parent-style-name="Text_20_body">
      <style:paragraph-properties fo:break-before="page"/>
      <style:text-properties fo:font-style="normal" fo:font-weight="bold" officeooo:rsid="009761bc" officeooo:paragraph-rsid="009761bc" style:font-style-asian="normal" style:font-weight-asian="bold" style:font-style-complex="normal" style:font-weight-complex="bold"/>
    </style:style>
    <style:style style:name="P173" style:family="paragraph" style:parent-style-name="Standard">
      <style:paragraph-properties style:line-height-at-least="0.198in"/>
      <style:text-properties fo:color="#d4d4d4" style:font-name="Droid Sans Mono" fo:font-size="10.5pt" fo:font-weight="normal" fo:background-color="#1e1e1e"/>
    </style:style>
    <style:style style:name="P174" style:family="paragraph" style:parent-style-name="Standard">
      <style:text-properties fo:color="#d4d4d4" style:font-name="Droid Sans Mono" fo:font-size="10.5pt" fo:font-style="normal" fo:font-weight="normal" officeooo:rsid="00b33971" officeooo:paragraph-rsid="00b503e3" fo:background-color="#1e1e1e" style:font-style-asian="normal" style:font-style-complex="normal"/>
    </style:style>
    <style:style style:name="P175" style:family="paragraph" style:parent-style-name="Standard">
      <style:text-properties fo:color="#d4d4d4" style:font-name="Droid Sans Mono" fo:font-size="10.5pt" fo:font-style="normal" fo:font-weight="normal" officeooo:rsid="00b824ed" officeooo:paragraph-rsid="00b824ed" fo:background-color="#1e1e1e" style:font-style-asian="normal" style:font-style-complex="normal"/>
    </style:style>
    <style:style style:name="P176" style:family="paragraph" style:parent-style-name="Standard">
      <style:text-properties fo:color="#d4d4d4" style:font-name="Droid Sans Mono" fo:font-size="10.5pt" fo:font-style="normal" fo:font-weight="normal" officeooo:rsid="00bb573c" officeooo:paragraph-rsid="00bb573c" fo:background-color="#1e1e1e" style:font-style-asian="normal" style:font-style-complex="normal"/>
    </style:style>
    <style:style style:name="P177" style:family="paragraph" style:parent-style-name="Standard">
      <style:paragraph-properties style:line-height-at-least="0.198in"/>
      <style:text-properties fo:color="#d4d4d4" style:font-name="Droid Sans Mono" fo:font-size="10.5pt" fo:font-weight="bold" fo:background-color="#1e1e1e" style:font-weight-asian="bold" style:font-weight-complex="bold"/>
    </style:style>
    <style:style style:name="P178" style:family="paragraph" style:parent-style-name="Standard">
      <style:paragraph-properties style:line-height-at-least="0.198in"/>
      <style:text-properties fo:color="#808080" style:font-name="Droid Sans Mono" fo:font-size="10.5pt" fo:font-weight="bold" fo:background-color="#1e1e1e" style:font-weight-asian="bold" style:font-weight-complex="bold"/>
    </style:style>
    <style:style style:name="P179" style:family="paragraph" style:parent-style-name="Standard">
      <style:paragraph-properties style:line-height-at-least="0.198in"/>
    </style:style>
    <style:style style:name="P180" style:family="paragraph" style:parent-style-name="Text_20_body" style:list-style-name="L1">
      <style:text-properties officeooo:rsid="004e4331" officeooo:paragraph-rsid="004e4331"/>
    </style:style>
    <style:style style:name="P181" style:family="paragraph" style:parent-style-name="Text_20_body" style:list-style-name="L1">
      <style:text-properties officeooo:rsid="004f8dd1" officeooo:paragraph-rsid="004f8dd1"/>
    </style:style>
    <style:style style:name="P182" style:family="paragraph" style:parent-style-name="Text_20_body" style:list-style-name="L1">
      <style:text-properties fo:font-weight="bold" officeooo:rsid="00515b1f" officeooo:paragraph-rsid="00515b1f" style:font-weight-asian="bold" style:font-weight-complex="bold"/>
    </style:style>
    <style:style style:name="P183" style:family="paragraph" style:parent-style-name="Text_20_body" style:list-style-name="L1">
      <style:text-properties officeooo:rsid="005014f0" officeooo:paragraph-rsid="005014f0"/>
    </style:style>
    <style:style style:name="P184" style:family="paragraph" style:parent-style-name="Text_20_body">
      <style:text-properties fo:font-style="normal" officeooo:rsid="00b33971" officeooo:paragraph-rsid="00b503e3" style:font-style-asian="normal" style:font-style-complex="normal"/>
    </style:style>
    <style:style style:name="P185" style:family="paragraph" style:parent-style-name="Text_20_body">
      <style:text-properties fo:font-style="normal" officeooo:rsid="00b824ed" officeooo:paragraph-rsid="00b824ed" style:font-style-asian="normal" style:font-style-complex="normal"/>
    </style:style>
    <style:style style:name="P186" style:family="paragraph" style:parent-style-name="Text_20_body">
      <style:text-properties fo:font-style="normal" officeooo:rsid="00bb573c" officeooo:paragraph-rsid="00bb573c" style:font-style-asian="normal" style:font-style-complex="normal"/>
    </style:style>
    <style:style style:name="P187" style:family="paragraph" style:parent-style-name="Text_20_body">
      <style:paragraph-properties fo:break-before="page"/>
      <style:text-properties fo:font-style="normal" officeooo:rsid="00bb573c" officeooo:paragraph-rsid="00bb573c" style:font-style-asian="normal" style:font-style-complex="normal"/>
    </style:style>
    <style:style style:name="P188" style:family="paragraph" style:parent-style-name="Heading_20_2">
      <style:text-properties officeooo:rsid="000bd5db" officeooo:paragraph-rsid="000bd5db"/>
    </style:style>
    <style:style style:name="P189" style:family="paragraph" style:parent-style-name="Heading_20_2">
      <style:text-properties officeooo:rsid="0012d39c" officeooo:paragraph-rsid="0011df09"/>
    </style:style>
    <style:style style:name="P190" style:family="paragraph" style:parent-style-name="Heading_20_2" style:list-style-name="">
      <style:text-properties officeooo:rsid="001e1e0f" officeooo:paragraph-rsid="001e1e0f"/>
    </style:style>
    <style:style style:name="P191" style:family="paragraph" style:parent-style-name="Heading_20_2">
      <style:text-properties officeooo:rsid="003bc71d" officeooo:paragraph-rsid="003bc71d"/>
    </style:style>
    <style:style style:name="P192" style:family="paragraph" style:parent-style-name="Heading_20_2">
      <style:text-properties officeooo:rsid="00423f76" officeooo:paragraph-rsid="00423f76"/>
    </style:style>
    <style:style style:name="P193" style:family="paragraph" style:parent-style-name="Heading_20_2">
      <style:text-properties officeooo:rsid="00490a59" officeooo:paragraph-rsid="00490a59"/>
    </style:style>
    <style:style style:name="P194" style:family="paragraph" style:parent-style-name="Heading_20_2">
      <style:text-properties officeooo:rsid="004c8de8" officeooo:paragraph-rsid="004c8de8"/>
    </style:style>
    <style:style style:name="P195" style:family="paragraph" style:parent-style-name="Heading_20_2">
      <style:text-properties officeooo:rsid="00644f90" officeooo:paragraph-rsid="00644f90"/>
    </style:style>
    <style:style style:name="P196" style:family="paragraph" style:parent-style-name="Heading_20_2" style:list-style-name="">
      <style:text-properties officeooo:rsid="00714032" officeooo:paragraph-rsid="00714032"/>
    </style:style>
    <style:style style:name="P197" style:family="paragraph" style:parent-style-name="Heading_20_2" style:list-style-name="">
      <style:text-properties officeooo:rsid="00a5b7e6" officeooo:paragraph-rsid="00a5b7e6"/>
    </style:style>
    <style:style style:name="P198" style:family="paragraph" style:parent-style-name="Heading_20_2">
      <style:paragraph-properties fo:break-before="page"/>
      <style:text-properties officeooo:rsid="001e1e0f" officeooo:paragraph-rsid="001e1e0f"/>
    </style:style>
    <style:style style:name="P199" style:family="paragraph" style:parent-style-name="Heading_20_2">
      <style:paragraph-properties fo:break-before="page"/>
      <style:text-properties officeooo:rsid="00681d30" officeooo:paragraph-rsid="00681d30"/>
    </style:style>
    <style:style style:name="P200" style:family="paragraph" style:parent-style-name="Heading_20_2">
      <style:paragraph-properties fo:break-before="page"/>
      <style:text-properties officeooo:rsid="00714032" officeooo:paragraph-rsid="00714032"/>
    </style:style>
    <style:style style:name="P201" style:family="paragraph" style:parent-style-name="Heading_20_2">
      <style:paragraph-properties fo:break-before="page"/>
      <style:text-properties officeooo:rsid="00854f31" officeooo:paragraph-rsid="00854f31"/>
    </style:style>
    <style:style style:name="P202" style:family="paragraph" style:parent-style-name="Heading_20_2">
      <style:paragraph-properties fo:break-before="page"/>
      <style:text-properties officeooo:rsid="00a5b7e6" officeooo:paragraph-rsid="00a5b7e6"/>
    </style:style>
    <style:style style:name="P203" style:family="paragraph" style:parent-style-name="Heading_20_2">
      <style:paragraph-properties fo:break-before="page"/>
      <style:text-properties officeooo:rsid="00aaf7b7" officeooo:paragraph-rsid="00aaf7b7"/>
    </style:style>
    <style:style style:name="T1" style:family="text">
      <style:text-properties fo:font-style="italic" style:font-style-asian="italic" style:font-style-complex="italic"/>
    </style:style>
    <style:style style:name="T2" style:family="text">
      <style:text-properties fo:font-style="italic" officeooo:rsid="00323e59" style:font-style-asian="italic" style:font-style-complex="italic"/>
    </style:style>
    <style:style style:name="T3" style:family="text">
      <style:text-properties fo:font-style="italic" officeooo:rsid="0079adef" style:font-style-asian="italic" style:font-style-complex="italic"/>
    </style:style>
    <style:style style:name="T4" style:family="text">
      <style:text-properties fo:font-style="italic" officeooo:rsid="008f1c42" style:font-style-asian="italic" style:font-style-complex="italic"/>
    </style:style>
    <style:style style:name="T5" style:family="text">
      <style:text-properties fo:font-style="italic" officeooo:rsid="00902ae7" style:font-style-asian="italic" style:font-style-complex="italic"/>
    </style:style>
    <style:style style:name="T6" style:family="text">
      <style:text-properties fo:font-style="italic" officeooo:rsid="00962ea5" style:font-style-asian="italic" style:font-style-complex="italic"/>
    </style:style>
    <style:style style:name="T7" style:family="text">
      <style:text-properties fo:font-style="italic" officeooo:rsid="00b2320e" style:font-style-asian="italic" style:font-style-complex="italic"/>
    </style:style>
    <style:style style:name="T8" style:family="text">
      <style:text-properties fo:font-style="italic" officeooo:rsid="00b503e3" style:font-style-asian="italic" style:font-style-complex="italic"/>
    </style:style>
    <style:style style:name="T9" style:family="text">
      <style:text-properties fo:font-style="italic" officeooo:rsid="00b95695" style:font-style-asian="italic" style:font-style-complex="italic"/>
    </style:style>
    <style:style style:name="T10" style:family="text">
      <style:text-properties fo:font-style="italic" officeooo:rsid="00b2320e" style:font-style-asian="italic" style:font-weight-asian="normal" style:font-style-complex="italic"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1c81d0" style:font-style-asian="italic" style:font-weight-asian="normal" style:font-style-complex="italic" style:font-weight-complex="normal"/>
    </style:style>
    <style:style style:name="T13" style:family="text">
      <style:text-properties fo:font-style="italic" fo:font-weight="normal" officeooo:rsid="004089b3" style:font-style-asian="italic" style:font-weight-asian="normal" style:font-style-complex="italic" style:font-weight-complex="normal"/>
    </style:style>
    <style:style style:name="T14" style:family="text">
      <style:text-properties fo:font-style="italic" fo:font-weight="normal" officeooo:rsid="0045e7a4" style:font-style-asian="italic" style:font-weight-asian="normal" style:font-style-complex="italic" style:font-weight-complex="normal"/>
    </style:style>
    <style:style style:name="T15" style:family="text">
      <style:text-properties fo:font-style="italic" fo:font-weight="normal" officeooo:rsid="006170b4" style:font-style-asian="italic" style:font-weight-asian="normal" style:font-style-complex="italic" style:font-weight-complex="normal"/>
    </style:style>
    <style:style style:name="T16" style:family="text">
      <style:text-properties fo:font-style="italic" fo:font-weight="normal" officeooo:rsid="006d4d9a" style:font-style-asian="italic" style:font-weight-asian="normal" style:font-style-complex="italic" style:font-weight-complex="normal"/>
    </style:style>
    <style:style style:name="T17" style:family="text">
      <style:text-properties fo:font-style="italic" style:text-underline-style="none" officeooo:rsid="0020e8bc" style:font-style-asian="italic" style:font-style-complex="italic"/>
    </style:style>
    <style:style style:name="T18" style:family="text">
      <style:text-properties fo:font-style="italic" style:text-underline-style="none" officeooo:rsid="0021a6f4" style:font-style-asian="italic" style:font-style-complex="italic"/>
    </style:style>
    <style:style style:name="T19" style:family="text">
      <style:text-properties fo:font-style="italic" style:text-underline-style="none" officeooo:rsid="0021a6f4" style:font-style-asian="italic" style:font-weight-asian="normal" style:font-style-complex="italic" style:font-weight-complex="normal"/>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fo:font-style="italic" style:text-underline-style="none" fo:font-weight="normal" officeooo:rsid="0021a6f4" style:font-style-asian="italic" style:font-weight-asian="normal" style:font-style-complex="italic" style:font-weight-complex="normal"/>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2ca060" style:font-style-asian="normal" style:font-style-complex="normal"/>
    </style:style>
    <style:style style:name="T26" style:family="text">
      <style:text-properties fo:font-style="normal" officeooo:rsid="002d4291" style:font-style-asian="normal" style:font-style-complex="normal"/>
    </style:style>
    <style:style style:name="T27" style:family="text">
      <style:text-properties fo:font-style="normal" officeooo:rsid="0076456a" style:font-style-asian="normal" style:font-style-complex="normal"/>
    </style:style>
    <style:style style:name="T28" style:family="text">
      <style:text-properties fo:font-style="normal" officeooo:rsid="0079adef" style:font-style-asian="normal" style:font-style-complex="normal"/>
    </style:style>
    <style:style style:name="T29" style:family="text">
      <style:text-properties fo:font-style="normal" officeooo:rsid="008a3ca3" style:font-style-asian="normal" style:font-style-complex="normal"/>
    </style:style>
    <style:style style:name="T30" style:family="text">
      <style:text-properties fo:font-style="normal" officeooo:rsid="008e1b57" style:font-style-asian="normal" style:font-style-complex="normal"/>
    </style:style>
    <style:style style:name="T31" style:family="text">
      <style:text-properties fo:font-style="normal" officeooo:rsid="008f1c42" style:font-style-asian="normal" style:font-style-complex="normal"/>
    </style:style>
    <style:style style:name="T32" style:family="text">
      <style:text-properties fo:font-style="normal" officeooo:rsid="00902ae7" style:font-style-asian="normal" style:font-style-complex="normal"/>
    </style:style>
    <style:style style:name="T33" style:family="text">
      <style:text-properties fo:font-style="normal" officeooo:rsid="0091b4d1" style:font-style-asian="normal" style:font-style-complex="normal"/>
    </style:style>
    <style:style style:name="T34" style:family="text">
      <style:text-properties fo:font-style="normal" officeooo:rsid="00962ea5" style:font-style-asian="normal" style:font-style-complex="normal"/>
    </style:style>
    <style:style style:name="T35" style:family="text">
      <style:text-properties fo:font-style="normal" officeooo:rsid="00b2320e" style:font-style-asian="normal" style:font-style-complex="normal"/>
    </style:style>
    <style:style style:name="T36" style:family="text">
      <style:text-properties fo:font-style="normal" style:font-style-asian="normal" style:font-weight-asian="normal" style:font-style-complex="normal" style:font-weight-complex="normal"/>
    </style:style>
    <style:style style:name="T37" style:family="text">
      <style:text-properties fo:font-style="normal" officeooo:rsid="000eb24e" style:font-style-asian="normal" style:font-weight-asian="normal" style:font-style-complex="normal" style:font-weight-complex="normal"/>
    </style:style>
    <style:style style:name="T38" style:family="text">
      <style:text-properties fo:font-style="normal" officeooo:rsid="001c81d0" style:font-style-asian="normal" style:font-weight-asian="normal" style:font-style-complex="normal" style:font-weight-complex="normal"/>
    </style:style>
    <style:style style:name="T39" style:family="text">
      <style:text-properties fo:font-style="normal" officeooo:rsid="0074f0c5" style:font-style-asian="normal" style:font-weight-asian="normal" style:font-style-complex="normal" style:font-weight-complex="normal"/>
    </style:style>
    <style:style style:name="T40" style:family="text">
      <style:text-properties fo:font-style="normal" officeooo:rsid="00b2320e" style:font-style-asian="normal" style:font-weight-asian="normal" style:font-style-complex="normal"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0eb24e" style:font-style-asian="normal" style:font-weight-asian="normal" style:font-style-complex="normal" style:font-weight-complex="normal"/>
    </style:style>
    <style:style style:name="T43" style:family="text">
      <style:text-properties fo:font-style="normal" fo:font-weight="normal" officeooo:rsid="001c81d0" style:font-style-asian="normal" style:font-weight-asian="normal" style:font-style-complex="normal" style:font-weight-complex="normal"/>
    </style:style>
    <style:style style:name="T44" style:family="text">
      <style:text-properties fo:font-style="normal" fo:font-weight="normal" officeooo:rsid="001cc55c" style:font-style-asian="normal" style:font-weight-asian="normal" style:font-style-complex="normal" style:font-weight-complex="normal"/>
    </style:style>
    <style:style style:name="T45" style:family="text">
      <style:text-properties fo:font-style="normal" fo:font-weight="normal" officeooo:rsid="002d4291" style:font-style-asian="normal" style:font-weight-asian="normal" style:font-style-complex="normal" style:font-weight-complex="normal"/>
    </style:style>
    <style:style style:name="T46" style:family="text">
      <style:text-properties fo:font-style="normal" fo:font-weight="normal" officeooo:rsid="004089b3" style:font-style-asian="normal" style:font-weight-asian="normal" style:font-style-complex="normal" style:font-weight-complex="normal"/>
    </style:style>
    <style:style style:name="T47" style:family="text">
      <style:text-properties fo:font-style="normal" fo:font-weight="normal" officeooo:rsid="00413196" style:font-style-asian="normal" style:font-weight-asian="normal" style:font-style-complex="normal" style:font-weight-complex="normal"/>
    </style:style>
    <style:style style:name="T48" style:family="text">
      <style:text-properties fo:font-style="normal" fo:font-weight="normal" officeooo:rsid="004475d7" style:font-style-asian="normal" style:font-weight-asian="normal" style:font-style-complex="normal" style:font-weight-complex="normal"/>
    </style:style>
    <style:style style:name="T49" style:family="text">
      <style:text-properties fo:font-style="normal" fo:font-weight="normal" officeooo:rsid="0045e7a4" style:font-style-asian="normal" style:font-weight-asian="normal" style:font-style-complex="normal" style:font-weight-complex="normal"/>
    </style:style>
    <style:style style:name="T50" style:family="text">
      <style:text-properties fo:font-style="normal" fo:font-weight="normal" officeooo:rsid="006170b4" style:font-style-asian="normal" style:font-weight-asian="normal" style:font-style-complex="normal" style:font-weight-complex="normal"/>
    </style:style>
    <style:style style:name="T51" style:family="text">
      <style:text-properties fo:font-style="normal" fo:font-weight="normal" officeooo:rsid="007351e2" style:font-style-asian="normal" style:font-weight-asian="normal" style:font-style-complex="normal" style:font-weight-complex="normal"/>
    </style:style>
    <style:style style:name="T52" style:family="text">
      <style:text-properties fo:font-style="normal" fo:font-weight="normal" officeooo:rsid="0074f0c5" style:font-style-asian="normal" style:font-weight-asian="normal" style:font-style-complex="normal" style:font-weight-complex="normal"/>
    </style:style>
    <style:style style:name="T53" style:family="text">
      <style:text-properties fo:font-style="normal" fo:font-weight="normal" officeooo:rsid="0075643d" style:font-style-asian="normal" style:font-weight-asian="normal" style:font-style-complex="normal" style:font-weight-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02d4291" style:font-style-asian="normal" style:font-weight-asian="bold" style:font-style-complex="normal" style:font-weight-complex="bold"/>
    </style:style>
    <style:style style:name="T56" style:family="text">
      <style:text-properties fo:font-style="normal" fo:font-weight="bold" officeooo:rsid="004475d7" style:font-style-asian="normal" style:font-weight-asian="bold" style:font-style-complex="normal" style:font-weight-complex="bold"/>
    </style:style>
    <style:style style:name="T57" style:family="text">
      <style:text-properties fo:font-style="normal" fo:font-weight="bold" officeooo:rsid="007351e2" style:font-style-asian="normal" style:font-weight-asian="bold" style:font-style-complex="normal" style:font-weight-complex="bold"/>
    </style:style>
    <style:style style:name="T58" style:family="text">
      <style:text-properties fo:font-style="normal" fo:font-weight="bold" officeooo:rsid="0075643d" style:font-style-asian="normal" style:font-weight-asian="bold" style:font-style-complex="normal" style:font-weight-complex="bold"/>
    </style:style>
    <style:style style:name="T59" style:family="text">
      <style:text-properties fo:font-style="normal" style:text-underline-style="none" officeooo:rsid="0020e8bc" style:font-style-asian="normal" style:font-style-complex="normal"/>
    </style:style>
    <style:style style:name="T60" style:family="text">
      <style:text-properties fo:font-style="normal" style:text-underline-style="none" officeooo:rsid="0021a6f4" style:font-style-asian="normal" style:font-style-complex="normal"/>
    </style:style>
    <style:style style:name="T61" style:family="text">
      <style:text-properties fo:font-style="normal" style:text-underline-style="none" officeooo:rsid="002bf65d" style:font-style-asian="normal" style:font-weight-asian="normal" style:font-style-complex="normal" style:font-weight-complex="normal"/>
    </style:style>
    <style:style style:name="T62" style:family="text">
      <style:text-properties fo:font-style="normal" style:text-underline-style="none" fo:font-weight="bold" officeooo:rsid="0021a6f4" style:font-style-asian="normal" style:font-weight-asian="bold" style:font-style-complex="normal" style:font-weight-complex="bold"/>
    </style:style>
    <style:style style:name="T63" style:family="text">
      <style:text-properties fo:font-style="normal" style:text-underline-style="none" fo:font-weight="normal" officeooo:rsid="0021a6f4" style:font-style-asian="normal" style:font-weight-asian="normal" style:font-style-complex="normal" style:font-weight-complex="normal"/>
    </style:style>
    <style:style style:name="T64" style:family="text">
      <style:text-properties fo:color="#c586c0"/>
    </style:style>
    <style:style style:name="T65" style:family="text">
      <style:text-properties fo:color="#c586c0" fo:font-style="normal" style:font-style-asian="normal" style:font-style-complex="normal"/>
    </style:style>
    <style:style style:name="T66" style:family="text">
      <style:text-properties fo:color="#c586c0" fo:font-style="normal" style:font-style-asian="normal" style:font-weight-asian="normal" style:font-style-complex="normal" style:font-weight-complex="normal"/>
    </style:style>
    <style:style style:name="T67" style:family="text">
      <style:text-properties fo:color="#c586c0" fo:font-style="normal" officeooo:rsid="0074f0c5" style:font-style-asian="normal" style:font-weight-asian="normal" style:font-style-complex="normal" style:font-weight-complex="normal"/>
    </style:style>
    <style:style style:name="T68" style:family="text">
      <style:text-properties fo:color="#c586c0" fo:font-style="normal" style:text-underline-style="none" officeooo:rsid="0020e8bc" style:font-style-asian="normal" style:font-style-complex="normal"/>
    </style:style>
    <style:style style:name="T69" style:family="text">
      <style:text-properties fo:color="#c586c0" style:font-name="Droid Sans Mono" fo:font-size="10.5pt" fo:font-weight="normal" fo:background-color="#1e1e1e" loext:char-shading-value="0"/>
    </style:style>
    <style:style style:name="T70" style:family="text">
      <style:text-properties fo:color="#c586c0" style:font-name="Droid Sans Mono" fo:font-size="10.5pt" fo:font-style="normal" fo:background-color="#1e1e1e" loext:char-shading-value="0" style:font-style-asian="normal" style:font-style-complex="normal"/>
    </style:style>
    <style:style style:name="T71" style:family="text">
      <style:text-properties fo:color="#c586c0" style:font-weight-asian="normal" style:font-weight-complex="normal"/>
    </style:style>
    <style:style style:name="T72" style:family="text">
      <style:text-properties fo:color="#c586c0" officeooo:rsid="003eb2e9" style:font-weight-asian="normal" style:font-weight-complex="normal"/>
    </style:style>
    <style:style style:name="T73" style:family="text">
      <style:text-properties fo:color="#c586c0" fo:font-style="italic" officeooo:rsid="0079adef" style:font-style-asian="italic" style:font-style-complex="italic"/>
    </style:style>
    <style:style style:name="T74" style:family="text">
      <style:text-properties fo:color="#9cdcfe"/>
    </style:style>
    <style:style style:name="T75" style:family="text">
      <style:text-properties fo:color="#9cdcfe" fo:font-style="normal" style:font-style-asian="normal" style:font-style-complex="normal"/>
    </style:style>
    <style:style style:name="T76" style:family="text">
      <style:text-properties fo:color="#9cdcfe" fo:font-style="normal" officeooo:rsid="008f1c42" style:font-style-asian="normal" style:font-style-complex="normal"/>
    </style:style>
    <style:style style:name="T77" style:family="text">
      <style:text-properties fo:color="#9cdcfe" fo:font-style="normal" officeooo:rsid="0091b4d1" style:font-style-asian="normal" style:font-style-complex="normal"/>
    </style:style>
    <style:style style:name="T78" style:family="text">
      <style:text-properties fo:color="#9cdcfe" fo:font-style="normal" style:font-style-asian="normal" style:font-weight-asian="normal" style:font-style-complex="normal" style:font-weight-complex="normal"/>
    </style:style>
    <style:style style:name="T79" style:family="text">
      <style:text-properties fo:color="#9cdcfe" fo:font-style="normal" officeooo:rsid="001c81d0" style:font-style-asian="normal" style:font-weight-asian="normal" style:font-style-complex="normal" style:font-weight-complex="normal"/>
    </style:style>
    <style:style style:name="T80" style:family="text">
      <style:text-properties fo:color="#9cdcfe" fo:font-style="normal" officeooo:rsid="0074f0c5" style:font-style-asian="normal" style:font-weight-asian="normal" style:font-style-complex="normal" style:font-weight-complex="normal"/>
    </style:style>
    <style:style style:name="T81" style:family="text">
      <style:text-properties fo:color="#9cdcfe" fo:font-style="normal" style:text-underline-style="none" officeooo:rsid="0020e8bc" style:font-style-asian="normal" style:font-style-complex="normal"/>
    </style:style>
    <style:style style:name="T82" style:family="text">
      <style:text-properties fo:color="#9cdcfe" style:font-name="Droid Sans Mono" fo:font-size="10.5pt" fo:font-weight="normal" fo:background-color="#1e1e1e" loext:char-shading-value="0"/>
    </style:style>
    <style:style style:name="T83" style:family="text">
      <style:text-properties fo:color="#9cdcfe" style:font-name="Droid Sans Mono" fo:font-size="10.5pt" fo:background-color="#1e1e1e" loext:char-shading-value="0"/>
    </style:style>
    <style:style style:name="T84" style:family="text">
      <style:text-properties fo:color="#9cdcfe" style:font-name="Droid Sans Mono" fo:font-size="10.5pt" fo:font-style="normal" fo:background-color="#1e1e1e" loext:char-shading-value="0" style:font-style-asian="normal" style:font-style-complex="normal"/>
    </style:style>
    <style:style style:name="T85" style:family="text">
      <style:text-properties fo:color="#9cdcfe" fo:font-style="italic" style:text-underline-style="none" officeooo:rsid="0021a6f4" style:font-style-asian="italic" style:font-weight-asian="normal" style:font-style-complex="italic" style:font-weight-complex="normal"/>
    </style:style>
    <style:style style:name="T86" style:family="text">
      <style:text-properties fo:color="#9cdcfe" fo:font-style="italic" officeooo:rsid="0079adef" style:font-style-asian="italic" style:font-style-complex="italic"/>
    </style:style>
    <style:style style:name="T87" style:family="text">
      <style:text-properties fo:color="#9cdcfe" fo:font-style="italic" officeooo:rsid="00b2320e" style:font-style-asian="italic" style:font-style-complex="italic"/>
    </style:style>
    <style:style style:name="T88" style:family="text">
      <style:text-properties fo:color="#9cdcfe" officeooo:rsid="003b4b0d"/>
    </style:style>
    <style:style style:name="T89" style:family="text">
      <style:text-properties fo:color="#9cdcfe" style:font-weight-asian="normal" style:font-weight-complex="normal"/>
    </style:style>
    <style:style style:name="T90" style:family="text">
      <style:text-properties fo:color="#9cdcfe" officeooo:rsid="003eb2e9" style:font-weight-asian="normal" style:font-weight-complex="normal"/>
    </style:style>
    <style:style style:name="T91" style:family="text">
      <style:text-properties fo:color="#9cdcfe" officeooo:rsid="0048380a" style:font-weight-asian="normal" style:font-weight-complex="normal"/>
    </style:style>
    <style:style style:name="T92" style:family="text">
      <style:text-properties fo:color="#ce9178"/>
    </style:style>
    <style:style style:name="T93" style:family="text">
      <style:text-properties fo:color="#ce9178" fo:font-style="normal" style:font-style-asian="normal" style:font-style-complex="normal"/>
    </style:style>
    <style:style style:name="T94" style:family="text">
      <style:text-properties fo:color="#ce9178" fo:font-style="normal" style:font-style-asian="normal" style:font-weight-asian="normal" style:font-style-complex="normal" style:font-weight-complex="normal"/>
    </style:style>
    <style:style style:name="T95" style:family="text">
      <style:text-properties fo:color="#ce9178" fo:font-style="normal" officeooo:rsid="0074f0c5" style:font-style-asian="normal" style:font-weight-asian="normal" style:font-style-complex="normal" style:font-weight-complex="normal"/>
    </style:style>
    <style:style style:name="T96" style:family="text">
      <style:text-properties fo:color="#ce9178" fo:font-style="normal" style:text-underline-style="none" officeooo:rsid="0020e8bc" style:font-style-asian="normal" style:font-style-complex="normal"/>
    </style:style>
    <style:style style:name="T97" style:family="text">
      <style:text-properties fo:color="#ce9178" style:font-name="Droid Sans Mono" fo:font-size="10.5pt" fo:font-weight="normal" fo:background-color="#1e1e1e" loext:char-shading-value="0"/>
    </style:style>
    <style:style style:name="T98" style:family="text">
      <style:text-properties fo:color="#ce9178" style:font-name="Droid Sans Mono" fo:font-size="10.5pt" fo:background-color="#1e1e1e" loext:char-shading-value="0"/>
    </style:style>
    <style:style style:name="T99" style:family="text">
      <style:text-properties fo:color="#ce9178" style:font-name="Droid Sans Mono" fo:font-size="10.5pt" fo:font-style="normal" fo:background-color="#1e1e1e" loext:char-shading-value="0" style:font-style-asian="normal" style:font-style-complex="normal"/>
    </style:style>
    <style:style style:name="T100" style:family="text">
      <style:text-properties fo:color="#ce9178" fo:font-style="italic" style:text-underline-style="none" officeooo:rsid="0021a6f4" style:font-style-asian="italic" style:font-weight-asian="normal" style:font-style-complex="italic" style:font-weight-complex="normal"/>
    </style:style>
    <style:style style:name="T101" style:family="text">
      <style:text-properties fo:color="#ce9178" fo:font-style="italic" officeooo:rsid="0079adef" style:font-style-asian="italic" style:font-style-complex="italic"/>
    </style:style>
    <style:style style:name="T102" style:family="text">
      <style:text-properties fo:color="#ce9178" fo:font-style="italic" officeooo:rsid="00b2320e" style:font-style-asian="italic" style:font-style-complex="italic"/>
    </style:style>
    <style:style style:name="T103" style:family="text">
      <style:text-properties fo:color="#ce9178" style:font-weight-asian="normal" style:font-weight-complex="normal"/>
    </style:style>
    <style:style style:name="T104" style:family="text">
      <style:text-properties fo:color="#ce9178" officeooo:rsid="003eb2e9" style:font-weight-asian="normal" style:font-weight-complex="normal"/>
    </style:style>
    <style:style style:name="T105" style:family="text">
      <style:text-properties fo:color="#569cd6"/>
    </style:style>
    <style:style style:name="T106" style:family="text">
      <style:text-properties fo:color="#569cd6" fo:font-style="normal" style:font-style-asian="normal" style:font-weight-asian="normal" style:font-style-complex="normal" style:font-weight-complex="normal"/>
    </style:style>
    <style:style style:name="T107" style:family="text">
      <style:text-properties fo:color="#569cd6" fo:font-style="normal" officeooo:rsid="000eb24e" style:font-style-asian="normal" style:font-weight-asian="normal" style:font-style-complex="normal" style:font-weight-complex="normal"/>
    </style:style>
    <style:style style:name="T108" style:family="text">
      <style:text-properties fo:color="#569cd6" fo:font-style="normal" officeooo:rsid="001c81d0" style:font-style-asian="normal" style:font-weight-asian="normal" style:font-style-complex="normal" style:font-weight-complex="normal"/>
    </style:style>
    <style:style style:name="T109" style:family="text">
      <style:text-properties fo:color="#569cd6" fo:font-style="normal" style:font-style-asian="normal" style:font-style-complex="normal"/>
    </style:style>
    <style:style style:name="T110" style:family="text">
      <style:text-properties fo:color="#569cd6" fo:font-style="normal" officeooo:rsid="008f1c42" style:font-style-asian="normal" style:font-style-complex="normal"/>
    </style:style>
    <style:style style:name="T111" style:family="text">
      <style:text-properties fo:color="#569cd6" fo:font-style="normal" officeooo:rsid="0091b4d1" style:font-style-asian="normal" style:font-style-complex="normal"/>
    </style:style>
    <style:style style:name="T112" style:family="text">
      <style:text-properties fo:color="#569cd6" fo:font-style="italic" style:text-underline-style="none" officeooo:rsid="0021a6f4" style:font-style-asian="italic" style:font-weight-asian="normal" style:font-style-complex="italic" style:font-weight-complex="normal"/>
    </style:style>
    <style:style style:name="T113" style:family="text">
      <style:text-properties fo:color="#569cd6" fo:font-style="italic" officeooo:rsid="0045e7a4" style:font-style-asian="italic" style:font-weight-asian="normal" style:font-style-complex="italic" style:font-weight-complex="normal"/>
    </style:style>
    <style:style style:name="T114" style:family="text">
      <style:text-properties fo:color="#569cd6" style:text-underline-style="none" style:font-weight-asian="normal" style:font-weight-complex="normal"/>
    </style:style>
    <style:style style:name="T115" style:family="text">
      <style:text-properties fo:color="#569cd6" style:font-name="Droid Sans Mono" fo:font-size="10.5pt" fo:background-color="#1e1e1e" loext:char-shading-value="0"/>
    </style:style>
    <style:style style:name="T116" style:family="text">
      <style:text-properties fo:color="#569cd6" style:font-weight-asian="normal" style:font-weight-complex="normal"/>
    </style:style>
    <style:style style:name="T117" style:family="text">
      <style:text-properties fo:color="#569cd6" officeooo:rsid="0048380a" style:font-weight-asian="normal" style:font-weight-complex="normal"/>
    </style:style>
    <style:style style:name="T118" style:family="text">
      <style:text-properties fo:color="#569cd6" officeooo:rsid="00593846" style:font-weight-asian="normal" style:font-weight-complex="normal"/>
    </style:style>
    <style:style style:name="T119" style:family="text">
      <style:text-properties fo:color="#569cd6" officeooo:rsid="00665af7" style:font-weight-asian="normal" style:font-weight-complex="normal"/>
    </style:style>
    <style:style style:name="T120" style:family="text">
      <style:text-properties fo:color="#4ec9b0"/>
    </style:style>
    <style:style style:name="T121" style:family="text">
      <style:text-properties fo:color="#4ec9b0" fo:font-style="normal" officeooo:rsid="000eb24e" style:font-style-asian="normal" style:font-weight-asian="normal" style:font-style-complex="normal" style:font-weight-complex="normal"/>
    </style:style>
    <style:style style:name="T122" style:family="text">
      <style:text-properties fo:color="#4ec9b0" fo:font-style="normal" style:font-style-asian="normal" style:font-style-complex="normal"/>
    </style:style>
    <style:style style:name="T123" style:family="text">
      <style:text-properties fo:color="#4ec9b0" fo:font-style="normal" officeooo:rsid="008f1c42" style:font-style-asian="normal" style:font-style-complex="normal"/>
    </style:style>
    <style:style style:name="T124" style:family="text">
      <style:text-properties fo:color="#4ec9b0" fo:font-style="normal" officeooo:rsid="0091b4d1" style:font-style-asian="normal" style:font-style-complex="normal"/>
    </style:style>
    <style:style style:name="T125" style:family="text">
      <style:text-properties fo:color="#4ec9b0" style:font-weight-asian="normal" style:font-weight-complex="normal"/>
    </style:style>
    <style:style style:name="T126" style:family="text">
      <style:text-properties fo:color="#4ec9b0" officeooo:rsid="0017b4c9" style:font-weight-asian="normal" style:font-weight-complex="normal"/>
    </style:style>
    <style:style style:name="T127" style:family="text">
      <style:text-properties fo:color="#4ec9b0" officeooo:rsid="00665af7" style:font-weight-asian="normal" style:font-weight-complex="normal"/>
    </style:style>
    <style:style style:name="T128" style:family="text">
      <style:text-properties fo:color="#4ec9b0" officeooo:rsid="00965f0b" style:font-weight-asian="normal" style:font-weight-complex="normal"/>
    </style:style>
    <style:style style:name="T129" style:family="text">
      <style:text-properties fo:color="#4ec9b0" fo:font-style="italic" style:text-underline-style="none" officeooo:rsid="0021a6f4" style:font-style-asian="italic" style:font-weight-asian="normal" style:font-style-complex="italic" style:font-weight-complex="normal"/>
    </style:style>
    <style:style style:name="T130" style:family="text">
      <style:text-properties fo:color="#4ec9b0" fo:font-style="italic" officeooo:rsid="00b2320e" style:font-style-asian="italic" style:font-style-complex="italic"/>
    </style:style>
    <style:style style:name="T131" style:family="text">
      <style:text-properties fo:color="#4ec9b0" fo:font-style="italic" officeooo:rsid="00b95695" style:font-style-asian="italic" style:font-style-complex="italic"/>
    </style:style>
    <style:style style:name="T132" style:family="text">
      <style:text-properties fo:color="#4ec9b0" style:font-name="Droid Sans Mono" fo:font-size="10.5pt" fo:background-color="#1e1e1e" loext:char-shading-value="0"/>
    </style:style>
    <style:style style:name="T133" style:family="text">
      <style:text-properties fo:color="#dcdcaa"/>
    </style:style>
    <style:style style:name="T134" style:family="text">
      <style:text-properties fo:color="#dcdcaa" fo:font-style="normal" style:font-style-asian="normal" style:font-weight-asian="normal" style:font-style-complex="normal" style:font-weight-complex="normal"/>
    </style:style>
    <style:style style:name="T135" style:family="text">
      <style:text-properties fo:color="#dcdcaa" fo:font-style="normal" officeooo:rsid="001c81d0" style:font-style-asian="normal" style:font-weight-asian="normal" style:font-style-complex="normal" style:font-weight-complex="normal"/>
    </style:style>
    <style:style style:name="T136" style:family="text">
      <style:text-properties fo:color="#dcdcaa" fo:font-style="normal" style:font-style-asian="normal" style:font-style-complex="normal"/>
    </style:style>
    <style:style style:name="T137" style:family="text">
      <style:text-properties fo:color="#dcdcaa" style:text-underline-style="none" style:font-weight-asian="normal" style:font-weight-complex="normal"/>
    </style:style>
    <style:style style:name="T138" style:family="text">
      <style:text-properties fo:color="#dcdcaa" style:font-weight-asian="normal" style:font-weight-complex="normal"/>
    </style:style>
    <style:style style:name="T139" style:family="text">
      <style:text-properties fo:color="#dcdcaa" officeooo:rsid="0048380a" style:font-weight-asian="normal" style:font-weight-complex="normal"/>
    </style:style>
    <style:style style:name="T140" style:family="text">
      <style:text-properties fo:color="#dcdcaa" fo:font-style="italic" officeooo:rsid="00b2320e" style:font-style-asian="italic" style:font-style-complex="italic"/>
    </style:style>
    <style:style style:name="T141" style:family="text">
      <style:text-properties fo:color="#808080"/>
    </style:style>
    <style:style style:name="T142" style:family="text">
      <style:text-properties fo:color="#808080" style:font-weight-asian="normal" style:font-weight-complex="normal"/>
    </style:style>
    <style:style style:name="T143" style:family="text">
      <style:text-properties fo:color="#808080" officeooo:rsid="0017b4c9" style:font-weight-asian="normal" style:font-weight-complex="normal"/>
    </style:style>
    <style:style style:name="T144" style:family="text">
      <style:text-properties fo:color="#808080" officeooo:rsid="00593846" style:font-weight-asian="normal" style:font-weight-complex="normal"/>
    </style:style>
    <style:style style:name="T145" style:family="text">
      <style:text-properties fo:color="#808080" officeooo:rsid="00965f0b" style:font-weight-asian="normal" style:font-weight-complex="normal"/>
    </style:style>
    <style:style style:name="T146" style:family="text">
      <style:text-properties fo:color="#808080" fo:font-style="italic" style:text-underline-style="none" officeooo:rsid="0021a6f4" style:font-style-asian="italic" style:font-weight-asian="normal" style:font-style-complex="italic" style:font-weight-complex="normal"/>
    </style:style>
    <style:style style:name="T147" style:family="text">
      <style:text-properties fo:color="#808080" fo:font-style="italic" officeooo:rsid="0045e7a4" style:font-style-asian="italic" style:font-weight-asian="normal" style:font-style-complex="italic" style:font-weight-complex="normal"/>
    </style:style>
    <style:style style:name="T148" style:family="text">
      <style:text-properties fo:color="#808080" fo:font-style="italic" officeooo:rsid="00b2320e" style:font-style-asian="italic" style:font-style-complex="italic"/>
    </style:style>
    <style:style style:name="T149" style:family="text">
      <style:text-properties fo:color="#808080" fo:font-style="italic" officeooo:rsid="00b95695" style:font-style-asian="italic" style:font-style-complex="italic"/>
    </style:style>
    <style:style style:name="T150" style:family="text">
      <style:text-properties fo:color="#808080" style:font-name="Droid Sans Mono" fo:font-size="10.5pt" fo:background-color="#1e1e1e" loext:char-shading-value="0"/>
    </style:style>
    <style:style style:name="T151" style:family="text">
      <style:text-properties fo:color="#808080" fo:font-style="normal" style:font-style-asian="normal" style:font-style-complex="normal"/>
    </style:style>
    <style:style style:name="T152" style:family="text">
      <style:text-properties fo:color="#808080" fo:font-style="normal" officeooo:rsid="008f1c42" style:font-style-asian="normal" style:font-style-complex="normal"/>
    </style:style>
    <style:style style:name="T153" style:family="text">
      <style:text-properties fo:color="#808080" fo:font-style="normal" officeooo:rsid="0091b4d1" style:font-style-asian="normal" style:font-style-complex="normal"/>
    </style:style>
    <style:style style:name="T154" style:family="text">
      <style:text-properties fo:color="#6a9955"/>
    </style:style>
    <style:style style:name="T155" style:family="text">
      <style:text-properties fo:color="#d4d4d4" style:font-name="Droid Sans Mono" fo:font-size="10.5pt" fo:font-weight="normal" fo:background-color="#1e1e1e" loext:char-shading-value="0"/>
    </style:style>
    <style:style style:name="T156" style:family="text">
      <style:text-properties fo:color="#d4d4d4" style:font-name="Droid Sans Mono" fo:font-size="10.5pt" fo:background-color="#1e1e1e" loext:char-shading-value="0"/>
    </style:style>
    <style:style style:name="T157" style:family="text">
      <style:text-properties fo:color="#d4d4d4" style:font-name="Droid Sans Mono" fo:font-size="10.5pt" fo:font-style="normal" fo:background-color="#1e1e1e" loext:char-shading-value="0" style:font-style-asian="normal" style:font-style-complex="normal"/>
    </style:style>
    <style:style style:name="T158" style:family="text">
      <style:text-properties fo:font-weight="bold" style:font-weight-asian="bold" style:font-weight-complex="bold"/>
    </style:style>
    <style:style style:name="T159" style:family="text">
      <style:text-properties fo:font-weight="bold" officeooo:rsid="0017b4c9" style:font-weight-asian="bold" style:font-weight-complex="bold"/>
    </style:style>
    <style:style style:name="T160" style:family="text">
      <style:text-properties fo:font-weight="bold" officeooo:rsid="0026aa2e" style:font-weight-asian="bold" style:font-weight-complex="bold"/>
    </style:style>
    <style:style style:name="T161" style:family="text">
      <style:text-properties fo:font-weight="bold" officeooo:rsid="003eb2e9" style:font-weight-asian="bold" style:font-weight-complex="bold"/>
    </style:style>
    <style:style style:name="T162" style:family="text">
      <style:text-properties fo:font-weight="bold" officeooo:rsid="005014f0" style:font-weight-asian="bold" style:font-weight-complex="bold"/>
    </style:style>
    <style:style style:name="T163" style:family="text">
      <style:text-properties fo:font-weight="bold" officeooo:rsid="0052b6f6" style:font-weight-asian="bold" style:font-weight-complex="bold"/>
    </style:style>
    <style:style style:name="T164" style:family="text">
      <style:text-properties fo:font-weight="bold" officeooo:rsid="00562bd8" style:font-weight-asian="bold" style:font-weight-complex="bold"/>
    </style:style>
    <style:style style:name="T165" style:family="text">
      <style:text-properties fo:font-weight="bold" officeooo:rsid="00518549" style:font-weight-asian="bold" style:font-weight-complex="bold"/>
    </style:style>
    <style:style style:name="T166" style:family="text">
      <style:text-properties fo:font-weight="bold" officeooo:rsid="00872a66" style:font-weight-asian="bold" style:font-weight-complex="bold"/>
    </style:style>
    <style:style style:name="T167" style:family="text">
      <style:text-properties fo:font-weight="normal" style:font-weight-asian="normal" style:font-weight-complex="normal"/>
    </style:style>
    <style:style style:name="T168" style:family="text">
      <style:text-properties fo:font-weight="normal" officeooo:rsid="0017b4c9" style:font-weight-asian="normal" style:font-weight-complex="normal"/>
    </style:style>
    <style:style style:name="T169" style:family="text">
      <style:text-properties fo:font-weight="normal" officeooo:rsid="001a2061" style:font-weight-asian="normal" style:font-weight-complex="normal"/>
    </style:style>
    <style:style style:name="T170" style:family="text">
      <style:text-properties fo:font-weight="normal" officeooo:rsid="003eb2e9" style:font-weight-asian="normal" style:font-weight-complex="normal"/>
    </style:style>
    <style:style style:name="T171" style:family="text">
      <style:text-properties fo:font-weight="normal" officeooo:rsid="004089b3" style:font-weight-asian="normal" style:font-weight-complex="normal"/>
    </style:style>
    <style:style style:name="T172" style:family="text">
      <style:text-properties fo:font-weight="normal" officeooo:rsid="0045e7a4" style:font-weight-asian="normal" style:font-weight-complex="normal"/>
    </style:style>
    <style:style style:name="T173" style:family="text">
      <style:text-properties fo:font-weight="normal" officeooo:rsid="0048380a" style:font-weight-asian="normal" style:font-weight-complex="normal"/>
    </style:style>
    <style:style style:name="T174" style:family="text">
      <style:text-properties fo:font-weight="normal" officeooo:rsid="005014f0" style:font-weight-asian="normal" style:font-weight-complex="normal"/>
    </style:style>
    <style:style style:name="T175" style:family="text">
      <style:text-properties fo:font-weight="normal" officeooo:rsid="005458b3" style:font-weight-asian="normal" style:font-weight-complex="normal"/>
    </style:style>
    <style:style style:name="T176" style:family="text">
      <style:text-properties fo:font-weight="normal" officeooo:rsid="00562bd8" style:font-weight-asian="normal" style:font-weight-complex="normal"/>
    </style:style>
    <style:style style:name="T177" style:family="text">
      <style:text-properties fo:font-weight="normal" officeooo:rsid="00593846" style:font-weight-asian="normal" style:font-weight-complex="normal"/>
    </style:style>
    <style:style style:name="T178" style:family="text">
      <style:text-properties fo:font-weight="normal" officeooo:rsid="005b796e" style:font-weight-asian="normal" style:font-weight-complex="normal"/>
    </style:style>
    <style:style style:name="T179" style:family="text">
      <style:text-properties fo:font-weight="normal" officeooo:rsid="005ffa89" style:font-weight-asian="normal" style:font-weight-complex="normal"/>
    </style:style>
    <style:style style:name="T180" style:family="text">
      <style:text-properties fo:font-weight="normal" officeooo:rsid="006170b4" style:font-weight-asian="normal" style:font-weight-complex="normal"/>
    </style:style>
    <style:style style:name="T181" style:family="text">
      <style:text-properties fo:font-weight="normal" officeooo:rsid="00665af7" style:font-weight-asian="normal" style:font-weight-complex="normal"/>
    </style:style>
    <style:style style:name="T182" style:family="text">
      <style:text-properties fo:font-weight="normal" officeooo:rsid="006d4d9a" style:font-weight-asian="normal" style:font-weight-complex="normal"/>
    </style:style>
    <style:style style:name="T183" style:family="text">
      <style:text-properties fo:font-weight="normal" officeooo:rsid="00805195" style:font-weight-asian="normal" style:font-weight-complex="normal"/>
    </style:style>
    <style:style style:name="T184" style:family="text">
      <style:text-properties fo:font-weight="normal" officeooo:rsid="00965f0b" style:font-weight-asian="normal" style:font-weight-complex="normal"/>
    </style:style>
    <style:style style:name="T185" style:family="text">
      <style:text-properties fo:color="#21409a" fo:font-style="italic" fo:font-weight="normal" officeooo:rsid="001a2061" style:font-style-asian="italic" style:font-weight-asian="normal" style:font-style-complex="italic" style:font-weight-complex="normal"/>
    </style:style>
    <style:style style:name="T186" style:family="text">
      <style:text-properties style:text-underline-style="none"/>
    </style:style>
    <style:style style:name="T187" style:family="text">
      <style:text-properties style:text-underline-style="none" officeooo:rsid="001fd33e"/>
    </style:style>
    <style:style style:name="T188" style:family="text">
      <style:text-properties style:text-underline-style="none" officeooo:rsid="0020e8bc"/>
    </style:style>
    <style:style style:name="T189" style:family="text">
      <style:text-properties style:text-underline-style="none" fo:font-weight="normal" style:font-weight-asian="normal" style:font-weight-complex="normal"/>
    </style:style>
    <style:style style:name="T190" style:family="text">
      <style:text-properties style:text-underline-style="none" fo:font-weight="normal" officeooo:rsid="0021a6f4" style:font-weight-asian="normal" style:font-weight-complex="normal"/>
    </style:style>
    <style:style style:name="T191" style:family="text">
      <style:text-properties style:text-underline-style="none" style:font-weight-asian="normal" style:font-weight-complex="normal"/>
    </style:style>
    <style:style style:name="T192" style:family="text">
      <style:text-properties officeooo:rsid="0026aa2e"/>
    </style:style>
    <style:style style:name="T193" style:family="text">
      <style:text-properties officeooo:rsid="002fefab"/>
    </style:style>
    <style:style style:name="T194" style:family="text">
      <style:text-properties officeooo:rsid="00323e59"/>
    </style:style>
    <style:style style:name="T195" style:family="text">
      <style:text-properties fo:color="#fff200"/>
    </style:style>
    <style:style style:name="T196" style:family="text">
      <style:text-properties officeooo:rsid="0039b782"/>
    </style:style>
    <style:style style:name="T197" style:family="text">
      <style:text-properties style:font-weight-asian="normal" style:font-weight-complex="normal"/>
    </style:style>
    <style:style style:name="T198" style:family="text">
      <style:text-properties officeooo:rsid="003eb2e9" style:font-weight-asian="normal" style:font-weight-complex="normal"/>
    </style:style>
    <style:style style:name="T199" style:family="text">
      <style:text-properties officeooo:rsid="0048380a" style:font-weight-asian="normal" style:font-weight-complex="normal"/>
    </style:style>
    <style:style style:name="T200" style:family="text">
      <style:text-properties officeooo:rsid="00665af7" style:font-weight-asian="normal" style:font-weight-complex="normal"/>
    </style:style>
    <style:style style:name="T201" style:family="text">
      <style:text-properties officeooo:rsid="004e2498"/>
    </style:style>
    <style:style style:name="T202" style:family="text">
      <style:text-properties officeooo:rsid="00518549"/>
    </style:style>
    <style:style style:name="T203" style:family="text">
      <style:text-properties officeooo:rsid="006a2cf9"/>
    </style:style>
    <style:style style:name="T204" style:family="text">
      <style:text-properties fo:color="#b5cea8"/>
    </style:style>
    <style:style style:name="T205" style:family="text">
      <style:text-properties fo:color="#b5cea8" fo:font-style="normal" officeooo:rsid="008f1c42" style:font-style-asian="normal" style:font-style-complex="normal"/>
    </style:style>
    <style:style style:name="T206" style:family="text">
      <style:text-properties fo:color="#b5cea8" fo:font-style="normal" officeooo:rsid="0091b4d1" style:font-style-asian="normal" style:font-style-complex="normal"/>
    </style:style>
    <style:style style:name="T207" style:family="text">
      <style:text-properties fo:color="#b5cea8" style:font-weight-asian="normal" style:font-weight-complex="normal"/>
    </style:style>
    <style:style style:name="T208" style:family="text">
      <style:text-properties officeooo:rsid="006b13a5"/>
    </style:style>
    <style:style style:name="T209" style:family="text">
      <style:text-properties officeooo:rsid="00719746"/>
    </style:style>
    <style:style style:name="T210" style:family="text">
      <style:text-properties officeooo:rsid="007351e2"/>
    </style:style>
    <style:style style:name="T211" style:family="text">
      <style:text-properties officeooo:rsid="0087c56b"/>
    </style:style>
    <style:style style:name="T212" style:family="text">
      <style:text-properties officeooo:rsid="008e5e62"/>
    </style:style>
    <style:style style:name="T213" style:family="text">
      <style:text-properties officeooo:rsid="009a0c97"/>
    </style:style>
    <style:style style:name="T214" style:family="text">
      <style:text-properties fo:color="#d7ba7d"/>
    </style:style>
    <style:style style:name="T215" style:family="text">
      <style:text-properties fo:color="#d7ba7d" style:font-weight-asian="normal" style:font-weight-complex="normal"/>
    </style:style>
    <style:style style:name="T216" style:family="text">
      <style:text-properties fo:color="#0066b3" fo:font-style="italic" fo:font-weight="normal" style:font-style-asian="italic" style:font-weight-asian="normal" style:font-style-complex="italic" style:font-weight-complex="normal"/>
    </style:style>
    <style:style style:name="T217" style:family="text">
      <style:text-properties fo:color="#00a65d" fo:font-style="italic" fo:font-weight="normal" style:font-style-asian="italic" style:font-weight-asian="normal" style:font-style-complex="italic" style:font-weight-complex="normal"/>
    </style:style>
    <style:style style:name="T218" style:family="text">
      <style:text-properties officeooo:rsid="00b503e3"/>
    </style:style>
    <style:style style:name="T219" style:family="text">
      <style:text-properties officeooo:rsid="00b9569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8" text:outline-level="2">React Router</text:h>
      <text:p text:style-name="P61"/>
      <text:p text:style-name="P62">It is an extension for React to create urls or <text:span text:style-name="T1">routes </text:span><text:span text:style-name="T24">to handle the view because React is library for single page application and need external supports to handle different pages.</text:span></text:p>
      <text:p text:style-name="P66"/>
      <text:p text:style-name="P2"><text:span text:style-name="T65">import</text:span><text:span text:style-name="T24"> { </text:span><text:span text:style-name="T75">BrowserRouter</text:span><text:span text:style-name="T24">, </text:span><text:span text:style-name="T75">Route</text:span><text:span text:style-name="T24"> } </text:span><text:span text:style-name="T65">from</text:span><text:span text:style-name="T24"> </text:span><text:span text:style-name="T93">"react-router-dom"</text:span><text:span text:style-name="T24">;</text:span></text:p>
      <text:p text:style-name="P66"/>
      <text:p text:style-name="P63"><text:span text:style-name="T24">BrowserRouter </text:span><text:span text:style-name="T41">is object which is going to interact with history and know whats happening in the url. </text:span><text:span text:style-name="T24">Route </text:span><text:span text:style-name="T41">is an object which knows what to do when </text:span><text:span text:style-name="T24">BrowserRouter </text:span><text:span text:style-name="T41">refers that the url is changed. </text:span><text:span text:style-name="T42">Whenever we have an application and we want to use routes, it needs to wrap whole application inside the router. </text:span></text:p>
      <text:p text:style-name="P4"><text:span text:style-name="T107">class</text:span><text:span text:style-name="T37"> </text:span><text:span text:style-name="T121">App</text:span><text:span text:style-name="T37"> </text:span><text:span text:style-name="T107">extends</text:span><text:span text:style-name="T37"> </text:span><text:span text:style-name="T121">Component</text:span><text:span text:style-name="T37"> {</text:span></text:p>
      <text:p text:style-name="P3"><text:span text:style-name="T74">state</text:span> = {};</text:p>
      <text:p text:style-name="P3"><text:span text:style-name="T133">render</text:span>() {</text:p>
      <text:p text:style-name="P3"><text:span text:style-name="T64">return</text:span> (</text:p>
      <text:p text:style-name="P3"><text:span text:style-name="T141">&lt;</text:span><text:span text:style-name="T120">BrowserRouter</text:span><text:span text:style-name="T141">&gt;</text:span></text:p>
      <text:p text:style-name="P3"><text:span text:style-name="T141">&lt;</text:span><text:span text:style-name="T105">div</text:span><text:span text:style-name="T141">&gt;</text:span></text:p>
      <text:p text:style-name="P3"><text:span text:style-name="T105">{</text:span><text:span text:style-name="T154">/* Wrapping in single parent */</text:span><text:span text:style-name="T105">}</text:span></text:p>
      <text:p text:style-name="P3"><text:span text:style-name="T141">&lt;</text:span><text:span text:style-name="T120">Header</text:span> <text:span text:style-name="T141">/&gt;</text:span></text:p>
      <text:p text:style-name="P3"><text:span text:style-name="T105">{</text:span><text:span text:style-name="T154">/* Header is always there regardless of path */</text:span><text:span text:style-name="T105">}</text:span></text:p>
      <text:p text:style-name="P3"><text:span text:style-name="T141">&lt;</text:span><text:span text:style-name="T120">Route</text:span> <text:span text:style-name="T74">path</text:span>=<text:span text:style-name="T92">"/"</text:span> <text:span text:style-name="T74">exact</text:span> <text:span text:style-name="T74">component</text:span>=<text:span text:style-name="T105">{</text:span><text:span text:style-name="T74">Home</text:span><text:span text:style-name="T105">}</text:span> <text:span text:style-name="T141">/&gt;</text:span></text:p>
      <text:p text:style-name="P3"><text:span text:style-name="T141">&lt;</text:span><text:span text:style-name="T120">Route</text:span> <text:span text:style-name="T74">path</text:span>=<text:span text:style-name="T92">"/profile"</text:span> <text:span text:style-name="T74">component</text:span>=<text:span text:style-name="T105">{</text:span><text:span text:style-name="T74">Profile</text:span><text:span text:style-name="T105">}</text:span> <text:span text:style-name="T141">/&gt;</text:span></text:p>
      <text:p text:style-name="P3"><text:span text:style-name="T141">&lt;</text:span><text:span text:style-name="T120">Route</text:span> <text:span text:style-name="T74">path</text:span>=<text:span text:style-name="T92">"/posts"</text:span> <text:span text:style-name="T74">component</text:span>=<text:span text:style-name="T105">{</text:span><text:span text:style-name="T74">Posts</text:span><text:span text:style-name="T105">}</text:span> <text:span text:style-name="T141">/&gt;</text:span></text:p>
      <text:p text:style-name="P3"><text:span text:style-name="T141">&lt;/</text:span><text:span text:style-name="T105">div</text:span><text:span text:style-name="T141">&gt;</text:span></text:p>
      <text:p text:style-name="P3"><text:span text:style-name="T141">&lt;/</text:span><text:span text:style-name="T120">BrowserRouter</text:span><text:span text:style-name="T141">&gt;</text:span></text:p>
      <text:p text:style-name="P3">);</text:p>
      <text:p text:style-name="P3">}</text:p>
      <text:p text:style-name="P3">}</text:p>
      <text:p text:style-name="P28"/>
      <text:p text:style-name="P28"/>
      <text:h text:style-name="P189" text:outline-level="2">React Link</text:h>
      <text:p text:style-name="P114"/>
      <text:p text:style-name="P113">In react we cannot just link with href. We have to import link for that.</text:p>
      <text:p text:style-name="P53"><text:span text:style-name="T69">import</text:span><text:span text:style-name="T155"> { </text:span><text:span text:style-name="T82">BrowserRouter</text:span><text:span text:style-name="T155">, </text:span><text:span text:style-name="T82">Route</text:span><text:span text:style-name="T155">, </text:span><text:span text:style-name="T82">Link</text:span><text:span text:style-name="T155"> } </text:span><text:span text:style-name="T69">from</text:span><text:span text:style-name="T155"> </text:span><text:span text:style-name="T97">"react-router-dom"</text:span><text:span text:style-name="T155">;</text:span></text:p>
      <text:p text:style-name="P115">To use this link:</text:p>
      <text:p text:style-name="P5"><text:span text:style-name="T141">&lt;</text:span><text:span text:style-name="T105">header</text:span><text:span text:style-name="T141">&gt;</text:span></text:p>
      <text:p text:style-name="P3"><text:span text:style-name="T141">&lt;</text:span><text:span text:style-name="T120">Link</text:span> <text:span text:style-name="T74">to</text:span>=<text:span text:style-name="T92">"/"</text:span><text:span text:style-name="T141">&gt;</text:span>Home<text:span text:style-name="T141">&lt;/</text:span><text:span text:style-name="T120">Link</text:span><text:span text:style-name="T141">&gt;</text:span></text:p>
      <text:p text:style-name="P3"><text:span text:style-name="T141">&lt;</text:span><text:span text:style-name="T120">Link</text:span> <text:span text:style-name="T74">to</text:span>=<text:span text:style-name="T92">"/profile"</text:span><text:span text:style-name="T141">&gt;</text:span>Profile<text:span text:style-name="T141">&lt;/</text:span><text:span text:style-name="T120">Link</text:span><text:span text:style-name="T141">&gt;</text:span></text:p>
      <text:p text:style-name="P3"><text:span text:style-name="T141">&lt;</text:span><text:span text:style-name="T120">Link</text:span> <text:span text:style-name="T74">to</text:span>=<text:span text:style-name="T92">"/posts"</text:span><text:span text:style-name="T141">&gt;</text:span>Posts<text:span text:style-name="T141">&lt;/</text:span><text:span text:style-name="T120">Link</text:span><text:span text:style-name="T141">&gt;</text:span></text:p>
      <text:p text:style-name="P3"><text:span text:style-name="T141">&lt;/</text:span><text:span text:style-name="T105">header</text:span><text:span text:style-name="T141">&gt;</text:span></text:p>
      <text:p text:style-name="P116"><text:soft-page-break/>With links we have some additional options. We can pass an object within link. The option can be <text:span text:style-name="T158">pathname, hash </text:span><text:span text:style-name="T168">and</text:span><text:span text:style-name="T158"> search</text:span><text:span text:style-name="T167">. </text:span><text:span text:style-name="T159">Pathname </text:span><text:span text:style-name="T168">is actual route. </text:span><text:span text:style-name="T159">Hash </text:span><text:span text:style-name="T168">will add the keyword we specified at the end of every url. </text:span><text:span text:style-name="T159">Search </text:span><text:span text:style-name="T168">is gonna be the query string. </text:span></text:p>
      <text:p text:style-name="P6"><text:span text:style-name="T143">&lt;</text:span><text:span text:style-name="T126">Link</text:span></text:p>
      <text:p text:style-name="P3"><text:span text:style-name="T74">to</text:span>=<text:span text:style-name="T105">{</text:span>{</text:p>
      <text:p text:style-name="P3"><text:span text:style-name="T74">pathname:</text:span> <text:span text:style-name="T92">"/posts"</text:span>,</text:p>
      <text:p text:style-name="P3"><text:span text:style-name="T74">hash:</text:span> <text:span text:style-name="T92">"#saurya"</text:span>,</text:p>
      <text:p text:style-name="P3"><text:span text:style-name="T74">search:</text:span> <text:span text:style-name="T92">"?profile=true"</text:span></text:p>
      <text:p text:style-name="P3">}<text:span text:style-name="T105">}</text:span></text:p>
      <text:p text:style-name="P54">&gt;</text:p>
      <text:p text:style-name="P128"/>
      <text:p text:style-name="P116"><text:span text:style-name="T169">Url in browser will be like this: </text:span><text:span text:style-name="T185">http://localhost:3000/posts?profile=true#saurya</text:span><text:span text:style-name="T168"> </text:span></text:p>
      <text:p text:style-name="P117"><text:span text:style-name="T168">L</text:span><text:span text:style-name="T167">ets add a link of </text:span><text:span text:style-name="T11">Posts</text:span><text:span text:style-name="T167"> inside </text:span><text:span text:style-name="T11">Profile </text:span><text:span text:style-name="T41">component but when we click in that link it should redirect us to <text:s text:c="2"/>…../</text:span><text:span text:style-name="T11">profile/posts </text:span><text:span text:style-name="T41">instead of </text:span><text:span text:style-name="T11">….../posts . </text:span><text:span text:style-name="T41">Lets remember that when we code inside of </text:span><text:span text:style-name="T54">BrowserRouter </text:span><text:span text:style-name="T41">its passing set of options like props which gives all the information about the routes. </text:span><text:span text:style-name="T43">Lets add props in one of our component and see in console what the props carry. </text:span></text:p>
      <text:p text:style-name="P7"><text:span text:style-name="T108">const</text:span><text:span text:style-name="T38"> </text:span><text:span text:style-name="T135">Profile</text:span><text:span text:style-name="T38"> = </text:span><text:span text:style-name="T79">props</text:span><text:span text:style-name="T38"> </text:span><text:span text:style-name="T108">=&gt;</text:span><text:span text:style-name="T38"> {</text:span></text:p>
      <text:p text:style-name="P3"><text:span text:style-name="T120">console</text:span>.<text:span text:style-name="T133">log</text:span>(<text:span text:style-name="T74">props</text:span>);</text:p>
      <text:p text:style-name="P83"/>
      <text:p text:style-name="P117"><text:span text:style-name="T43">We will see information about </text:span><text:span text:style-name="T12">history, location, match </text:span><text:span text:style-name="T43">et</text:span><text:span text:style-name="T44">c and lots of things inside them. </text:span><text:span text:style-name="T41"><text:s/></text:span></text:p>
      <text:p text:style-name="P28"><text:span text:style-name="T105">const</text:span> <text:span text:style-name="T133">Profile</text:span> = <text:span text:style-name="T74">props</text:span> <text:span text:style-name="T105">=&gt;</text:span> {</text:p>
      <text:p text:style-name="P3"><text:span text:style-name="T120">console</text:span>.<text:span text:style-name="T133">log</text:span>(<text:span text:style-name="T74">props</text:span>);</text:p>
      <text:p text:style-name="P3"><text:span text:style-name="T64">return</text:span> (</text:p>
      <text:p text:style-name="P3"><text:span text:style-name="T141">&lt;</text:span><text:span text:style-name="T105">div</text:span><text:span text:style-name="T141">&gt;</text:span></text:p>
      <text:p text:style-name="P3"><text:span text:style-name="T141">&lt;</text:span><text:span text:style-name="T120">Link</text:span></text:p>
      <text:p text:style-name="P3"><text:span text:style-name="T74">to</text:span>=<text:span text:style-name="T105">{</text:span>{</text:p>
      <text:p text:style-name="P3"><text:span text:style-name="T74">pathname:</text:span> <text:span text:style-name="T92">`</text:span><text:span text:style-name="T105">${</text:span><text:span text:style-name="T74">props</text:span>.<text:span text:style-name="T74">match</text:span>.<text:span text:style-name="T74">url</text:span><text:span text:style-name="T105">}</text:span><text:span text:style-name="T92">/posts`</text:span></text:p>
      <text:p text:style-name="P3">}<text:span text:style-name="T105">}</text:span></text:p>
      <text:p text:style-name="P54">&gt;</text:p>
      <text:p text:style-name="P3">Takes me to /profile/post</text:p>
      <text:p text:style-name="P3"><text:span text:style-name="T141">&lt;/</text:span><text:span text:style-name="T120">Link</text:span><text:span text:style-name="T141">&gt;</text:span></text:p>
      <text:p text:style-name="P3"><text:span text:style-name="T141">&lt;/</text:span><text:span text:style-name="T105">div</text:span><text:span text:style-name="T141">&gt;</text:span></text:p>
      <text:p text:style-name="P3">);</text:p>
      <text:p text:style-name="P3">};</text:p>
      <text:p text:style-name="P82"/>
      <text:h text:style-name="P190" text:outline-level="2"/>
      <text:h text:style-name="P198" text:outline-level="2">Params and <text:span text:style-name="T187">Urls</text:span></text:h>
      <text:p text:style-name="P144"/>
      <text:p text:style-name="P126"><text:span text:style-name="T187">L</text:span><text:span text:style-name="T186">ets create a module which listens a specific route and render the data related to that route. </text:span><text:span text:style-name="T188">Create new file </text:span><text:span text:style-name="T17">post_item.js </text:span><text:span text:style-name="T59">which will have post detail of each post. </text:span></text:p>
      <text:p text:style-name="P9"><text:span text:style-name="T68">import</text:span><text:span text:style-name="T59"> </text:span><text:span text:style-name="T81">React</text:span><text:span text:style-name="T59"> </text:span><text:span text:style-name="T68">from</text:span><text:span text:style-name="T59"> </text:span><text:span text:style-name="T96">"react"</text:span><text:span text:style-name="T59">;</text:span></text:p>
      <text:p text:style-name="P57"/>
      <text:p text:style-name="P3"><text:span text:style-name="T105">const</text:span> <text:span text:style-name="T133">Posts</text:span> = () <text:span text:style-name="T105">=&gt;</text:span> {</text:p>
      <text:p text:style-name="P3"><text:span text:style-name="T64">return</text:span> <text:span text:style-name="T141">&lt;</text:span><text:span text:style-name="T105">h1</text:span><text:span text:style-name="T141">&gt;</text:span>Post Detail<text:span text:style-name="T141">&lt;/</text:span><text:span text:style-name="T105">h1</text:span><text:span text:style-name="T141">&gt;</text:span>;</text:p>
      <text:p text:style-name="P3">};</text:p>
      <text:p text:style-name="P57"/>
      <text:p text:style-name="P3"><text:span text:style-name="T64">export</text:span> <text:span text:style-name="T64">default</text:span> <text:span text:style-name="T74">Posts</text:span>;</text:p>
      <text:p text:style-name="P3"/>
      <text:p text:style-name="P58"/>
      <text:p text:style-name="P107"/>
      <text:p text:style-name="P126"><text:span text:style-name="T60">Acquire </text:span><text:span text:style-name="T18">post_item </text:span><text:span text:style-name="T60">in our main component </text:span><text:span text:style-name="T62">App </text:span><text:span text:style-name="T63">and add a route to </text:span><text:span text:style-name="T21">post_item </text:span><text:span text:style-name="T63">as </text:span><text:span text:style-name="T21">post_1</text:span></text:p>
      <text:p text:style-name="P8"><text:span text:style-name="T146">&lt;</text:span><text:span text:style-name="T129">Route</text:span><text:span text:style-name="T19"> </text:span><text:span text:style-name="T85">path</text:span><text:span text:style-name="T19">=</text:span><text:span text:style-name="T100">"/"</text:span><text:span text:style-name="T19"> </text:span><text:span text:style-name="T85">exact</text:span><text:span text:style-name="T19"> </text:span><text:span text:style-name="T85">component</text:span><text:span text:style-name="T19">=</text:span><text:span text:style-name="T112">{</text:span><text:span text:style-name="T85">Home</text:span><text:span text:style-name="T112">}</text:span><text:span text:style-name="T19"> </text:span><text:span text:style-name="T146">/&gt;</text:span></text:p>
      <text:p text:style-name="P3"><text:span text:style-name="T141">&lt;</text:span><text:span text:style-name="T120">Route</text:span> <text:span text:style-name="T74">path</text:span>=<text:span text:style-name="T92">"/profile"</text:span> <text:span text:style-name="T74">component</text:span>=<text:span text:style-name="T105">{</text:span><text:span text:style-name="T74">Profile</text:span><text:span text:style-name="T105">}</text:span> <text:span text:style-name="T141">/&gt;</text:span></text:p>
      <text:p text:style-name="P3"><text:span text:style-name="T141">&lt;</text:span><text:span text:style-name="T120">Route</text:span> <text:span text:style-name="T74">path</text:span>=<text:span text:style-name="T92">"/posts"</text:span> <text:span text:style-name="T74">component</text:span>=<text:span text:style-name="T105">{</text:span><text:span text:style-name="T74">Posts</text:span><text:span text:style-name="T105">}</text:span> <text:span text:style-name="T141">/&gt;</text:span></text:p>
      <text:p text:style-name="P3"><text:span text:style-name="T141">&lt;</text:span><text:span text:style-name="T120">Route</text:span> <text:span text:style-name="T74">path</text:span>=<text:span text:style-name="T92">"/posts/1"</text:span> <text:span text:style-name="T74">component</text:span>=<text:span text:style-name="T105">{</text:span><text:span text:style-name="T74">PostItem</text:span><text:span text:style-name="T105">}</text:span> <text:span text:style-name="T141">/&gt;</text:span></text:p>
      <text:p text:style-name="P120"/>
      <text:p text:style-name="P67"><text:span text:style-name="T190">I</text:span><text:span text:style-name="T189">n </text:span><text:span text:style-name="T20">posts </text:span><text:span text:style-name="T189">component we have</text:span></text:p>
      <text:p text:style-name="P29"><text:span text:style-name="T114">const</text:span><text:span text:style-name="T191"> </text:span><text:span text:style-name="T137">Posts</text:span><text:span text:style-name="T191"> = () </text:span><text:span text:style-name="T114">=&gt;</text:span><text:span text:style-name="T191"> {</text:span></text:p>
      <text:p text:style-name="P3"><text:span text:style-name="T64">return</text:span> (</text:p>
      <text:p text:style-name="P3"><text:span text:style-name="T141">&lt;</text:span><text:span text:style-name="T105">div</text:span><text:span text:style-name="T141">&gt;</text:span></text:p>
      <text:p text:style-name="P3"><text:span text:style-name="T141">&lt;</text:span><text:span text:style-name="T120">Link</text:span> <text:span text:style-name="T74">to</text:span>=<text:span text:style-name="T92">"/posts/1"</text:span><text:span text:style-name="T141">&gt;</text:span>Post 1<text:span text:style-name="T141">&lt;/</text:span><text:span text:style-name="T120">Link</text:span><text:span text:style-name="T141">&gt;</text:span></text:p>
      <text:p text:style-name="P3"><text:span text:style-name="T141">&lt;</text:span><text:span text:style-name="T120">Link</text:span> <text:span text:style-name="T74">to</text:span>=<text:span text:style-name="T92">"/posts/2"</text:span><text:span text:style-name="T141">&gt;</text:span>Post 2<text:span text:style-name="T141">&lt;/</text:span><text:span text:style-name="T120">Link</text:span><text:span text:style-name="T141">&gt;</text:span></text:p>
      <text:p text:style-name="P3"><text:span text:style-name="T141">&lt;</text:span><text:span text:style-name="T120">Link</text:span> <text:span text:style-name="T74">to</text:span>=<text:span text:style-name="T92">"/posts/3"</text:span><text:span text:style-name="T141">&gt;</text:span>Post 3<text:span text:style-name="T141">&lt;/</text:span><text:span text:style-name="T120">Link</text:span><text:span text:style-name="T141">&gt;</text:span></text:p>
      <text:p text:style-name="P3"><text:span text:style-name="T141">&lt;/</text:span><text:span text:style-name="T105">div</text:span><text:span text:style-name="T141">&gt;</text:span></text:p>
      <text:p text:style-name="P3">);</text:p>
      <text:p text:style-name="P3">};</text:p>
      <text:p text:style-name="P121"/>
      <text:p text:style-name="P98">Now we are still getting other post items because parent url <text:span text:style-name="T1">.../posts/ </text:span>is same for all. <text:span text:style-name="T192">So add </text:span><text:span text:style-name="T160">exact </text:span><text:span text:style-name="T192">to the parent url. In our main component:</text:span></text:p>
      <text:p text:style-name="P42"><text:span text:style-name="T141">&lt;</text:span><text:span text:style-name="T120">Route</text:span> <text:span text:style-name="T74">path</text:span>=<text:span text:style-name="T92">"/posts"</text:span> <text:span text:style-name="T74">exact</text:span> <text:span text:style-name="T74">component</text:span>=<text:span text:style-name="T105">{</text:span><text:span text:style-name="T74">Posts</text:span><text:span text:style-name="T105">}</text:span> <text:span text:style-name="T141">/&gt;</text:span></text:p>
      <text:p text:style-name="P98"/>
      <text:p text:style-name="P100">Now we will get rid of other post items.</text:p>
      <text:p text:style-name="P127"><text:span text:style-name="T61">Right now in </text:span><text:span text:style-name="T150">&lt;</text:span><text:span text:style-name="T132">Route</text:span><text:span text:style-name="T156"> </text:span><text:span text:style-name="T83">path</text:span><text:span text:style-name="T156">=</text:span><text:span text:style-name="T98">"/posts/1"</text:span><text:span text:style-name="T156"> </text:span><text:span text:style-name="T83">component</text:span><text:span text:style-name="T156">=</text:span><text:span text:style-name="T115">{</text:span><text:span text:style-name="T83">PostItem</text:span><text:span text:style-name="T115">}</text:span><text:span text:style-name="T156"> </text:span><text:span text:style-name="T150">/&gt;</text:span></text:p>
      <text:p text:style-name="P118">posts/1 <text:span text:style-name="T24">the id is hardcoded. </text:span><text:span text:style-name="T25">In real application this id is gonna be dynamic </text:span><text:span text:style-name="T26">and these are called </text:span><text:span text:style-name="T55">params</text:span><text:span text:style-name="T45">.</text:span></text:p>
      <text:p text:style-name="P99"/>
      <text:p text:style-name="P101"><text:soft-page-break/>We will put colon and whatever we want to listen <text:span text:style-name="T193">&amp; in this case we are gonna listen to id.</text:span></text:p>
      <text:p text:style-name="P43"><text:span text:style-name="T141">&lt;</text:span><text:span text:style-name="T120">Route</text:span> <text:span text:style-name="T74">path</text:span>=<text:span text:style-name="T92">"/posts/:id"</text:span> <text:span text:style-name="T74">component</text:span>=<text:span text:style-name="T105">{</text:span><text:span text:style-name="T74">PostItem</text:span><text:span text:style-name="T105">}</text:span> <text:span text:style-name="T141">/&gt;</text:span></text:p>
      <text:p text:style-name="P101"/>
      <text:p text:style-name="P102">Now after <text:span text:style-name="T1">/posts/ </text:span>it will listen to whatever id we enter in url like <text:span text:style-name="T1">2, 45, </text:span>etc</text:p>
      <text:p text:style-name="P103">Lets assume we also want it to listen to username as well. For this </text:p>
      <text:p text:style-name="P44"><text:span text:style-name="T141">&lt;</text:span><text:span text:style-name="T120">Route</text:span> <text:span text:style-name="T74">path</text:span>=<text:span text:style-name="T92">"/posts/:id/:username"</text:span> <text:span text:style-name="T74">component</text:span>=<text:span text:style-name="T105">{</text:span><text:span text:style-name="T74">PostItem</text:span><text:span text:style-name="T105">}</text:span> <text:span text:style-name="T141">/&gt;</text:span></text:p>
      <text:p text:style-name="P103"/>
      <text:p text:style-name="P135">Now it will listen to <text:span text:style-name="T1">.../</text:span><text:span text:style-name="T22">any random id</text:span><text:span text:style-name="T1">/</text:span><text:span text:style-name="T22">any random username</text:span><text:span text:style-name="T1">/ </text:span><text:span text:style-name="T194">to render </text:span><text:span text:style-name="T2">PostItem</text:span></text:p>
      <text:p text:style-name="P104">Now to make it <text:span text:style-name="T195">specific(non-random)</text:span> value and grab it to a particular <text:span text:style-name="T1">PostItem </text:span>we want. First lets add props in our <text:span text:style-name="T1">PostItem </text:span>component and inside <text:span text:style-name="T23">props.match.params</text:span><text:span text:style-name="T1"> </text:span>we have all the data type we specified like id and username. <text:span text:style-name="T1"><text:s/></text:span></text:p>
      <text:p text:style-name="P105">We have other type of routers like <text:span text:style-name="T158">HashRouter </text:span>and <text:span text:style-name="T158">MemoryRouter. </text:span></text:p>
      <text:p text:style-name="P106">Now like <text:span text:style-name="T158">Link </text:span>we can use <text:span text:style-name="T158">NavLink</text:span>. It has additional options like <text:span text:style-name="T1">activeStyle </text:span>with which we can change property whenever the link is active. <text:span text:style-name="T196">To import:</text:span></text:p>
      <text:p text:style-name="P45"><text:span text:style-name="T64">import</text:span> { <text:span text:style-name="T74">BrowserRouter</text:span>, <text:span text:style-name="T74">Route</text:span>, <text:span text:style-name="T74">Link</text:span>, <text:span text:style-name="T74">NavLink</text:span> } <text:span text:style-name="T64">from</text:span> <text:span text:style-name="T92">"react-router-dom"</text:span>;</text:p>
      <text:p text:style-name="P45"/>
      <text:p text:style-name="P136">To use NavLink:</text:p>
      <text:p text:style-name="P10"><text:span text:style-name="T141">&lt;</text:span><text:span text:style-name="T120">NavLink</text:span></text:p>
      <text:p text:style-name="P3"><text:span text:style-name="T74">to</text:span>=<text:span text:style-name="T92">"/profile"</text:span></text:p>
      <text:p text:style-name="P3"><text:span text:style-name="T74">activeStyle</text:span>=<text:span text:style-name="T105">{</text:span>{ <text:span text:style-name="T74">color:</text:span> <text:span text:style-name="T92">"red"</text:span> }<text:span text:style-name="T105">}</text:span></text:p>
      <text:p text:style-name="P3"><text:span text:style-name="T74">activeClassNa</text:span><text:span text:style-name="T88">m</text:span><text:span text:style-name="T74">e</text:span>=<text:span text:style-name="T92">"selected"</text:span></text:p>
      <text:p text:style-name="P54">&gt;</text:p>
      <text:p text:style-name="P136"/>
      <text:h text:style-name="P191" text:outline-level="2">Router Switch</text:h>
      <text:p text:style-name="P137"/>
      <text:p text:style-name="P138">Switch is a replacement for <text:span text:style-name="T158">exact</text:span><text:span text:style-name="T167">. </text:span><text:span text:style-name="T170">To import:</text:span></text:p>
      <text:p text:style-name="P11"><text:span text:style-name="T72">import</text:span><text:span text:style-name="T198"> { </text:span><text:span text:style-name="T90">BrowserRouter</text:span><text:span text:style-name="T198">, </text:span><text:span text:style-name="T90">Route</text:span><text:span text:style-name="T198">, </text:span><text:span text:style-name="T90">Link</text:span><text:span text:style-name="T198">, </text:span><text:span text:style-name="T90">NavLink</text:span><text:span text:style-name="T198">, </text:span><text:span text:style-name="T90">Switch</text:span><text:span text:style-name="T198"> } </text:span><text:span text:style-name="T72">from</text:span><text:span text:style-name="T198"> </text:span><text:span text:style-name="T104">"react-router-dom"</text:span><text:span text:style-name="T198">;</text:span></text:p>
      <text:p text:style-name="P3"/>
      <text:p text:style-name="P139"><text:span text:style-name="T170">Wrap all the routes inside </text:span><text:span text:style-name="T161">Switch</text:span><text:span text:style-name="T170">. </text:span><text:span text:style-name="T171">Now first we click </text:span><text:span text:style-name="T13">Home </text:span><text:span text:style-name="T46">and when we click profile then we get </text:span><text:span text:style-name="T13">Home. </text:span><text:span text:style-name="T46">This is because </text:span><text:span text:style-name="T13">Switch </text:span><text:span text:style-name="T46">acts like Switch – Case statement. </text:span><text:span text:style-name="T47">So Home matches with ../ and it’s not gonna look for other options. To make this work accurately make more specific options to top and less specific options to bottom. </text:span></text:p>
      <text:p text:style-name="P13"><text:span text:style-name="T141">&lt;</text:span><text:span text:style-name="T120">Switch</text:span><text:span text:style-name="T141">&gt;</text:span></text:p>
      <text:p text:style-name="P3"><text:span text:style-name="T141">&lt;</text:span><text:span text:style-name="T120">Route</text:span> <text:span text:style-name="T74">path</text:span>=<text:span text:style-name="T92">"/posts/:id/:username"</text:span> <text:span text:style-name="T74">component</text:span>=<text:span text:style-name="T105">{</text:span><text:span text:style-name="T74">PostItem</text:span><text:span text:style-name="T105">}</text:span> <text:span text:style-name="T141">/&gt;</text:span></text:p>
      <text:p text:style-name="P3"><text:span text:style-name="T141">&lt;</text:span><text:span text:style-name="T120">Route</text:span> <text:span text:style-name="T74">path</text:span>=<text:span text:style-name="T92">"/posts"</text:span> <text:span text:style-name="T74">component</text:span>=<text:span text:style-name="T105">{</text:span><text:span text:style-name="T74">Posts</text:span><text:span text:style-name="T105">}</text:span> <text:span text:style-name="T141">/&gt;</text:span></text:p>
      <text:p text:style-name="P3"><text:span text:style-name="T141">&lt;</text:span><text:span text:style-name="T120">Route</text:span> <text:span text:style-name="T74">path</text:span>=<text:span text:style-name="T92">"/profile"</text:span> <text:span text:style-name="T74">component</text:span>=<text:span text:style-name="T105">{</text:span><text:span text:style-name="T74">Profile</text:span><text:span text:style-name="T105">}</text:span> <text:span text:style-name="T141">/&gt;</text:span></text:p>
      <text:p text:style-name="P3"><text:span text:style-name="T141">&lt;</text:span><text:span text:style-name="T120">Route</text:span> <text:span text:style-name="T74">path</text:span>=<text:span text:style-name="T92">"/"</text:span> <text:span text:style-name="T74">component</text:span>=<text:span text:style-name="T105">{</text:span><text:span text:style-name="T74">Home</text:span><text:span text:style-name="T105">}</text:span> <text:span text:style-name="T141">/&gt;</text:span></text:p>
      <text:p text:style-name="P3"><text:span text:style-name="T141">&lt;/</text:span><text:span text:style-name="T120">Switch</text:span><text:span text:style-name="T141">&gt;</text:span></text:p>
      <text:p text:style-name="P55"><text:soft-page-break/></text:p>
      <text:h text:style-name="P192" text:outline-level="2">Redirecting Users</text:h>
      <text:p text:style-name="P140"/>
      <text:p text:style-name="P12"><text:span text:style-name="T64">import</text:span> { <text:span text:style-name="T74">Redirect</text:span> } <text:span text:style-name="T64">from</text:span> <text:span text:style-name="T92">"react-router-dom"</text:span>;</text:p>
      <text:p text:style-name="P140"/>
      <text:p text:style-name="P141">Using <text:span text:style-name="T158">Redirect</text:span><text:span text:style-name="T167">:</text:span></text:p>
      <text:p text:style-name="P14"><text:span text:style-name="T142">&lt;</text:span><text:span text:style-name="T125">Switch</text:span><text:span text:style-name="T142">&gt;</text:span></text:p>
      <text:p text:style-name="P48"><text:span text:style-name="T141">&lt;</text:span><text:span text:style-name="T120">Redirect</text:span> <text:span text:style-name="T74">from</text:span>=<text:span text:style-name="T92">"/profile"</text:span> <text:span text:style-name="T74">to</text:span>=<text:span text:style-name="T92">"/home"</text:span> <text:span text:style-name="T141">/&gt;</text:span></text:p>
      <text:p text:style-name="P3"><text:span text:style-name="T141">&lt;</text:span><text:span text:style-name="T120">Route</text:span> <text:span text:style-name="T74">path</text:span>=<text:span text:style-name="T92">"/posts/:id/:username"</text:span> <text:span text:style-name="T74">component</text:span>=<text:span text:style-name="T105">{</text:span><text:span text:style-name="T74">PostItem</text:span><text:span text:style-name="T105">}</text:span> <text:span text:style-name="T141">/&gt;</text:span></text:p>
      <text:p text:style-name="P3"><text:span text:style-name="T141">&lt;</text:span><text:span text:style-name="T120">Route</text:span> <text:span text:style-name="T74">path</text:span>=<text:span text:style-name="T92">"/posts"</text:span> <text:span text:style-name="T74">component</text:span>=<text:span text:style-name="T105">{</text:span><text:span text:style-name="T74">Posts</text:span><text:span text:style-name="T105">}</text:span> <text:span text:style-name="T141">/&gt;</text:span></text:p>
      <text:p text:style-name="P129"/>
      <text:p text:style-name="P141"><text:span text:style-name="T167">Now when we click on </text:span><text:span text:style-name="T11">Profile </text:span><text:span text:style-name="T41">link then it will redirect us to </text:span><text:span text:style-name="T11">Home. </text:span><text:span text:style-name="T48">But when we are inside some route then we can only use </text:span><text:span text:style-name="T56">to</text:span><text:span text:style-name="T48">. </text:span><text:span text:style-name="T49">Inside </text:span><text:span text:style-name="T14">Profile</text:span></text:p>
      <text:p text:style-name="P14"><text:span text:style-name="T147">&lt;</text:span><text:span text:style-name="T113">div</text:span><text:span text:style-name="T147">&gt;</text:span></text:p>
      <text:p text:style-name="P3"><text:span text:style-name="T141">&lt;</text:span><text:span text:style-name="T120">Link</text:span></text:p>
      <text:p text:style-name="P3"><text:span text:style-name="T74">to</text:span>=<text:span text:style-name="T105">{</text:span>{</text:p>
      <text:p text:style-name="P3"><text:span text:style-name="T74">pathname:</text:span> <text:span text:style-name="T92">`</text:span><text:span text:style-name="T105">${</text:span><text:span text:style-name="T74">props</text:span>.<text:span text:style-name="T74">match</text:span>.<text:span text:style-name="T74">url</text:span><text:span text:style-name="T105">}</text:span><text:span text:style-name="T92">/posts`</text:span></text:p>
      <text:p text:style-name="P3">}<text:span text:style-name="T105">}</text:span></text:p>
      <text:p text:style-name="P54">&gt;</text:p>
      <text:p text:style-name="P3">Takes me to /profile/post</text:p>
      <text:p text:style-name="P3"><text:span text:style-name="T141">&lt;/</text:span><text:span text:style-name="T120">Link</text:span><text:span text:style-name="T141">&gt;</text:span></text:p>
      <text:p text:style-name="P47"><text:span text:style-name="T141">&lt;</text:span><text:span text:style-name="T120">Redirect</text:span> <text:span text:style-name="T74">to</text:span>=<text:span text:style-name="T92">"/posts"</text:span> <text:span text:style-name="T141">/&gt;</text:span></text:p>
      <text:p text:style-name="P3"><text:span text:style-name="T141">&lt;/</text:span><text:span text:style-name="T105">div</text:span><text:span text:style-name="T141">&gt;</text:span></text:p>
      <text:p text:style-name="P122"/>
      <text:p text:style-name="P68"><text:span text:style-name="T172">N</text:span><text:span text:style-name="T167">ormally we use this for different context like when a user clicked profile but not authorized. </text:span><text:span text:style-name="T173">We can use similar functionality and execute whenever our conditions met.</text:span></text:p>
      <text:p text:style-name="P30"><text:span text:style-name="T117">const</text:span><text:span text:style-name="T199"> </text:span><text:span text:style-name="T139">Profile</text:span><text:span text:style-name="T199"> = </text:span><text:span text:style-name="T91">props</text:span><text:span text:style-name="T199"> </text:span><text:span text:style-name="T117">=&gt;</text:span><text:span text:style-name="T199"> {</text:span></text:p>
      <text:p text:style-name="P47"><text:span text:style-name="T105">const</text:span> <text:span text:style-name="T133">redir</text:span> = () <text:span text:style-name="T105">=&gt;</text:span> <text:span text:style-name="T74">props</text:span>.<text:span text:style-name="T74">history</text:span>.<text:span text:style-name="T133">push</text:span>(<text:span text:style-name="T92">"/"</text:span>);</text:p>
      <text:p text:style-name="P3"><text:span text:style-name="T64">return</text:span> (</text:p>
      <text:p text:style-name="P3"><text:span text:style-name="T141">&lt;</text:span><text:span text:style-name="T105">div</text:span><text:span text:style-name="T141">&gt;</text:span></text:p>
      <text:p text:style-name="P3"><text:span text:style-name="T141">&lt;</text:span><text:span text:style-name="T120">Link</text:span></text:p>
      <text:p text:style-name="P3"><text:span text:style-name="T74">to</text:span>=<text:span text:style-name="T105">{</text:span>{</text:p>
      <text:p text:style-name="P3"><text:span text:style-name="T74">pathname:</text:span> <text:span text:style-name="T92">`</text:span><text:span text:style-name="T105">${</text:span><text:span text:style-name="T74">props</text:span>.<text:span text:style-name="T74">match</text:span>.<text:span text:style-name="T74">url</text:span><text:span text:style-name="T105">}</text:span><text:span text:style-name="T92">/posts`</text:span></text:p>
      <text:p text:style-name="P3">}<text:span text:style-name="T105">}</text:span></text:p>
      <text:p text:style-name="P54">&gt;</text:p>
      <text:p text:style-name="P3">Takes me to /profile/post</text:p>
      <text:p text:style-name="P3"><text:span text:style-name="T141">&lt;/</text:span><text:span text:style-name="T120">Link</text:span><text:span text:style-name="T141">&gt;</text:span></text:p>
      <text:p text:style-name="P46"><text:span text:style-name="T105">{</text:span><text:span text:style-name="T133">redir</text:span>()<text:span text:style-name="T105">}</text:span></text:p>
      <text:p text:style-name="P3"><text:span text:style-name="T141">&lt;/</text:span><text:span text:style-name="T105">div</text:span><text:span text:style-name="T141">&gt;</text:span></text:p>
      <text:p text:style-name="P3">);</text:p>
      <text:p text:style-name="P3">};</text:p>
      <text:p text:style-name="P84"/>
      <text:h text:style-name="P193" text:outline-level="2"><text:soft-page-break/>404 Page</text:h>
      <text:p text:style-name="P142"/>
      <text:p text:style-name="P143">To implement 404 we put 404 route at end of switch but ../ will interfere because it already matched again. So again add <text:span text:style-name="T1">exact </text:span><text:span text:style-name="T24">for home route and implement 404 route as:</text:span></text:p>
      <text:p text:style-name="P15"><text:span text:style-name="T151">&lt;</text:span><text:span text:style-name="T122">Route</text:span><text:span text:style-name="T24"> </text:span><text:span text:style-name="T75">path</text:span><text:span text:style-name="T24">=</text:span><text:span text:style-name="T93">"/"</text:span><text:span text:style-name="T24"> </text:span><text:span text:style-name="T75">exact</text:span><text:span text:style-name="T24"> </text:span><text:span text:style-name="T75">component</text:span><text:span text:style-name="T24">=</text:span><text:span text:style-name="T109">{</text:span><text:span text:style-name="T75">Home</text:span><text:span text:style-name="T109">}</text:span><text:span text:style-name="T24"> </text:span><text:span text:style-name="T151">/&gt;</text:span></text:p>
      <text:p text:style-name="P3"><text:span text:style-name="T141">&lt;</text:span><text:span text:style-name="T120">Route</text:span> <text:span text:style-name="T74">render</text:span>=<text:span text:style-name="T105">{</text:span>() <text:span text:style-name="T105">=&gt;</text:span> <text:span text:style-name="T141">&lt;</text:span><text:span text:style-name="T105">h2</text:span><text:span text:style-name="T141">&gt;</text:span>404 Page not found!!!<text:span text:style-name="T141">&lt;/</text:span><text:span text:style-name="T105">h2</text:span><text:span text:style-name="T141">&gt;</text:span><text:span text:style-name="T105">}</text:span> <text:span text:style-name="T141">/&gt;</text:span></text:p>
      <text:p text:style-name="P3"><text:span text:style-name="T141">&lt;/</text:span><text:span text:style-name="T120">Switch</text:span><text:span text:style-name="T141">&gt;</text:span></text:p>
      <text:p text:style-name="P69"/>
      <text:p text:style-name="P70">If we want to render to specific component when a user is not finding:</text:p>
      <text:p text:style-name="P16"><text:span text:style-name="T151">&lt;</text:span><text:span text:style-name="T122">Route</text:span><text:span text:style-name="T24"> </text:span><text:span text:style-name="T75">component</text:span><text:span text:style-name="T24">=</text:span><text:span text:style-name="T109">{</text:span><text:span text:style-name="T75">Posts</text:span><text:span text:style-name="T109">}</text:span><text:span text:style-name="T24"> </text:span><text:span text:style-name="T151">/&gt;</text:span></text:p>
      <text:p text:style-name="P70"/>
      <text:h text:style-name="P194" text:outline-level="2">React Lifecycles</text:h>
      <text:p text:style-name="P145"/>
      <text:p text:style-name="P146">Lots of thing happening before we render something. <text:span text:style-name="T201">React does everything in steps. </text:span></text:p>
      <text:list xml:id="list1701730064" text:style-name="L1">
        <text:list-item>
          <text:p text:style-name="P180">Get Default Props</text:p>
        </text:list-item>
        <text:list-item>
          <text:p text:style-name="P180">Set Default State</text:p>
        </text:list-item>
        <text:list-item>
          <text:p text:style-name="P181">Before Render: <text:span text:style-name="T162">componentWillMount()</text:span><text:span text:style-name="T174">,</text:span></text:p>
        </text:list-item>
        <text:list-item>
          <text:p text:style-name="P182">componentWillUpdate()</text:p>
        </text:list-item>
        <text:list-item>
          <text:p text:style-name="P183">Render Method</text:p>
        </text:list-item>
        <text:list-item>
          <text:p text:style-name="P182">componentDidUpdate()</text:p>
        </text:list-item>
        <text:list-item>
          <text:p text:style-name="P183">After Render: <text:span text:style-name="T158">componentDidMount()</text:span></text:p>
        </text:list-item>
      </text:list>
      <text:p text:style-name="P71">When we change or update the state <text:span text:style-name="T1">componentWillMount() </text:span>and <text:span text:style-name="T1">componentDidMount() </text:span>will not run. They will just run once. Rather <text:span text:style-name="T1">componentWillUpdate(), render(), componentDidUpdate() </text:span>will run consecutively. </text:p>
      <text:p text:style-name="P71"><text:span text:style-name="T202">Another method is </text:span><text:span text:style-name="T163">s</text:span><text:span text:style-name="T165">hould</text:span><text:span text:style-name="T163">C</text:span><text:span text:style-name="T165">omponentUpdate(). </text:span><text:span text:style-name="T175">We can use this to check the changes of the props and the state. </text:span><text:span text:style-name="T176">It will return either true of false. It will receive two arguments </text:span><text:span text:style-name="T164">nextProps </text:span><text:span text:style-name="T176">&amp; </text:span><text:span text:style-name="T164">nextState</text:span><text:span text:style-name="T176">. </text:span></text:p>
      <text:p text:style-name="P72"><text:span text:style-name="T167">Lets make a clickable </text:span><text:span text:style-name="T11">div </text:span><text:span text:style-name="T167">to change the state and return either true or false in </text:span><text:span text:style-name="T11">componentShouldUpdate </text:span><text:span text:style-name="T167">to check the result. </text:span></text:p>
      <text:p text:style-name="P31"><text:span text:style-name="T144">&lt;</text:span><text:span text:style-name="T118">div</text:span></text:p>
      <text:p text:style-name="P3"><text:span text:style-name="T74">onClick</text:span>=<text:span text:style-name="T105">{</text:span>() <text:span text:style-name="T105">=&gt;</text:span></text:p>
      <text:p text:style-name="P3"><text:span text:style-name="T105">this</text:span>.<text:span text:style-name="T133">setState</text:span>({</text:p>
      <text:p text:style-name="P3"><text:span text:style-name="T74">title:</text:span> <text:span text:style-name="T92">"This is changed message."</text:span></text:p>
      <text:p text:style-name="P3">})</text:p>
      <text:p text:style-name="P54"/>
      <text:p text:style-name="P85"/>
      <text:p text:style-name="P73"><text:soft-page-break/><text:span text:style-name="T177">B</text:span><text:span text:style-name="T167">efore the render method:</text:span></text:p>
      <text:p text:style-name="P32"><text:span text:style-name="T138">shouldComponentUpdate</text:span><text:span text:style-name="T197">(</text:span><text:span text:style-name="T89">nextProps</text:span><text:span text:style-name="T197">, </text:span><text:span text:style-name="T89">nextState</text:span><text:span text:style-name="T197">) {</text:span></text:p>
      <text:p text:style-name="P3"><text:span text:style-name="T120">console</text:span>.<text:span text:style-name="T133">log</text:span>(<text:span text:style-name="T74">nextState</text:span>);</text:p>
      <text:p text:style-name="P3"><text:span text:style-name="T64">return</text:span> <text:span text:style-name="T105">true</text:span>;</text:p>
      <text:p text:style-name="P3">}</text:p>
      <text:p text:style-name="P86"/>
      <text:p text:style-name="P74"><text:span text:style-name="T167">Now when we click the div console will return </text:span><text:span text:style-name="T11">“this is changed message” </text:span><text:span text:style-name="T167">and also shown in browser. However when we return </text:span><text:span text:style-name="T11">false </text:span><text:span text:style-name="T167">then console will return the new message but new message is not shown in browser because it is prevented to be updated</text:span><text:span text:style-name="T178">(re-rendered)</text:span><text:span text:style-name="T167">.</text:span></text:p>
      <text:p text:style-name="P88">Now lets add condition to update the state.</text:p>
      <text:p text:style-name="P33"><text:span text:style-name="T138">shouldComponentUpdate</text:span><text:span text:style-name="T197">(</text:span><text:span text:style-name="T89">nextProps</text:span><text:span text:style-name="T197">, </text:span><text:span text:style-name="T89">nextState</text:span><text:span text:style-name="T197">) {</text:span></text:p>
      <text:p text:style-name="P3"><text:span text:style-name="T64">if</text:span> (<text:span text:style-name="T74">nextState</text:span>.<text:span text:style-name="T74">title</text:span> === <text:span text:style-name="T92">"This is changed message."</text:span>) {</text:p>
      <text:p text:style-name="P3"><text:span text:style-name="T64">return</text:span> <text:span text:style-name="T105">false</text:span>;</text:p>
      <text:p text:style-name="P3">}</text:p>
      <text:p text:style-name="P57"/>
      <text:p text:style-name="P3"><text:span text:style-name="T64">return</text:span> <text:span text:style-name="T105">true</text:span>;</text:p>
      <text:p text:style-name="P3">}</text:p>
      <text:p text:style-name="P87"><text:s/></text:p>
      <text:p text:style-name="P147">Another method is <text:span text:style-name="T158">componentWillReceiveProps(). </text:span><text:span text:style-name="T179">It gets called when parent component is sending new props. </text:span></text:p>
      <text:p text:style-name="P148"><text:span text:style-name="T179">A</text:span><text:span text:style-name="T167">nother method is </text:span><text:span text:style-name="T158">componentWillUnmount()</text:span><text:span text:style-name="T167">. </text:span><text:span text:style-name="T180">It gets called when we go out of that component. For example we are in </text:span><text:span text:style-name="T15">posts </text:span><text:span text:style-name="T50">component and we clicked </text:span><text:span text:style-name="T15">profile, </text:span><text:span text:style-name="T50">then </text:span><text:span text:style-name="T15">posts </text:span><text:span text:style-name="T50">will unmount. It will be helpful to run take actions when user is logged out etc.</text:span></text:p>
      <text:p text:style-name="P89"/>
      <text:h text:style-name="P195" text:outline-level="2">Pure Components</text:h>
      <text:p text:style-name="P149"/>
      <text:p text:style-name="P150">Normally when we change the state, whatever the new state is, it will re-render. However in larger project this can cause overload. So in pure components, it will check the previous state and next state and if there is no change in new state it will not render just like the previous example of <text:span text:style-name="T158">shouldComponentUpdate(). </text:span><text:span text:style-name="T167">In this case the condition is not hard-coded. </text:span><text:span text:style-name="T181">Pure Component can be declared like this:</text:span></text:p>
      <text:p text:style-name="P17"><text:span text:style-name="T119">class</text:span><text:span text:style-name="T200"> </text:span><text:span text:style-name="T127">LifeCycles</text:span><text:span text:style-name="T200"> </text:span><text:span text:style-name="T119">extends</text:span><text:span text:style-name="T200"> </text:span><text:span text:style-name="T127">PureComponent</text:span><text:span text:style-name="T200"> {</text:span></text:p>
      <text:p text:style-name="P131"/>
      <text:p text:style-name="P131"/>
      <text:h text:style-name="P199" text:outline-level="2">Returning Arrays in React</text:h>
      <text:p text:style-name="P151"/>
      <text:p text:style-name="P152">As for latest version of React we are allowed to directly <text:span text:style-name="T203">return</text:span> arrays <text:span text:style-name="T203">in render</text:span>.</text:p>
      <text:p text:style-name="P64">Old Way:</text:p>
      <text:p text:style-name="P18"><text:span text:style-name="T105">const</text:span> <text:span text:style-name="T133">Posts</text:span> = () <text:span text:style-name="T105">=&gt;</text:span> {</text:p>
      <text:p text:style-name="P3"><text:span text:style-name="T105">const</text:span> <text:span text:style-name="T74">ids</text:span> = [</text:p>
      <text:p text:style-name="P3">{ <text:span text:style-name="T74">id:</text:span> <text:span text:style-name="T204">1</text:span>, <text:span text:style-name="T74">name:</text:span> <text:span text:style-name="T92">"Post 1"</text:span> },</text:p>
      <text:p text:style-name="P3">{ <text:span text:style-name="T74">id:</text:span> <text:span text:style-name="T204">2</text:span>, <text:span text:style-name="T74">name:</text:span> <text:span text:style-name="T92">"Post 2"</text:span> },</text:p>
      <text:p text:style-name="P3">{ <text:span text:style-name="T74">id:</text:span> <text:span text:style-name="T204">3</text:span>, <text:span text:style-name="T74">name:</text:span> <text:span text:style-name="T92">"Post 3"</text:span> },</text:p>
      <text:p text:style-name="P3">{ <text:span text:style-name="T74">id:</text:span> <text:span text:style-name="T204">4</text:span>, <text:span text:style-name="T74">name:</text:span> <text:span text:style-name="T92">"Post 4"</text:span> }</text:p>
      <text:p text:style-name="P3">];</text:p>
      <text:p text:style-name="P57"/>
      <text:p text:style-name="P3"><text:span text:style-name="T105">const</text:span> <text:span text:style-name="T74">eachId</text:span> = <text:span text:style-name="T74">ids</text:span>.<text:span text:style-name="T133">map</text:span>(<text:span text:style-name="T74">item</text:span> <text:span text:style-name="T105">=&gt;</text:span> {</text:p>
      <text:p text:style-name="P3"><text:span text:style-name="T64">return</text:span> (</text:p>
      <text:p text:style-name="P3"><text:span text:style-name="T141">&lt;</text:span><text:span text:style-name="T120">Link</text:span> <text:span text:style-name="T74">key</text:span>=<text:span text:style-name="T105">{</text:span><text:span text:style-name="T74">item</text:span>.<text:span text:style-name="T74">id</text:span><text:span text:style-name="T105">}</text:span> <text:span text:style-name="T74">to</text:span>=<text:span text:style-name="T105">{</text:span><text:span text:style-name="T74">item</text:span>.<text:span text:style-name="T74">id</text:span><text:span text:style-name="T105">}</text:span><text:span text:style-name="T141">&gt;</text:span></text:p>
      <text:p text:style-name="P3"><text:span text:style-name="T105">{</text:span><text:span text:style-name="T74">item</text:span>.<text:span text:style-name="T74">name</text:span><text:span text:style-name="T105">}</text:span></text:p>
      <text:p text:style-name="P3"><text:span text:style-name="T141">&lt;/</text:span><text:span text:style-name="T120">Link</text:span><text:span text:style-name="T141">&gt;</text:span></text:p>
      <text:p text:style-name="P3">);</text:p>
      <text:p text:style-name="P3">});</text:p>
      <text:p text:style-name="P57"/>
      <text:p text:style-name="P3"><text:span text:style-name="T64">return</text:span> <text:span text:style-name="T141">&lt;</text:span><text:span text:style-name="T105">div</text:span><text:span text:style-name="T141">&gt;</text:span><text:span text:style-name="T105">{</text:span><text:span text:style-name="T74">eachId</text:span><text:span text:style-name="T105">}</text:span><text:span text:style-name="T141">&lt;/</text:span><text:span text:style-name="T105">div</text:span><text:span text:style-name="T141">&gt;</text:span>;</text:p>
      <text:p text:style-name="P3">};</text:p>
      <text:p text:style-name="P130"/>
      <text:p text:style-name="P64">New Way:</text:p>
      <text:p text:style-name="P64"/>
      <text:p text:style-name="P19"><text:span text:style-name="T105">const</text:span> <text:span text:style-name="T133">Posts</text:span> = () <text:span text:style-name="T105">=&gt;</text:span> {</text:p>
      <text:p text:style-name="P3"><text:span text:style-name="T105">const</text:span> <text:span text:style-name="T74">ids</text:span> = [</text:p>
      <text:p text:style-name="P3">{ <text:span text:style-name="T74">id:</text:span> <text:span text:style-name="T204">1</text:span>, <text:span text:style-name="T74">name:</text:span> <text:span text:style-name="T92">"Post 1"</text:span> },</text:p>
      <text:p text:style-name="P3">{ <text:span text:style-name="T74">id:</text:span> <text:span text:style-name="T204">2</text:span>, <text:span text:style-name="T74">name:</text:span> <text:span text:style-name="T92">"Post 2"</text:span> },</text:p>
      <text:p text:style-name="P3">{ <text:span text:style-name="T74">id:</text:span> <text:span text:style-name="T204">3</text:span>, <text:span text:style-name="T74">name:</text:span> <text:span text:style-name="T92">"Post 3"</text:span> },</text:p>
      <text:p text:style-name="P3">{ <text:span text:style-name="T74">id:</text:span> <text:span text:style-name="T204">4</text:span>, <text:span text:style-name="T74">name:</text:span> <text:span text:style-name="T92">"Post 4"</text:span> }</text:p>
      <text:p text:style-name="P3">];</text:p>
      <text:p text:style-name="P57"/>
      <text:p text:style-name="P3"><text:span text:style-name="T64">return</text:span> (</text:p>
      <text:p text:style-name="P48"><text:span text:style-name="T141">&lt;</text:span><text:span text:style-name="T105">div</text:span><text:span text:style-name="T141">&gt;</text:span></text:p>
      <text:p text:style-name="P48"><text:span text:style-name="T105">{</text:span><text:span text:style-name="T74">ids</text:span>.<text:span text:style-name="T133">map</text:span>(<text:span text:style-name="T74">item</text:span> <text:span text:style-name="T105">=&gt;</text:span> {</text:p>
      <text:p text:style-name="P48"><text:span text:style-name="T64">return</text:span> (</text:p>
      <text:p text:style-name="P48"><text:span text:style-name="T141">&lt;</text:span><text:span text:style-name="T120">Link</text:span> <text:span text:style-name="T74">key</text:span>=<text:span text:style-name="T105">{</text:span><text:span text:style-name="T74">item</text:span>.<text:span text:style-name="T74">id</text:span><text:span text:style-name="T105">}</text:span> <text:span text:style-name="T74">to</text:span>=<text:span text:style-name="T105">{</text:span><text:span text:style-name="T74">item</text:span>.<text:span text:style-name="T74">id</text:span><text:span text:style-name="T105">}</text:span><text:span text:style-name="T141">&gt;</text:span></text:p>
      <text:p text:style-name="P48"><text:span text:style-name="T105">{</text:span><text:span text:style-name="T74">item</text:span>.<text:span text:style-name="T74">name</text:span><text:span text:style-name="T105">}</text:span></text:p>
      <text:p text:style-name="P48"><text:span text:style-name="T141">&lt;/</text:span><text:span text:style-name="T120">Link</text:span><text:span text:style-name="T141">&gt;</text:span></text:p>
      <text:p text:style-name="P48">);</text:p>
      <text:p text:style-name="P3">})<text:span text:style-name="T105">}</text:span></text:p>
      <text:p text:style-name="P153"><text:soft-page-break/>In <text:span text:style-name="T1">Simple Functional Component</text:span> there should be return statement to give out<text:span text:style-name="T208">p</text:span>ut. As I remember we didn’t nee<text:span text:style-name="T209">d</text:span> return in <text:span text:style-name="T1">Class Component.</text:span></text:p>
      <text:p text:style-name="P154">With <text:span text:style-name="T158">React 16 </text:span><text:span text:style-name="T167">we could return </text:span><text:span text:style-name="T16">JSX</text:span><text:span text:style-name="T182"> or </text:span><text:span text:style-name="T16">String </text:span><text:span text:style-name="T182">as an </text:span><text:span text:style-name="T167">array like:</text:span></text:p>
      <text:p text:style-name="P20"><text:span text:style-name="T71">return</text:span><text:span text:style-name="T197"> (</text:span></text:p>
      <text:p text:style-name="P3"><text:span text:style-name="T141">&lt;</text:span><text:span text:style-name="T105">div</text:span><text:span text:style-name="T141">&gt;</text:span>Hello<text:span text:style-name="T141">&lt;/</text:span><text:span text:style-name="T105">div</text:span><text:span text:style-name="T141">&gt;</text:span>,</text:p>
      <text:p text:style-name="P3"><text:span text:style-name="T141">&lt;</text:span><text:span text:style-name="T105">div</text:span><text:span text:style-name="T141">&gt;</text:span>I am<text:span text:style-name="T141">&lt;/</text:span><text:span text:style-name="T105">div</text:span><text:span text:style-name="T141">&gt;</text:span>,</text:p>
      <text:p text:style-name="P3"><text:span text:style-name="T141">&lt;</text:span><text:span text:style-name="T105">div</text:span><text:span text:style-name="T141">&gt;</text:span>React<text:span text:style-name="T141">&lt;/</text:span><text:span text:style-name="T105">div</text:span><text:span text:style-name="T141">&gt;</text:span></text:p>
      <text:p text:style-name="P3">);</text:p>
      <text:p text:style-name="P132"/>
      <text:p text:style-name="P65">Or,</text:p>
      <text:p text:style-name="P20"><text:span text:style-name="T71">return</text:span><text:span text:style-name="T197"> </text:span><text:span text:style-name="T103">"hello"</text:span><text:span text:style-name="T197">, </text:span><text:span text:style-name="T103">"I am"</text:span><text:span text:style-name="T197">, </text:span><text:span text:style-name="T103">"a react app"</text:span><text:span text:style-name="T197">;</text:span></text:p>
      <text:p text:style-name="P132"/>
      <text:h text:style-name="P196" text:outline-level="2"/>
      <text:h text:style-name="P200" text:outline-level="2">High Order Components</text:h>
      <text:p text:style-name="P155"/>
      <text:p text:style-name="P156">One way of using it is to make a template type and pass the contents as a children. <text:span text:style-name="T210">Lets make a </text:span><text:span text:style-name="T57">Card </text:span><text:span text:style-name="T51">component as a high order component. </text:span><text:span text:style-name="T52">Normally we create all HOC’s in different folder.</text:span></text:p>
      <text:p text:style-name="P21"><text:span text:style-name="T67">import</text:span><text:span text:style-name="T39"> </text:span><text:span text:style-name="T80">React</text:span><text:span text:style-name="T39"> </text:span><text:span text:style-name="T67">from</text:span><text:span text:style-name="T39"> </text:span><text:span text:style-name="T95">"react"</text:span><text:span text:style-name="T39">;</text:span></text:p>
      <text:p text:style-name="P57"/>
      <text:p text:style-name="P3"><text:span text:style-name="T105">const</text:span> <text:span text:style-name="T133">Card</text:span> = <text:span text:style-name="T74">props</text:span> <text:span text:style-name="T105">=&gt;</text:span> {</text:p>
      <text:p text:style-name="P3"><text:span text:style-name="T105">const</text:span> <text:span text:style-name="T74">style</text:span> = { <text:span text:style-name="T74">background:</text:span> <text:span text:style-name="T92">"lightgrey"</text:span> };</text:p>
      <text:p text:style-name="P57"/>
      <text:p text:style-name="P3"><text:span text:style-name="T64">return</text:span> <text:span text:style-name="T141">&lt;</text:span><text:span text:style-name="T105">div</text:span> <text:span text:style-name="T74">style</text:span>=<text:span text:style-name="T105">{</text:span><text:span text:style-name="T74">style</text:span><text:span text:style-name="T105">}</text:span><text:span text:style-name="T141">&gt;</text:span><text:span text:style-name="T105">{</text:span><text:span text:style-name="T74">props</text:span>.<text:span text:style-name="T74">children</text:span><text:span text:style-name="T105">}</text:span><text:span text:style-name="T141">&lt;/</text:span><text:span text:style-name="T105">div</text:span><text:span text:style-name="T141">&gt;</text:span>;</text:p>
      <text:p text:style-name="P3">};</text:p>
      <text:p text:style-name="P57"/>
      <text:p text:style-name="P3"><text:span text:style-name="T64">export</text:span> <text:span text:style-name="T64">default</text:span> <text:span text:style-name="T74">Card</text:span>;</text:p>
      <text:p text:style-name="P3"/>
      <text:p text:style-name="P157"><text:span text:style-name="T41">Now we can use </text:span><text:span text:style-name="T54">Card </text:span><text:span text:style-name="T53">as a parent of </text:span><text:span text:style-name="T58">Profile</text:span><text:span text:style-name="T54"> </text:span><text:span text:style-name="T41">as:</text:span></text:p>
      <text:p text:style-name="P22"><text:span text:style-name="T66">import</text:span><text:span text:style-name="T36"> </text:span><text:span text:style-name="T78">Card</text:span><text:span text:style-name="T36"> </text:span><text:span text:style-name="T66">from</text:span><text:span text:style-name="T36"> </text:span><text:span text:style-name="T94">"../hoc/card"</text:span><text:span text:style-name="T36">;</text:span></text:p>
      <text:p text:style-name="P3"/>
      <text:p text:style-name="P22"><text:span text:style-name="T106">const</text:span><text:span text:style-name="T36"> </text:span><text:span text:style-name="T134">Profile</text:span><text:span text:style-name="T36"> = </text:span><text:span text:style-name="T78">props</text:span><text:span text:style-name="T36"> </text:span><text:span text:style-name="T106">=&gt;</text:span><text:span text:style-name="T36"> {</text:span></text:p>
      <text:p text:style-name="P3"><text:span text:style-name="T64">return</text:span> (</text:p>
      <text:p text:style-name="P3"><text:span text:style-name="T141">&lt;</text:span><text:span text:style-name="T120">Card</text:span><text:span text:style-name="T141">&gt;</text:span></text:p>
      <text:p text:style-name="P3"><text:span text:style-name="T141">&lt;</text:span><text:span text:style-name="T120">Link</text:span></text:p>
      <text:p text:style-name="P3"><text:span text:style-name="T74">to</text:span>=<text:span text:style-name="T105">{</text:span>{</text:p>
      <text:p text:style-name="P3"><text:span text:style-name="T74">pathname:</text:span> <text:span text:style-name="T92">`</text:span><text:span text:style-name="T105">${</text:span><text:span text:style-name="T74">props</text:span>.<text:span text:style-name="T74">match</text:span>.<text:span text:style-name="T74">url</text:span><text:span text:style-name="T105">}</text:span><text:span text:style-name="T92">/posts`</text:span></text:p>
      <text:p text:style-name="P3">}<text:span text:style-name="T105">}</text:span></text:p>
      <text:p text:style-name="P54">&gt;</text:p>
      <text:p text:style-name="P3">Takes me to /profile/post</text:p>
      <text:p text:style-name="P3"><text:span text:style-name="T141">&lt;/</text:span><text:span text:style-name="T120">Link</text:span><text:span text:style-name="T141">&gt;</text:span></text:p>
      <text:p text:style-name="P3"><text:span text:style-name="T141">&lt;/</text:span><text:span text:style-name="T120">Card</text:span><text:span text:style-name="T141">&gt;</text:span></text:p>
      <text:p text:style-name="P3">);</text:p>
      <text:p text:style-name="P3"/>
      <text:p text:style-name="P158">Now we can use <text:span text:style-name="T1">Card </text:span><text:span text:style-name="T24">as a parent of any component which has a styling property of card like backgorund being lightgrey. This is the very basic </text:span><text:span text:style-name="T27">way</text:span><text:span text:style-name="T24"> of </text:span><text:span text:style-name="T27">using</text:span><text:span text:style-name="T24"> HOC. </text:span><text:span text:style-name="T27">Lets make a different way of using HOC. </text:span></text:p>
      <text:p text:style-name="P78"/>
      <text:p text:style-name="P171"><text:span text:style-name="T27">L</text:span><text:span text:style-name="T24">ets pretend the profile section needs authentication. </text:span><text:span text:style-name="T28">Create new file inside </text:span><text:span text:style-name="T3">hoc </text:span><text:span text:style-name="T28">folder named </text:span><text:span text:style-name="T3">auth.jsx</text:span></text:p>
      <text:p text:style-name="P23"><text:span text:style-name="T73">import</text:span><text:span text:style-name="T3"> </text:span><text:span text:style-name="T86">React</text:span><text:span text:style-name="T3"> </text:span><text:span text:style-name="T73">from</text:span><text:span text:style-name="T3"> </text:span><text:span text:style-name="T101">"react"</text:span><text:span text:style-name="T3">;</text:span></text:p>
      <text:p text:style-name="P57"/>
      <text:p text:style-name="P3"><text:span text:style-name="T105">const</text:span> <text:span text:style-name="T133">Auth</text:span> = <text:span text:style-name="T74">props</text:span> <text:span text:style-name="T105">=&gt;</text:span> {</text:p>
      <text:p text:style-name="P3"><text:span text:style-name="T105">const</text:span> <text:span text:style-name="T74">pass</text:span> = <text:span text:style-name="T92">"hesoyam"</text:span>;</text:p>
      <text:p text:style-name="P3"><text:span text:style-name="T64">if</text:span> (<text:span text:style-name="T74">pass</text:span> !== <text:span text:style-name="T92">"hesoyam"</text:span>) {</text:p>
      <text:p text:style-name="P3"><text:span text:style-name="T64">return</text:span> <text:span text:style-name="T141">&lt;</text:span><text:span text:style-name="T105">h3</text:span><text:span text:style-name="T141">&gt;</text:span>You are not allowed<text:span text:style-name="T141">&lt;/</text:span><text:span text:style-name="T105">h3</text:span><text:span text:style-name="T141">&gt;</text:span>;</text:p>
      <text:p text:style-name="P3">} <text:span text:style-name="T64">else</text:span> {</text:p>
      <text:p text:style-name="P3"><text:span text:style-name="T64">return</text:span> <text:span text:style-name="T74">props</text:span>.<text:span text:style-name="T74">children</text:span>;</text:p>
      <text:p text:style-name="P3">}</text:p>
      <text:p text:style-name="P3">};</text:p>
      <text:p text:style-name="P57"/>
      <text:p text:style-name="P3"><text:span text:style-name="T64">export</text:span> <text:span text:style-name="T64">default</text:span> <text:span text:style-name="T74">Auth</text:span>;</text:p>
      <text:p text:style-name="P49"/>
      <text:p text:style-name="P3"/>
      <text:p text:style-name="P75">Use <text:span text:style-name="T1">Auth </text:span>in profile as:</text:p>
      <text:p text:style-name="P34"><text:span text:style-name="T64">import</text:span> <text:span text:style-name="T74">Auth</text:span> <text:span text:style-name="T64">from</text:span> <text:span text:style-name="T92">"../hoc/auth"</text:span>;</text:p>
      <text:p text:style-name="P3"/>
      <text:p text:style-name="P76">Inside <text:span text:style-name="T1">return:</text:span></text:p>
      <text:p text:style-name="P35"><text:span text:style-name="T141">&lt;</text:span><text:span text:style-name="T120">Auth</text:span><text:span text:style-name="T141">&gt;</text:span></text:p>
      <text:p text:style-name="P3"><text:span text:style-name="T141">&lt;</text:span><text:span text:style-name="T120">Card</text:span><text:span text:style-name="T141">&gt;</text:span></text:p>
      <text:p text:style-name="P3"><text:span text:style-name="T141">&lt;</text:span><text:span text:style-name="T120">Link</text:span></text:p>
      <text:p text:style-name="P3"><text:span text:style-name="T74">to</text:span>=<text:span text:style-name="T105">{</text:span>{</text:p>
      <text:p text:style-name="P3"><text:span text:style-name="T74">pathname:</text:span> <text:span text:style-name="T92">`</text:span><text:span text:style-name="T105">${</text:span><text:span text:style-name="T74">props</text:span>.<text:span text:style-name="T74">match</text:span>.<text:span text:style-name="T74">url</text:span><text:span text:style-name="T105">}</text:span><text:span text:style-name="T92">/posts`</text:span></text:p>
      <text:p text:style-name="P3">}<text:span text:style-name="T105">}</text:span></text:p>
      <text:p text:style-name="P54">&gt;</text:p>
      <text:p text:style-name="P3">Takes me to /profile/post</text:p>
      <text:p text:style-name="P3"><text:span text:style-name="T141">&lt;/</text:span><text:span text:style-name="T120">Link</text:span><text:span text:style-name="T141">&gt;</text:span></text:p>
      <text:p text:style-name="P3"><text:span text:style-name="T141">&lt;/</text:span><text:span text:style-name="T120">Card</text:span><text:span text:style-name="T141">&gt;</text:span></text:p>
      <text:p text:style-name="P3"><text:span text:style-name="T141">&lt;/</text:span><text:span text:style-name="T120">Auth</text:span><text:span text:style-name="T141">&gt;</text:span></text:p>
      <text:p text:style-name="P76"/>
      <text:p text:style-name="P108">Another Way of doing:</text:p>
      <text:p text:style-name="P77">Lets make <text:span text:style-name="T158">userHoc </text:span><text:span text:style-name="T167">which wraps </text:span><text:span text:style-name="T158">user </text:span><text:span text:style-name="T167">component. </text:span><text:span text:style-name="T183">It looks weird but is very useful. </text:span></text:p>
      <text:p text:style-name="P159"><text:span text:style-name="T183">T</text:span><text:span text:style-name="T167">his will be continued……………………………………………………………………………………...</text:span></text:p>
      <text:h text:style-name="P201" text:outline-level="2">React Transition</text:h>
      <text:p text:style-name="P160"/>
      <text:p text:style-name="P161">We start with starter template <text:span text:style-name="T211">with</text:span> components called <text:span text:style-name="T158">TransitionComp, C</text:span><text:span text:style-name="T166">SS</text:span><text:span text:style-name="T158">Transition </text:span><text:span text:style-name="T167">and </text:span><text:span text:style-name="T158">Tgroup()</text:span></text:p>
      <text:p text:style-name="P123">TransitionComp <text:span text:style-name="T24">and</text:span> CSSTransition <text:span text:style-name="T24">are simple functional components right now. In </text:span>Tgroup <text:span text:style-name="T24">we have buttons to add and remove element in a div with random number inside.</text:span></text:p>
      <text:p text:style-name="P123"><text:span text:style-name="T24">Inside </text:span>Transition.js,<text:span text:style-name="T24"> </text:span><text:span text:style-name="T29">the div will show and hide according to true or false in the state.</text:span></text:p>
      <text:p text:style-name="P50"><text:span text:style-name="T65">import</text:span><text:span text:style-name="T24"> </text:span><text:span text:style-name="T75">React</text:span><text:span text:style-name="T24">, { </text:span><text:span text:style-name="T75">Component</text:span><text:span text:style-name="T24"> } </text:span><text:span text:style-name="T65">from</text:span><text:span text:style-name="T24"> </text:span><text:span text:style-name="T93">"react"</text:span><text:span text:style-name="T24">;</text:span></text:p>
      <text:p text:style-name="P3"><text:span text:style-name="T64">import</text:span> <text:span text:style-name="T92">"../css/App.css"</text:span>;</text:p>
      <text:p text:style-name="P57"/>
      <text:p text:style-name="P3"><text:span text:style-name="T105">class</text:span> <text:span text:style-name="T120">TransitionComp</text:span> <text:span text:style-name="T105">extends</text:span> <text:span text:style-name="T120">Component</text:span> {</text:p>
      <text:p text:style-name="P3"><text:span text:style-name="T74">state</text:span> = {</text:p>
      <text:p text:style-name="P3"><text:span text:style-name="T74">show:</text:span> <text:span text:style-name="T105">false</text:span></text:p>
      <text:p text:style-name="P3">};</text:p>
      <text:p text:style-name="P3"><text:span text:style-name="T133">render</text:span>() {</text:p>
      <text:p text:style-name="P3"><text:span text:style-name="T64">return</text:span> (</text:p>
      <text:p text:style-name="P3"><text:span text:style-name="T141">&lt;</text:span><text:span text:style-name="T105">div</text:span><text:span text:style-name="T141">&gt;</text:span></text:p>
      <text:p text:style-name="P3"><text:span text:style-name="T105">{this</text:span>.<text:span text:style-name="T74">state</text:span>.<text:span text:style-name="T74">show</text:span> ? (</text:p>
      <text:p text:style-name="P3"><text:span text:style-name="T141">&lt;</text:span><text:span text:style-name="T105">div</text:span> <text:span text:style-name="T74">style</text:span>=<text:span text:style-name="T105">{</text:span>{ <text:span text:style-name="T74">background:</text:span> <text:span text:style-name="T92">"red"</text:span>, <text:span text:style-name="T74">height:</text:span> <text:span text:style-name="T92">"100px"</text:span> }<text:span text:style-name="T105">}</text:span> <text:span text:style-name="T141">/&gt;</text:span></text:p>
      <text:p text:style-name="P3">) : <text:span text:style-name="T105">null}</text:span></text:p>
      <text:p text:style-name="P3"><text:span text:style-name="T141">&lt;/</text:span><text:span text:style-name="T105">div</text:span><text:span text:style-name="T141">&gt;</text:span></text:p>
      <text:p text:style-name="P3">);</text:p>
      <text:p text:style-name="P3">}</text:p>
      <text:p text:style-name="P3">}</text:p>
      <text:p text:style-name="P57"/>
      <text:p text:style-name="P3"><text:span text:style-name="T64">export</text:span> <text:span text:style-name="T64">default</text:span> <text:span text:style-name="T74">TransitionComp</text:span>;</text:p>
      <text:p text:style-name="P3"/>
      <text:p text:style-name="P90">Now create a button and function to toggle the state between true and false. </text:p>
      <text:p text:style-name="P51"><text:span text:style-name="T151">&lt;</text:span><text:span text:style-name="T109">button</text:span><text:span text:style-name="T24"> </text:span><text:span text:style-name="T75">className</text:span><text:span text:style-name="T24">=</text:span><text:span text:style-name="T93">"btn btn-primary showDiv"</text:span><text:span text:style-name="T24"> </text:span><text:span text:style-name="T75">onClick</text:span><text:span text:style-name="T24">=</text:span><text:span text:style-name="T109">{this</text:span><text:span text:style-name="T24">.</text:span><text:span text:style-name="T75">showDiv</text:span><text:span text:style-name="T109">}</text:span><text:span text:style-name="T151">&gt;</text:span></text:p>
      <text:p text:style-name="P3">Show or Hide</text:p>
      <text:p text:style-name="P3"><text:span text:style-name="T141">&lt;/</text:span><text:span text:style-name="T105">button</text:span><text:span text:style-name="T141">&gt;</text:span></text:p>
      <text:p text:style-name="P90"/>
      <text:p text:style-name="P124"><text:span text:style-name="T24">Create a </text:span>showDiv <text:span text:style-name="T24">function to toggle the state.</text:span></text:p>
      <text:p text:style-name="P52"><text:span text:style-name="T136">showDiv</text:span><text:span text:style-name="T24"> = () </text:span><text:span text:style-name="T109">=&gt;</text:span><text:span text:style-name="T24"> {</text:span></text:p>
      <text:p text:style-name="P3"><text:span text:style-name="T105">this</text:span>.<text:span text:style-name="T133">setState</text:span>({</text:p>
      <text:p text:style-name="P3"><text:span text:style-name="T74">show:</text:span> !<text:span text:style-name="T105">this</text:span>.<text:span text:style-name="T74">state</text:span>.<text:span text:style-name="T74">show</text:span> ? <text:span text:style-name="T105">true</text:span> : <text:span text:style-name="T105">false</text:span></text:p>
      <text:p text:style-name="P3">});</text:p>
      <text:p text:style-name="P3">};</text:p>
      <text:p text:style-name="P91"/>
      <text:p text:style-name="P125"><text:span text:style-name="T24">Now we want to add a nice transition &amp; for this we have to install dependencies. </text:span><text:span text:style-name="T30">In terminal:</text:span></text:p>
      <text:p text:style-name="P162">npm install react-transition-group –save</text:p>
      <text:p text:style-name="P164"><text:soft-page-break/><text:span text:style-name="T212">Now import this as: </text:span><text:span text:style-name="T69">import</text:span><text:span text:style-name="T155"> </text:span><text:span text:style-name="T82">Transition</text:span><text:span text:style-name="T155"> </text:span><text:span text:style-name="T69">from</text:span><text:span text:style-name="T155"> </text:span><text:span text:style-name="T97">"react-transition-group/Transition"</text:span><text:span text:style-name="T155">;</text:span></text:p>
      <text:p text:style-name="P163">Wrap targeted div inside <text:span text:style-name="T1">Transition </text:span><text:span text:style-name="T24">tag. It uses two main props </text:span><text:span text:style-name="T1">in </text:span><text:span text:style-name="T24">and </text:span><text:span text:style-name="T1">timeout</text:span><text:span text:style-name="T24">. </text:span><text:span text:style-name="T4">in </text:span><text:span text:style-name="T31">is like the state of </text:span><text:span text:style-name="T4">Transition. </text:span><text:span text:style-name="T31">Inside </text:span><text:span text:style-name="T4">Transition </text:span><text:span text:style-name="T31">it will return children only as a function so we should wrap children in curly braces like JS and this function has a state.</text:span></text:p>
      <text:p text:style-name="P24"><text:span text:style-name="T152">&lt;</text:span><text:span text:style-name="T123">Transition</text:span><text:span text:style-name="T31"> </text:span><text:span text:style-name="T76">in</text:span><text:span text:style-name="T31">=</text:span><text:span text:style-name="T110">{this</text:span><text:span text:style-name="T31">.</text:span><text:span text:style-name="T76">state</text:span><text:span text:style-name="T31">.</text:span><text:span text:style-name="T76">show</text:span><text:span text:style-name="T110">}</text:span><text:span text:style-name="T31"> </text:span><text:span text:style-name="T76">timeout</text:span><text:span text:style-name="T31">=</text:span><text:span text:style-name="T110">{</text:span><text:span text:style-name="T205">2000</text:span><text:span text:style-name="T110">}</text:span><text:span text:style-name="T152">&gt;</text:span></text:p>
      <text:p text:style-name="P3"><text:span text:style-name="T105">{</text:span><text:span text:style-name="T74">state</text:span> <text:span text:style-name="T105">=&gt;</text:span> <text:span text:style-name="T141">&lt;</text:span><text:span text:style-name="T105">h1</text:span><text:span text:style-name="T141">&gt;</text:span>Hello<text:span text:style-name="T141">&lt;/</text:span><text:span text:style-name="T105">h1</text:span><text:span text:style-name="T141">&gt;</text:span><text:span text:style-name="T105">}</text:span></text:p>
      <text:p text:style-name="P3"><text:span text:style-name="T141">&lt;/</text:span><text:span text:style-name="T120">Transition</text:span><text:span text:style-name="T141">&gt;</text:span></text:p>
      <text:p text:style-name="P79"/>
      <text:p text:style-name="P163"><text:span text:style-name="T31">Why is state there? We can check by putting </text:span><text:span text:style-name="T4">state </text:span><text:span text:style-name="T31">instead of Hello.</text:span></text:p>
      <text:p text:style-name="P24"><text:span text:style-name="T152">&lt;</text:span><text:span text:style-name="T123">Transition</text:span><text:span text:style-name="T31"> </text:span><text:span text:style-name="T76">in</text:span><text:span text:style-name="T31">=</text:span><text:span text:style-name="T110">{this</text:span><text:span text:style-name="T31">.</text:span><text:span text:style-name="T76">state</text:span><text:span text:style-name="T31">.</text:span><text:span text:style-name="T76">show</text:span><text:span text:style-name="T110">}</text:span><text:span text:style-name="T31"> </text:span><text:span text:style-name="T76">timeout</text:span><text:span text:style-name="T31">=</text:span><text:span text:style-name="T110">{</text:span><text:span text:style-name="T205">2000</text:span><text:span text:style-name="T110">}</text:span><text:span text:style-name="T152">&gt;</text:span></text:p>
      <text:p text:style-name="P3"><text:span text:style-name="T105">{</text:span><text:span text:style-name="T74">state</text:span> <text:span text:style-name="T105">=&gt;</text:span> <text:span text:style-name="T141">&lt;</text:span><text:span text:style-name="T105">h1</text:span><text:span text:style-name="T141">&gt;</text:span><text:span text:style-name="T105">{</text:span><text:span text:style-name="T74">state</text:span><text:span text:style-name="T105">}</text:span><text:span text:style-name="T141">&lt;/</text:span><text:span text:style-name="T105">h1</text:span><text:span text:style-name="T141">&gt;</text:span><text:span text:style-name="T105">}</text:span></text:p>
      <text:p text:style-name="P3"><text:span text:style-name="T141">&lt;/</text:span><text:span text:style-name="T120">Transition</text:span><text:span text:style-name="T141">&gt;</text:span></text:p>
      <text:p text:style-name="P79"/>
      <text:p text:style-name="P163"><text:span text:style-name="T32">Now when we click button it shows </text:span><text:span text:style-name="T5">entering </text:span><text:span text:style-name="T32">and after 2 second </text:span><text:span text:style-name="T5">entered. </text:span><text:span text:style-name="T32">When we click again, </text:span><text:span text:style-name="T5">exiting </text:span><text:span text:style-name="T32">and after 2 second </text:span><text:span text:style-name="T5">exited.</text:span><text:span text:style-name="T31"> </text:span><text:span text:style-name="T33">Now we can do animation according to these states.</text:span></text:p>
      <text:p text:style-name="P24"><text:span text:style-name="T153">&lt;</text:span><text:span text:style-name="T124">Transition</text:span><text:span text:style-name="T33"> </text:span><text:span text:style-name="T77">in</text:span><text:span text:style-name="T33">=</text:span><text:span text:style-name="T111">{this</text:span><text:span text:style-name="T33">.</text:span><text:span text:style-name="T77">state</text:span><text:span text:style-name="T33">.</text:span><text:span text:style-name="T77">show</text:span><text:span text:style-name="T111">}</text:span><text:span text:style-name="T33"> </text:span><text:span text:style-name="T77">timeout</text:span><text:span text:style-name="T33">=</text:span><text:span text:style-name="T111">{</text:span><text:span text:style-name="T206">2000</text:span><text:span text:style-name="T111">}</text:span><text:span text:style-name="T153">&gt;</text:span></text:p>
      <text:p text:style-name="P3"><text:span text:style-name="T105">{</text:span><text:span text:style-name="T74">state</text:span> <text:span text:style-name="T105">=&gt;</text:span> (</text:p>
      <text:p text:style-name="P3"><text:span text:style-name="T141">&lt;</text:span><text:span text:style-name="T105">div</text:span></text:p>
      <text:p text:style-name="P3"><text:span text:style-name="T74">style</text:span>=<text:span text:style-name="T105">{</text:span>{</text:p>
      <text:p text:style-name="P3"><text:span text:style-name="T74">background:</text:span> <text:span text:style-name="T92">"red"</text:span>,</text:p>
      <text:p text:style-name="P3"><text:span text:style-name="T74">height:</text:span> <text:span text:style-name="T92">"100px"</text:span>,</text:p>
      <text:p text:style-name="P3"><text:span text:style-name="T74">transition:</text:span> <text:span text:style-name="T92">"all 2s ease"</text:span>,//<text:span text:style-name="T213">Should be equal to timeout of tag for synchronization</text:span></text:p>
      <text:p text:style-name="P3"><text:span text:style-name="T74">opacity:</text:span> <text:span text:style-name="T74">state</text:span> === <text:span text:style-name="T92">"exited"</text:span> || <text:span text:style-name="T74">state</text:span> === <text:span text:style-name="T92">"exiting"</text:span> ? <text:span text:style-name="T204">0</text:span> : <text:span text:style-name="T204">1</text:span></text:p>
      <text:p text:style-name="P3">}<text:span text:style-name="T105">}</text:span></text:p>
      <text:p text:style-name="P54">&gt;</text:p>
      <text:p text:style-name="P3"><text:span text:style-name="T105">{</text:span><text:span text:style-name="T74">state</text:span><text:span text:style-name="T105">}</text:span></text:p>
      <text:p text:style-name="P3"><text:span text:style-name="T141">&lt;/</text:span><text:span text:style-name="T105">div</text:span><text:span text:style-name="T141">&gt;</text:span></text:p>
      <text:p text:style-name="P3">)<text:span text:style-name="T105">}</text:span></text:p>
      <text:p text:style-name="P3"><text:span text:style-name="T141">&lt;/</text:span><text:span text:style-name="T120">Transition</text:span><text:span text:style-name="T141">&gt;</text:span></text:p>
      <text:p text:style-name="P80"/>
      <text:p text:style-name="P165"><text:span text:style-name="T33">H</text:span><text:span text:style-name="T24">ere when div is hidden, it is occupying space. </text:span><text:span text:style-name="T34">We have two options inside props of </text:span><text:span text:style-name="T6">Transition</text:span></text:p>
      <text:p text:style-name="P109">mountOnEnter <text:span text:style-name="T167">&amp; </text:span>unmountOnExit <text:span text:style-name="T184">which will initialize the div on enter and clear the div on exit.</text:span></text:p>
      <text:p text:style-name="P36"><text:span text:style-name="T145">&lt;</text:span><text:span text:style-name="T128">Transition</text:span></text:p>
      <text:p text:style-name="P3"><text:span text:style-name="T74">in</text:span>=<text:span text:style-name="T105">{this</text:span>.<text:span text:style-name="T74">state</text:span>.<text:span text:style-name="T74">show</text:span><text:span text:style-name="T105">}</text:span></text:p>
      <text:p text:style-name="P3"><text:span text:style-name="T74">timeout</text:span>=<text:span text:style-name="T105">{</text:span><text:span text:style-name="T204">2000</text:span><text:span text:style-name="T105">}</text:span></text:p>
      <text:p text:style-name="P59">mountOnEnter</text:p>
      <text:p text:style-name="P59">unmountOnExit</text:p>
      <text:p text:style-name="P54">&gt;</text:p>
      <text:p text:style-name="P92"/>
      <text:p text:style-name="P93"/>
      <text:p text:style-name="P172"><text:span text:style-name="T184">N</text:span><text:span text:style-name="T167">ow lets avoid inline styling. </text:span></text:p>
      <text:p text:style-name="P37"><text:span text:style-name="T142">&lt;</text:span><text:span text:style-name="T125">Transition</text:span><text:span text:style-name="T197"> </text:span><text:span text:style-name="T89">in</text:span><text:span text:style-name="T197">=</text:span><text:span text:style-name="T116">{this</text:span><text:span text:style-name="T197">.</text:span><text:span text:style-name="T89">state</text:span><text:span text:style-name="T197">.</text:span><text:span text:style-name="T89">show</text:span><text:span text:style-name="T116">}</text:span><text:span text:style-name="T197"> </text:span><text:span text:style-name="T89">timeout</text:span><text:span text:style-name="T197">=</text:span><text:span text:style-name="T116">{</text:span><text:span text:style-name="T207">2000</text:span><text:span text:style-name="T116">}</text:span><text:span text:style-name="T142">&gt;</text:span></text:p>
      <text:p text:style-name="P3"><text:span text:style-name="T105">{</text:span><text:span text:style-name="T74">state</text:span> <text:span text:style-name="T105">=&gt;</text:span> (</text:p>
      <text:p text:style-name="P3"><text:span text:style-name="T141">&lt;</text:span><text:span text:style-name="T105">div</text:span></text:p>
      <text:p text:style-name="P3"><text:span text:style-name="T74">className</text:span>=<text:span text:style-name="T105">{</text:span><text:span text:style-name="T92">`square square-</text:span><text:span text:style-name="T105">${</text:span><text:span text:style-name="T74">state</text:span><text:span text:style-name="T105">}</text:span><text:span text:style-name="T92">`</text:span><text:span text:style-name="T105">}</text:span></text:p>
      <text:p text:style-name="P3"><text:span text:style-name="T141">&gt;</text:span><text:span text:style-name="T105">{</text:span><text:span text:style-name="T92">`square square-</text:span><text:span text:style-name="T105">${</text:span><text:span text:style-name="T74">state</text:span><text:span text:style-name="T105">}</text:span><text:span text:style-name="T92">`</text:span><text:span text:style-name="T105">}</text:span><text:span text:style-name="T141">&lt;/</text:span><text:span text:style-name="T105">div</text:span><text:span text:style-name="T141">&gt;</text:span></text:p>
      <text:p text:style-name="P3">)<text:span text:style-name="T105">}</text:span></text:p>
      <text:p text:style-name="P3"><text:span text:style-name="T141">&lt;/</text:span><text:span text:style-name="T120">Transition</text:span><text:span text:style-name="T141">&gt;</text:span></text:p>
      <text:p text:style-name="P94"/>
      <text:p text:style-name="P110"><text:span text:style-name="T167">Lets add styles to </text:span><text:span text:style-name="T11">App.css</text:span><text:span text:style-name="T167">:</text:span></text:p>
      <text:p text:style-name="P38"><text:span text:style-name="T215">.square</text:span><text:span text:style-name="T197"> {</text:span></text:p>
      <text:p text:style-name="P3"><text:span text:style-name="T74">background</text:span>: <text:span text:style-name="T92">red</text:span>;</text:p>
      <text:p text:style-name="P3"><text:span text:style-name="T74">height</text:span>: <text:span text:style-name="T204">100px</text:span>;</text:p>
      <text:p text:style-name="P3"><text:span text:style-name="T74">opacity</text:span>: <text:span text:style-name="T204">1</text:span>;</text:p>
      <text:p text:style-name="P3"><text:span text:style-name="T74">transition</text:span>: <text:span text:style-name="T92">all</text:span> <text:span text:style-name="T204">2s</text:span> <text:span text:style-name="T92">ease</text:span>;</text:p>
      <text:p text:style-name="P3">}</text:p>
      <text:p text:style-name="P57"/>
      <text:p text:style-name="P3"><text:span text:style-name="T214">.square-entering</text:span> {</text:p>
      <text:p text:style-name="P3"><text:span text:style-name="T74">opacity</text:span>: <text:span text:style-name="T204">1</text:span>;</text:p>
      <text:p text:style-name="P3">}</text:p>
      <text:p text:style-name="P57"/>
      <text:p text:style-name="P3"><text:span text:style-name="T214">.square-entered</text:span> {</text:p>
      <text:p text:style-name="P3"><text:span text:style-name="T74">background</text:span>: <text:span text:style-name="T92">blue</text:span>;</text:p>
      <text:p text:style-name="P3"><text:span text:style-name="T74">transform</text:span>: <text:span text:style-name="T133">translateX</text:span>(<text:span text:style-name="T204">0%</text:span>);</text:p>
      <text:p text:style-name="P3">}</text:p>
      <text:p text:style-name="P57"/>
      <text:p text:style-name="P3"><text:span text:style-name="T214">.square-exiting</text:span> {</text:p>
      <text:p text:style-name="P3"><text:span text:style-name="T74">background</text:span>: <text:span text:style-name="T133">rgb</text:span>(<text:span text:style-name="T204">20</text:span>, <text:span text:style-name="T204">145</text:span>, <text:span text:style-name="T204">20</text:span>);</text:p>
      <text:p text:style-name="P3">}</text:p>
      <text:p text:style-name="P57"/>
      <text:p text:style-name="P3"><text:span text:style-name="T214">.square-exited</text:span> {</text:p>
      <text:p text:style-name="P3"><text:span text:style-name="T74">transform</text:span>: <text:span text:style-name="T133">translateX</text:span>(<text:span text:style-name="T204">-100%</text:span>);</text:p>
      <text:p text:style-name="P3"><text:span text:style-name="T74">opacity</text:span>: <text:span text:style-name="T204">0</text:span>;</text:p>
      <text:p text:style-name="P3">}</text:p>
      <text:p text:style-name="P95"/>
      <text:p text:style-name="P111"><text:span text:style-name="T167">We can have more specific usage of </text:span><text:span text:style-name="T11">timeout </text:span><text:span text:style-name="T167">in </text:span><text:span text:style-name="T11">Transition</text:span><text:span text:style-name="T167">:</text:span></text:p>
      <text:p text:style-name="P39"><text:span text:style-name="T142">&lt;</text:span><text:span text:style-name="T125">Transition</text:span></text:p>
      <text:p text:style-name="P3"><text:span text:style-name="T74">in</text:span>=<text:span text:style-name="T105">{this</text:span>.<text:span text:style-name="T74">state</text:span>.<text:span text:style-name="T74">show</text:span><text:span text:style-name="T105">}</text:span></text:p>
      <text:p text:style-name="P3"><text:span text:style-name="T74">timeout</text:span>=<text:span text:style-name="T105">{</text:span>{</text:p>
      <text:p text:style-name="P48"><text:span text:style-name="T74">enter:</text:span> <text:span text:style-name="T204">5000</text:span>,</text:p>
      <text:p text:style-name="P48"><text:span text:style-name="T74">exit:</text:span> <text:span text:style-name="T204">2000</text:span></text:p>
      <text:p text:style-name="P3">}<text:span text:style-name="T105">}</text:span></text:p>
      <text:p text:style-name="P54">&gt;</text:p>
      <text:p text:style-name="P166">5 seconds between <text:span text:style-name="T1">entering </text:span><text:span text:style-name="T24">&amp; </text:span><text:span text:style-name="T1">entered </text:span><text:span text:style-name="T24">and 2 seconds between </text:span><text:span text:style-name="T1">exiting </text:span><text:span text:style-name="T24">&amp; </text:span><text:span text:style-name="T1">exited</text:span><text:span text:style-name="T24">.</text:span></text:p>
      <text:p text:style-name="P96"><text:soft-page-break/>We also have more specific options like: </text:p>
      <text:p text:style-name="P40"><text:span text:style-name="T142">&lt;</text:span><text:span text:style-name="T125">Transition</text:span></text:p>
      <text:p text:style-name="P3"><text:span text:style-name="T74">in</text:span>=<text:span text:style-name="T105">{this</text:span>.<text:span text:style-name="T74">state</text:span>.<text:span text:style-name="T74">show</text:span><text:span text:style-name="T105">}</text:span></text:p>
      <text:p text:style-name="P3"><text:span text:style-name="T74">timeout</text:span>=<text:span text:style-name="T105">{</text:span>{</text:p>
      <text:p text:style-name="P3"><text:span text:style-name="T74">enter:</text:span> <text:span text:style-name="T204">5000</text:span>,</text:p>
      <text:p text:style-name="P3"><text:span text:style-name="T74">exit:</text:span> <text:span text:style-name="T204">2000</text:span></text:p>
      <text:p text:style-name="P3">}<text:span text:style-name="T105">}</text:span></text:p>
      <text:p text:style-name="P48"><text:span text:style-name="T74">enter</text:span>=<text:span text:style-name="T105">{false}</text:span></text:p>
      <text:p text:style-name="P48"><text:span text:style-name="T74">exit</text:span>=<text:span text:style-name="T105">{false}</text:span></text:p>
      <text:p text:style-name="P54">&gt;</text:p>
      <text:p text:style-name="P96"/>
      <text:p text:style-name="P112"><text:span text:style-name="T167">This will skip </text:span><text:span text:style-name="T11">entering </text:span><text:span text:style-name="T167">and </text:span><text:span text:style-name="T11">exiting </text:span><text:span text:style-name="T167">state. Only </text:span><text:span text:style-name="T11">entered </text:span><text:span text:style-name="T167">and </text:span><text:span text:style-name="T11">exited </text:span><text:span text:style-name="T167">state.</text:span></text:p>
      <text:p text:style-name="P97">We can use functions in between the states</text:p>
      <text:p text:style-name="P41"><text:span text:style-name="T142">&lt;</text:span><text:span text:style-name="T125">Transition</text:span></text:p>
      <text:p text:style-name="P3"><text:span text:style-name="T74">in</text:span>=<text:span text:style-name="T105">{this</text:span>.<text:span text:style-name="T74">state</text:span>.<text:span text:style-name="T74">show</text:span><text:span text:style-name="T105">}</text:span></text:p>
      <text:p text:style-name="P3"><text:span text:style-name="T74">timeout</text:span>=<text:span text:style-name="T105">{</text:span><text:span text:style-name="T204">1000</text:span><text:span text:style-name="T105">}</text:span></text:p>
      <text:p text:style-name="P48"><text:span text:style-name="T74">onEnter</text:span>=<text:span text:style-name="T105">{</text:span><text:span text:style-name="T74">node</text:span> <text:span text:style-name="T105">=&gt;</text:span> <text:span text:style-name="T120">console</text:span>.<text:span text:style-name="T133">log</text:span>(<text:span text:style-name="T92">"Entered"</text:span>)<text:span text:style-name="T105">}</text:span></text:p>
      <text:p text:style-name="P48"><text:span text:style-name="T74">onExit</text:span>=<text:span text:style-name="T105">{</text:span><text:span text:style-name="T74">node</text:span> <text:span text:style-name="T105">=&gt;</text:span> <text:span text:style-name="T120">console</text:span>.<text:span text:style-name="T133">log</text:span>(<text:span text:style-name="T92">"Exited"</text:span>)<text:span text:style-name="T105">}</text:span></text:p>
      <text:p text:style-name="P54">&gt;</text:p>
      <text:p text:style-name="P97"/>
      <text:h text:style-name="P197" text:outline-level="2"/>
      <text:h text:style-name="P202" text:outline-level="2">CSS Transition</text:h>
      <text:p text:style-name="P167"/>
      <text:p text:style-name="P168">Lets move to another component <text:span text:style-name="T158">CSSTransition.js </text:span><text:span text:style-name="T167">:</text:span></text:p>
      <text:p text:style-name="P25"><text:span text:style-name="T71">import</text:span><text:span text:style-name="T197"> { </text:span><text:span text:style-name="T89">CSSTransition</text:span><text:span text:style-name="T197"> } </text:span><text:span text:style-name="T71">from</text:span><text:span text:style-name="T197"> </text:span><text:span text:style-name="T103">"react-transition-group"</text:span><text:span text:style-name="T197">;</text:span></text:p>
      <text:p text:style-name="P3"/>
      <text:p text:style-name="P26"><text:span text:style-name="T116">class</text:span><text:span text:style-name="T197"> </text:span><text:span text:style-name="T125">Fade</text:span><text:span text:style-name="T197"> </text:span><text:span text:style-name="T116">extends</text:span><text:span text:style-name="T197"> </text:span><text:span text:style-name="T125">Component</text:span><text:span text:style-name="T197"> {</text:span></text:p>
      <text:p text:style-name="P3"><text:span text:style-name="T74">state</text:span> = {</text:p>
      <text:p text:style-name="P3"><text:span text:style-name="T74">show:</text:span> <text:span text:style-name="T105">true</text:span></text:p>
      <text:p text:style-name="P3">};</text:p>
      <text:p text:style-name="P57"/>
      <text:p text:style-name="P3"><text:span text:style-name="T133">showDiv</text:span> = () <text:span text:style-name="T105">=&gt;</text:span> {</text:p>
      <text:p text:style-name="P3"><text:span text:style-name="T105">this</text:span>.<text:span text:style-name="T133">setState</text:span>({</text:p>
      <text:p text:style-name="P3"><text:span text:style-name="T74">show:</text:span> !<text:span text:style-name="T105">this</text:span>.<text:span text:style-name="T74">state</text:span>.<text:span text:style-name="T74">show</text:span> ? <text:span text:style-name="T105">true</text:span> : <text:span text:style-name="T105">false</text:span></text:p>
      <text:p text:style-name="P3">});</text:p>
      <text:p text:style-name="P3">};</text:p>
      <text:p text:style-name="P57"/>
      <text:p text:style-name="P3"><text:span text:style-name="T133">render</text:span>() {</text:p>
      <text:p text:style-name="P3"><text:span text:style-name="T64">return</text:span> (</text:p>
      <text:p text:style-name="P3"><text:span text:style-name="T141">&lt;</text:span><text:span text:style-name="T105">div</text:span><text:span text:style-name="T141">&gt;</text:span></text:p>
      <text:p text:style-name="P3"><text:span text:style-name="T141">&lt;</text:span><text:span text:style-name="T120">CSSTransition</text:span> <text:span text:style-name="T74">in</text:span>=<text:span text:style-name="T105">{this</text:span>.<text:span text:style-name="T74">state</text:span>.<text:span text:style-name="T74">show</text:span><text:span text:style-name="T105">}</text:span> <text:span text:style-name="T74">timeout</text:span>=<text:span text:style-name="T105">{</text:span><text:span text:style-name="T204">2000</text:span><text:span text:style-name="T105">}</text:span> <text:span text:style-name="T74">classNames</text:span>=<text:span text:style-name="T92">"square"</text:span><text:span text:style-name="T141">&gt;</text:span></text:p>
      <text:p text:style-name="P3"><text:span text:style-name="T141">&lt;</text:span><text:span text:style-name="T105">div</text:span> <text:span text:style-name="T74">className</text:span>=<text:span text:style-name="T105">{</text:span><text:span text:style-name="T92">`square </text:span><text:span text:style-name="T105">${this</text:span>.<text:span text:style-name="T74">state</text:span>.<text:span text:style-name="T74">show</text:span><text:span text:style-name="T105">}</text:span><text:span text:style-name="T92">`</text:span><text:span text:style-name="T105">}</text:span><text:span text:style-name="T141">&gt;</text:span>Hello<text:span text:style-name="T141">&lt;/</text:span><text:span text:style-name="T105">div</text:span><text:span text:style-name="T141">&gt;</text:span></text:p>
      <text:p text:style-name="P3"><text:span text:style-name="T141">&lt;/</text:span><text:span text:style-name="T120">CSSTransition</text:span><text:span text:style-name="T141">&gt;</text:span></text:p>
      <text:p text:style-name="P3"><text:span text:style-name="T141">&lt;</text:span><text:span text:style-name="T105">button</text:span> <text:span text:style-name="T74">className</text:span>=<text:span text:style-name="T92">"btn btn-primary showDiv"</text:span> <text:span text:style-name="T74">onClick</text:span>=<text:span text:style-name="T105">{this</text:span>.<text:span text:style-name="T74">showDiv</text:span><text:span text:style-name="T105">}</text:span><text:span text:style-name="T141">&gt;</text:span></text:p>
      <text:p text:style-name="P3">Show or Hide</text:p>
      <text:p text:style-name="P3"><text:span text:style-name="T141">&lt;/</text:span><text:span text:style-name="T105">button</text:span><text:span text:style-name="T141">&gt;</text:span></text:p>
      <text:p text:style-name="P3"><text:span text:style-name="T141">&lt;/</text:span><text:span text:style-name="T105">div</text:span><text:span text:style-name="T141">&gt;</text:span></text:p>
      <text:p text:style-name="P3">);</text:p>
      <text:p text:style-name="P3">}</text:p>
      <text:p text:style-name="P3">}</text:p>
      <text:p text:style-name="P56"/>
      <text:p text:style-name="Text_20_body"/>
      <text:p text:style-name="P169"><text:span text:style-name="T167">Inside </text:span><text:span text:style-name="T11">CSSTransition tag, </text:span><text:span text:style-name="T41">we have option called </text:span><text:span text:style-name="T54">classNames=”square” </text:span><text:span text:style-name="T41">. Now this will append group of classes of </text:span><text:span text:style-name="T11">square </text:span><text:span text:style-name="T41">like </text:span><text:span text:style-name="T11">&lt;div class="</text:span><text:span text:style-name="T216">square true</text:span><text:span text:style-name="T11"> </text:span><text:span text:style-name="T217">square-enter-done</text:span><text:span text:style-name="T11">"&gt;Hello&lt;/div&gt; . </text:span><text:span text:style-name="T41">Blue classes are classes we assigned in div and Green classes are appended automically by </text:span><text:span text:style-name="T11">CSSTransition. </text:span><text:span text:style-name="T41">This classes will change according to the state.</text:span></text:p>
      <text:h text:style-name="P203" text:outline-level="2">Transitions Group</text:h>
      <text:p text:style-name="P170">In <text:span text:style-name="T1">tgroup.js</text:span><text:span text:style-name="T24">:</text:span></text:p>
      <text:p text:style-name="P27"><text:span text:style-name="T65">import</text:span><text:span text:style-name="T24"> </text:span><text:span text:style-name="T75">React</text:span><text:span text:style-name="T24">, { </text:span><text:span text:style-name="T75">Component</text:span><text:span text:style-name="T24"> } </text:span><text:span text:style-name="T65">from</text:span><text:span text:style-name="T24"> </text:span><text:span text:style-name="T93">"react"</text:span><text:span text:style-name="T24">;</text:span></text:p>
      <text:p text:style-name="P3"><text:span text:style-name="T64">import</text:span> <text:span text:style-name="T92">"../css/App.css"</text:span>;</text:p>
      <text:p text:style-name="P57"/>
      <text:p text:style-name="P3"><text:span text:style-name="T105">class</text:span> <text:span text:style-name="T120">Slide</text:span> <text:span text:style-name="T105">extends</text:span> <text:span text:style-name="T120">Component</text:span> {</text:p>
      <text:p text:style-name="P3"><text:span text:style-name="T74">state</text:span> = {</text:p>
      <text:p text:style-name="P3"><text:span text:style-name="T74">items:</text:span> []</text:p>
      <text:p text:style-name="P3">};</text:p>
      <text:p text:style-name="P57"/>
      <text:p text:style-name="P3"><text:span text:style-name="T133">addElements</text:span>() {</text:p>
      <text:p text:style-name="P3"><text:span text:style-name="T64">return</text:span> <text:span text:style-name="T105">this</text:span>.<text:span text:style-name="T74">state</text:span>.<text:span text:style-name="T74">items</text:span>.<text:span text:style-name="T133">map</text:span>((<text:span text:style-name="T74">item</text:span>, <text:span text:style-name="T74">i</text:span>) <text:span text:style-name="T105">=&gt;</text:span> (</text:p>
      <text:p text:style-name="P3"><text:span text:style-name="T141">&lt;</text:span><text:span text:style-name="T105">div</text:span> <text:span text:style-name="T74">className</text:span>=<text:span text:style-name="T92">"item"</text:span> <text:span text:style-name="T74">key</text:span>=<text:span text:style-name="T105">{</text:span><text:span text:style-name="T74">i</text:span><text:span text:style-name="T105">}</text:span><text:span text:style-name="T141">&gt;</text:span></text:p>
      <text:p text:style-name="P3"><text:span text:style-name="T105">{</text:span><text:span text:style-name="T74">item</text:span><text:span text:style-name="T105">}</text:span></text:p>
      <text:p text:style-name="P3"><text:span text:style-name="T141">&lt;/</text:span><text:span text:style-name="T105">div</text:span><text:span text:style-name="T141">&gt;</text:span></text:p>
      <text:p text:style-name="P3">));</text:p>
      <text:p text:style-name="P3">}</text:p>
      <text:p text:style-name="P57"/>
      <text:p text:style-name="P3"><text:span text:style-name="T133">generateNumber</text:span>() {</text:p>
      <text:p text:style-name="P60">//let random = Math.floor(Math.random() * 100) + 1;</text:p>
      <text:p text:style-name="P3"><text:span text:style-name="T105">let</text:span> <text:span text:style-name="T74">newArray</text:span> = [...<text:span text:style-name="T105">this</text:span>.<text:span text:style-name="T74">state</text:span>.<text:span text:style-name="T74">items</text:span>, <text:span text:style-name="T120">Math</text:span>.<text:span text:style-name="T133">floor</text:span>(<text:span text:style-name="T120">Math</text:span>.<text:span text:style-name="T133">random</text:span>() * <text:span text:style-name="T204">100</text:span>) + <text:span text:style-name="T204">1</text:span>];</text:p>
      <text:p text:style-name="P57"/>
      <text:p text:style-name="P3"><text:span text:style-name="T105">this</text:span>.<text:span text:style-name="T133">setState</text:span>({</text:p>
      <text:p text:style-name="P3"><text:span text:style-name="T74">items:</text:span> <text:span text:style-name="T74">newArray</text:span></text:p>
      <text:p text:style-name="P3">});</text:p>
      <text:p text:style-name="P3">}</text:p>
      <text:p text:style-name="P57"/>
      <text:p text:style-name="P3"><text:span text:style-name="T133">removeNumber</text:span>() {</text:p>
      <text:p text:style-name="P3"><text:span text:style-name="T105">let</text:span> <text:span text:style-name="T74">newArray</text:span> = <text:span text:style-name="T105">this</text:span>.<text:span text:style-name="T74">state</text:span>.<text:span text:style-name="T74">items</text:span>.<text:span text:style-name="T133">slice</text:span>(<text:span text:style-name="T204">0</text:span>, -<text:span text:style-name="T204">1</text:span>);</text:p>
      <text:p text:style-name="P3"><text:span text:style-name="T105">this</text:span>.<text:span text:style-name="T133">setState</text:span>({</text:p>
      <text:p text:style-name="P3"><text:span text:style-name="T74">items:</text:span> <text:span text:style-name="T74">newArray</text:span></text:p>
      <text:p text:style-name="P3">});</text:p>
      <text:p text:style-name="P3">}</text:p>
      <text:p text:style-name="P57"/>
      <text:p text:style-name="P3"><text:span text:style-name="T133">render</text:span>() {</text:p>
      <text:p text:style-name="P3"><text:span text:style-name="T64">return</text:span> (</text:p>
      <text:p text:style-name="P3"><text:span text:style-name="T141">&lt;</text:span><text:span text:style-name="T105">div</text:span><text:span text:style-name="T141">&gt;</text:span></text:p>
      <text:p text:style-name="P48"><text:span text:style-name="T105">{this</text:span>.<text:span text:style-name="T133">addElements</text:span>()<text:span text:style-name="T105">}</text:span></text:p>
      <text:p text:style-name="P57"/>
      <text:p text:style-name="P3"><text:span text:style-name="T141">&lt;</text:span><text:span text:style-name="T105">div</text:span> <text:span text:style-name="T74">className</text:span>=<text:span text:style-name="T92">"btns"</text:span><text:span text:style-name="T141">&gt;</text:span></text:p>
      <text:p text:style-name="P3"><text:span text:style-name="T141">&lt;</text:span><text:span text:style-name="T105">div</text:span> <text:span text:style-name="T74">className</text:span>=<text:span text:style-name="T92">"btn-add"</text:span> <text:span text:style-name="T74">onClick</text:span>=<text:span text:style-name="T105">{</text:span>() <text:span text:style-name="T105">=&gt;</text:span> <text:span text:style-name="T105">this</text:span>.<text:span text:style-name="T133">generateNumber</text:span>()<text:span text:style-name="T105">}</text:span><text:span text:style-name="T141">&gt;</text:span></text:p>
      <text:p text:style-name="P3">Add Elements</text:p>
      <text:p text:style-name="P3"><text:span text:style-name="T141">&lt;/</text:span><text:span text:style-name="T105">div</text:span><text:span text:style-name="T141">&gt;</text:span></text:p>
      <text:p text:style-name="P3"><text:span text:style-name="T141">&lt;</text:span><text:span text:style-name="T105">div</text:span> <text:span text:style-name="T74">className</text:span>=<text:span text:style-name="T92">"btn-remove"</text:span> <text:span text:style-name="T74">onClick</text:span>=<text:span text:style-name="T105">{</text:span>() <text:span text:style-name="T105">=&gt;</text:span> <text:span text:style-name="T105">this</text:span>.<text:span text:style-name="T133">removeNumber</text:span>()<text:span text:style-name="T105">}</text:span><text:span text:style-name="T141">&gt;</text:span></text:p>
      <text:p text:style-name="P3">Remove Elements</text:p>
      <text:p text:style-name="P170"><text:soft-page-break/>It will add new element and append with previous elements when we click <text:span text:style-name="T158">Add Elements </text:span><text:span text:style-name="T167">and delete when we click </text:span><text:span text:style-name="T158">Remove Elements.</text:span></text:p>
      <text:p text:style-name="P133">Main difference of <text:span text:style-name="T1">TransitionsGroup </text:span><text:span text:style-name="T24">from </text:span><text:span text:style-name="T1">Transition </text:span><text:span text:style-name="T24">and </text:span><text:span text:style-name="T1">CSSTransition </text:span><text:span text:style-name="T24">is we use this one to render lists. </text:span></text:p>
      <text:p text:style-name="P134"><text:span text:style-name="T40">To use </text:span><text:span text:style-name="T10">TransitionsGroup </text:span><text:span text:style-name="T40">we have to import :</text:span></text:p>
      <text:p text:style-name="P134"><text:span text:style-name="T70">import</text:span><text:span text:style-name="T157"> { </text:span><text:span text:style-name="T84">CSSTransition</text:span><text:span text:style-name="T157">, </text:span><text:span text:style-name="T84">TransitionGroup</text:span><text:span text:style-name="T157"> } </text:span><text:span text:style-name="T70">from</text:span><text:span text:style-name="T157"> </text:span><text:span text:style-name="T99">"react-transition-group"</text:span><text:span text:style-name="T157">;</text:span></text:p>
      <text:p text:style-name="Text_20_body"><text:span text:style-name="T35">Lets wrap </text:span><text:span text:style-name="T7">this.addElements() </text:span><text:span text:style-name="T35">by </text:span><text:span text:style-name="T7">TransitionGroup</text:span></text:p>
      <text:p text:style-name="P1"><text:span text:style-name="T148">&lt;</text:span><text:span text:style-name="T130">TransitionGroup</text:span><text:span text:style-name="T7"> </text:span><text:span text:style-name="T87">component</text:span><text:span text:style-name="T7">=</text:span><text:span text:style-name="T102">"div"</text:span><text:span text:style-name="T7"> </text:span><text:span text:style-name="T87">className</text:span><text:span text:style-name="T7">=</text:span><text:span text:style-name="T102">"list"</text:span><text:span text:style-name="T148">&gt;</text:span></text:p>
      <text:p text:style-name="P3"><text:span text:style-name="T105">{this</text:span>.<text:span text:style-name="T133">addElements</text:span>()<text:span text:style-name="T105">}</text:span></text:p>
      <text:p text:style-name="P3"><text:span text:style-name="T141">&lt;/</text:span><text:span text:style-name="T120">TransitionGroup</text:span><text:span text:style-name="T141">&gt;</text:span></text:p>
      <text:p text:style-name="P119"/>
      <text:p text:style-name="P81">Now when we click <text:span text:style-name="T1">addElement() </text:span>new element is added with parent div with class name <text:span text:style-name="T1">list </text:span>and child element div with classname <text:span text:style-name="T1">item.</text:span></text:p>
      <text:p text:style-name="P81"><text:span text:style-name="T218">To use CSSTransition in every item, map the array with </text:span><text:span text:style-name="T8">CSSTransition </text:span><text:span text:style-name="T218">tag. </text:span><text:span text:style-name="T7"><text:tab/></text:span></text:p>
      <text:p text:style-name="P174"><text:span text:style-name="T140">addElements</text:span><text:span text:style-name="T7">() {</text:span></text:p>
      <text:p text:style-name="P3"><text:span text:style-name="T64">return</text:span> <text:span text:style-name="T105">this</text:span>.<text:span text:style-name="T74">state</text:span>.<text:span text:style-name="T74">items</text:span>.<text:span text:style-name="T133">map</text:span>((<text:span text:style-name="T74">item</text:span>, <text:span text:style-name="T74">i</text:span>) <text:span text:style-name="T105">=&gt;</text:span> (</text:p>
      <text:p text:style-name="P3"><text:span text:style-name="T141">&lt;</text:span><text:span text:style-name="T120">CSSTransition</text:span> <text:span text:style-name="T74">classNames</text:span>=<text:span text:style-name="T92">"item"</text:span> <text:span text:style-name="T74">timeout</text:span>=<text:span text:style-name="T105">{</text:span><text:span text:style-name="T204">2000</text:span><text:span text:style-name="T105">}</text:span> <text:span text:style-name="T74">key</text:span>=<text:span text:style-name="T105">{</text:span><text:span text:style-name="T74">i</text:span><text:span text:style-name="T105">}</text:span><text:span text:style-name="T141">&gt;</text:span></text:p>
      <text:p text:style-name="P3"><text:span text:style-name="T141">&lt;</text:span><text:span text:style-name="T105">div</text:span> <text:span text:style-name="T74">className</text:span>=<text:span text:style-name="T92">"item"</text:span> <text:span text:style-name="T74">key</text:span>=<text:span text:style-name="T105">{</text:span><text:span text:style-name="T74">i</text:span><text:span text:style-name="T105">}</text:span><text:span text:style-name="T141">&gt;</text:span></text:p>
      <text:p text:style-name="P3"><text:span text:style-name="T105">{</text:span><text:span text:style-name="T74">item</text:span><text:span text:style-name="T105">}</text:span></text:p>
      <text:p text:style-name="P3"><text:span text:style-name="T141">&lt;/</text:span><text:span text:style-name="T105">div</text:span><text:span text:style-name="T141">&gt;</text:span></text:p>
      <text:p text:style-name="P3"><text:span text:style-name="T141">&lt;/</text:span><text:span text:style-name="T120">CSSTransition</text:span><text:span text:style-name="T141">&gt;</text:span></text:p>
      <text:p text:style-name="P3">));</text:p>
      <text:p text:style-name="P3">}</text:p>
      <text:p text:style-name="P81"><text:span text:style-name="T7"/></text:p>
      <text:p text:style-name="P185">Now when we click <text:span text:style-name="T1">Add Elements </text:span>and inspect the element added, then the class will be <text:span text:style-name="T1">item-enter item-enter-active </text:span>and after 2 seconds class will be <text:span text:style-name="T1">item-enter-done. </text:span><text:span text:style-name="T219">To add some classes when entered, we can use </text:span><text:span text:style-name="T9">onEntered </text:span></text:p>
      <text:p text:style-name="P175"><text:span text:style-name="T149">&lt;</text:span><text:span text:style-name="T131">CSSTransition</text:span></text:p>
      <text:p text:style-name="P3"><text:span text:style-name="T74">classNames</text:span>=<text:span text:style-name="T92">"item"</text:span></text:p>
      <text:p text:style-name="P3"><text:span text:style-name="T74">timeout</text:span>=<text:span text:style-name="T105">{</text:span><text:span text:style-name="T204">2000</text:span><text:span text:style-name="T105">}</text:span></text:p>
      <text:p text:style-name="P3"><text:span text:style-name="T74">key</text:span>=<text:span text:style-name="T105">{</text:span><text:span text:style-name="T74">i</text:span><text:span text:style-name="T105">}</text:span></text:p>
      <text:p text:style-name="P48"><text:span text:style-name="T74">onEntered</text:span>=<text:span text:style-name="T105">{</text:span><text:span text:style-name="T74">node</text:span> <text:span text:style-name="T105">=&gt;</text:span> <text:span text:style-name="T74">node</text:span>.<text:span text:style-name="T74">classList</text:span>.<text:span text:style-name="T133">add</text:span>(<text:span text:style-name="T92">"active"</text:span>, <text:span text:style-name="T92">"hawa-class"</text:span>)<text:span text:style-name="T105">}</text:span></text:p>
      <text:p text:style-name="P178">&gt;</text:p>
      <text:p text:style-name="P185"><text:span text:style-name="T9"/></text:p>
      <text:p text:style-name="P186"/>
      <text:p text:style-name="P187">Add CSS to following classes:</text:p>
      <text:p text:style-name="P176"><text:span text:style-name="T214">.item</text:span> {</text:p>
      <text:p text:style-name="P3"><text:span text:style-name="T74">opacity</text:span>: <text:span text:style-name="T204">0</text:span>;</text:p>
      <text:p text:style-name="P3"><text:span text:style-name="T74">transition</text:span>: <text:span text:style-name="T92">all</text:span> <text:span text:style-name="T204">1s</text:span> <text:span text:style-name="T92">ease-in</text:span>;</text:p>
      <text:p text:style-name="P3"><text:span text:style-name="T74">transform</text:span>: <text:span text:style-name="T133">translateX</text:span>(<text:span text:style-name="T204">-100%</text:span>);</text:p>
      <text:p text:style-name="P3">}</text:p>
      <text:p text:style-name="P57"/>
      <text:p text:style-name="P3"><text:span text:style-name="T214">.item.item-enter.item-enter-active</text:span>,</text:p>
      <text:p text:style-name="P3"><text:span text:style-name="T214">.item.item-enter-done.active</text:span> {</text:p>
      <text:p text:style-name="P3"><text:span text:style-name="T74">transform</text:span>: <text:span text:style-name="T133">translateX</text:span>(<text:span text:style-name="T204">0</text:span>);</text:p>
      <text:p text:style-name="P3"><text:span text:style-name="T74">opacity</text:span>: <text:span text:style-name="T204">1</text:span>;</text:p>
      <text:p text:style-name="P3">}</text:p>
      <text:p text:style-name="P3"/>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4T15:14:11.791798122</meta:creation-date>
    <meta:generator>LibreOffice/6.0.6.2$Linux_X86_64 LibreOffice_project/00m0$Build-2</meta:generator>
    <dc:date>2019-05-29T14:57:59.596304890</dc:date>
    <meta:editing-duration>PT22H33M49S</meta:editing-duration>
    <meta:editing-cycles>174</meta:editing-cycles>
    <meta:document-statistic meta:table-count="0" meta:image-count="0" meta:object-count="0" meta:page-count="19" meta:paragraph-count="505" meta:word-count="2648" meta:character-count="17113" meta:non-whitespace-character-count="14946"/>
  </office:meta>
</office:document-meta>
</file>